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+mn-ea1" svg:font-family="+mn-ea"/>
    <style:font-face style:name="Arial" svg:font-family="Arial"/>
    <style:font-face style:name="Consolas1" svg:font-family="Consolas"/>
    <style:font-face style:name="Arial5" svg:font-family="Arial" style:font-family-generic="modern"/>
    <style:font-face style:name="Consolas2" svg:font-family="Consolas" style:font-family-generic="modern"/>
    <style:font-face style:name="Arial3" svg:font-family="Arial" style:font-family-generic="swiss"/>
    <style:font-face style:name="Liberation Sans2" svg:font-family="'Liberation Sans'" style:font-family-generic="swiss"/>
    <style:font-face style:name="Consolas4" svg:font-family="Consolas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onsolas3" svg:font-family="Consolas" style:font-pitch="variable"/>
    <style:font-face style:name="DejaVu Sans1" svg:font-family="'DejaVu Sans'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Arial8" svg:font-family="Arial" style:font-family-generic="modern" style:font-pitch="variable"/>
    <style:font-face style:name="Consolas" svg:font-family="Consolas" style:font-family-generic="modern" style:font-pitch="variable"/>
    <style:font-face style:name="Liberation Sans4" svg:font-family="'Liberation Sans'" style:font-family-generic="modern" style:font-pitch="variable"/>
    <style:font-face style:name="Nachlieli CLM1" svg:font-family="'Nachlieli CLM'" style:font-family-generic="modern" style:font-pitch="variable"/>
    <style:font-face style:name="Arial4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3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abic Typesetting" svg:font-family="'Arabic Typesetting'" style:font-family-generic="script" style:font-pitch="variable"/>
    <style:font-face style:name="Arial7" svg:font-family="Arial" style:font-family-generic="script" style:font-pitch="variable"/>
    <style:font-face style:name="Arial2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Nachlieli CLM2" svg:font-family="'Nachlieli CLM'" style:font-family-generic="swiss" style:font-pitch="variable"/>
    <style:font-face style:name="Arial6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style:shrink-to-fit="false" fo:min-height="0cm" fo:min-width="0cm" fo:padding-top="0.381cm" fo:padding-bottom="0.381cm" fo:padding-left="0.508cm" fo:padding-right="0.508cm" fo:wrap-option="no-wrap"/>
      <style:paragraph-properties style:writing-mode="lr-tb"/>
    </style:style>
    <style:style style:name="gr3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no-wrap"/>
      <style:paragraph-properties style:writing-mode="lr-tb"/>
    </style:style>
    <style:style style:name="gr4" style:family="graphic" style:parent-style-name="standard">
      <style:graphic-properties draw:stroke="solid" svg:stroke-width="0.035cm" svg:stroke-color="#000000" draw:stroke-linejoin="round" draw:fill="none" draw:textarea-vertical-align="middle" draw:auto-grow-height="false" draw:fit-to-size="false" style:shrink-to-fit="false" fo:min-height="0cm" fo:min-width="0cm" fo:padding-top="0.381cm" fo:padding-bottom="0.381cm" fo:padding-left="0.508cm" fo:padding-right="0.508cm" fo:wrap-option="no-wrap"/>
    </style:style>
    <style:style style:name="gr5" style:family="graphic" style:parent-style-name="standard">
      <style:graphic-properties draw:stroke="solid" svg:stroke-width="0.035cm" svg:stroke-color="#000000" draw:stroke-linejoin="miter" draw:fill="solid" draw:fill-color="#e9e5dc" draw:opacity="50%" draw:textarea-vertical-align="middle" draw:auto-grow-height="false" draw:fit-to-size="false" style:shrink-to-fit="false" fo:min-height="0cm" fo:min-width="0cm" fo:padding-top="0.381cm" fo:padding-bottom="0.381cm" fo:padding-left="0.508cm" fo:padding-right="0.508cm" fo:wrap-option="no-wrap"/>
    </style:style>
    <style:style style:name="gr6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style:shrink-to-fit="false" fo:min-height="0cm" fo:min-width="0cm" fo:padding-top="0.381cm" fo:padding-bottom="0.381cm" fo:padding-left="0.508cm" fo:padding-right="0.508cm" fo:wrap-option="no-wrap"/>
    </style:style>
    <style:style style:name="gr7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b0350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11" style:family="graphic" style:parent-style-name="standard">
      <style:graphic-properties draw:stroke="none" svg:stroke-width="0.026cm" draw:stroke-linejoin="miter" draw:fill="solid" draw:fill-color="#c0c0c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draw:shadow="visible" draw:shadow-offset-x="0.074cm" draw:shadow-offset-y="0.074cm" draw:shadow-color="#000000" draw:shadow-opacity="40%"/>
    </style:style>
    <style:style style:name="gr12" style:family="graphic" style:parent-style-name="standard">
      <style:graphic-properties draw:stroke="solid" svg:stroke-width="0.035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0%"/>
      <style:paragraph-properties style:writing-mode="lr-tb"/>
    </style:style>
    <style:style style:name="gr13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0%"/>
      <style:paragraph-properties style:writing-mode="lr-tb"/>
    </style:style>
    <style:style style:name="gr14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18" style:family="graphic" style:parent-style-name="standard">
      <style:graphic-properties draw:stroke="dash" draw:stroke-dash="Dashed_20__28_var_29__20_4" svg:stroke-width="0.106cm" svg:stroke-color="#ff0000" draw:fill="none" draw:textarea-vertical-align="top" draw:auto-grow-height="false" fo:min-height="0cm" fo:min-width="9.447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gr19" style:family="graphic" style:parent-style-name="standard">
      <style:graphic-properties draw:stroke="none" svg:stroke-width="0.026cm" draw:stroke-linejoin="miter" draw:fill="solid" draw:fill-color="#c0c0c0" draw:textarea-vertical-align="middle" draw:auto-grow-height="false" draw:fit-to-size="false" style:shrink-to-fit="false" fo:min-height="9.487cm" fo:min-width="2.547cm" fo:padding-top="0.125cm" fo:padding-bottom="0.125cm" fo:padding-left="0.25cm" fo:padding-right="0.25cm" fo:wrap-option="no-wrap" draw:shadow="visible" draw:shadow-offset-x="0.074cm" draw:shadow-offset-y="0.074cm" draw:shadow-color="#000000" draw:shadow-opacity="40%"/>
    </style:style>
    <style:style style:name="gr20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style:shrink-to-fit="false" fo:min-height="0.76cm" fo:min-width="2.887cm" fo:padding-top="0.125cm" fo:padding-bottom="0.125cm" fo:padding-left="0.25cm" fo:padding-right="0.25cm" fo:wrap-option="no-wrap"/>
      <style:paragraph-properties style:writing-mode="lr-tb"/>
    </style:style>
    <style:style style:name="gr21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style:shrink-to-fit="false" fo:min-height="0.76cm" fo:min-width="1.617cm" fo:padding-top="0.125cm" fo:padding-bottom="0.125cm" fo:padding-left="0.25cm" fo:padding-right="0.25cm" fo:wrap-option="no-wrap"/>
      <style:paragraph-properties style:writing-mode="lr-tb"/>
    </style:style>
    <style:style style:name="gr22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1.636cm" fo:min-width="1.184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.635cm" fo:min-width="1.184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cm" fo:min-width="1.184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4.169cm" fo:min-width="1.19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26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1.422cm" fo:min-width="1.19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27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.333cm" fo:min-width="1.19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28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5.1cm" fo:min-width="1.19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29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.902cm" fo:min-width="1.19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30" style:family="graphic" style:parent-style-name="standard">
      <style:graphic-properties draw:stroke="none" svg:stroke-width="0cm" draw:fill="solid" draw:fill-color="#92d050" draw:textarea-vertical-align="top" draw:auto-grow-height="false" draw:fit-to-size="shrink-to-fit" style:shrink-to-fit="true" fo:min-height="2.35cm" fo:min-width="17.298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 style:list-style-name="L7">
      <style:graphic-properties draw:stroke="none" svg:stroke-width="0cm" draw:fill="none" draw:textarea-vertical-align="top" draw:auto-grow-height="false" draw:fit-to-size="shrink-to-fit" style:shrink-to-fit="true" fo:min-height="15.625cm" fo:min-width="8.969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33" style:family="graphic" style:parent-style-name="standard" style:list-style-name="L7">
      <style:graphic-properties draw:stroke="none" svg:stroke-width="0cm" draw:fill="none" draw:textarea-vertical-align="top" draw:auto-grow-height="false" draw:fit-to-size="shrink-to-fit" style:shrink-to-fit="true" fo:min-height="15.625cm" fo:min-width="23.207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5.625cm" fo:min-width="11.565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pr3" style:family="presentation" style:parent-style-name="שקופית_20_כותרת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  <style:paragraph-properties style:writing-mode="lr-tb"/>
    </style:style>
    <style:style style:name="pr4" style:family="presentation" style:parent-style-name="שקופית_20_כותרת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  <style:paragraph-properties style:writing-mode="lr-tb"/>
    </style:style>
    <style:style style:name="pr5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  <style:paragraph-properties style:writing-mode="lr-tb"/>
    </style:style>
    <style:style style:name="pr6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כותרת_20_ותוכן-outline1">
      <style:graphic-properties draw:stroke="none" svg:stroke-width="0cm" draw:fill="none" draw:textarea-vertical-align="middle" draw:auto-grow-height="false" draw:fit-to-size="shrink-to-fit" style:shrink-to-fit="true" fo:min-height="10.798cm" fo:padding-top="0.125cm" fo:padding-bottom="0.125cm" fo:padding-left="0.25cm" fo:padding-right="0.25cm" fo:wrap-option="wrap"/>
      <style:paragraph-properties style:writing-mode="lr-tb"/>
    </style:style>
    <style:style style:name="pr8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  <style:paragraph-properties style:writing-mode="lr-tb"/>
    </style:style>
    <style:style style:name="pr9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  <style:paragraph-properties style:writing-mode="lr-tb"/>
    </style:style>
    <style:style style:name="pr10" style:family="presentation" style:parent-style-name="שני_20_תכנים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  <style:paragraph-properties style:writing-mode="lr-tb"/>
    </style:style>
    <style:style style:name="pr11" style:family="presentation" style:parent-style-name="שני_20_תכנים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שני_20_תכנים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r13" style:family="presentation" style:parent-style-name="שני_20_תכנים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  <style:paragraph-properties style:writing-mode="lr-tb"/>
    </style:style>
    <style:style style:name="pr14" style:family="presentation" style:parent-style-name="שני_20_תכנים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  <style:paragraph-properties style:writing-mode="lr-tb"/>
    </style:style>
    <style:style style:name="pr15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r16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  <style:paragraph-properties style:writing-mode="lr-tb"/>
    </style:style>
    <style:style style:name="pr17" style:family="presentation" style:parent-style-name="שני_20_תכנים-outline1">
      <style:graphic-properties draw:stroke="none" draw:fill="none" fo:min-height="6.365cm"/>
      <style:paragraph-properties style:writing-mode="lr-tb"/>
    </style:style>
    <style:style style:name="pr18" style:family="presentation" style:parent-style-name="כותרת_20_ותוכן-outline1">
      <style:graphic-properties draw:stroke="none" svg:stroke-width="0.026cm" draw:stroke-linejoin="miter" draw:fill="none" draw:textarea-vertical-align="top" draw:auto-grow-height="true" draw:fit-to-size="false" style:shrink-to-fit="false" fo:min-height="15.446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כותרת_20_ותוכן-notes">
      <style:graphic-properties draw:fill-color="#ffffff" fo:min-height="12.792cm"/>
      <style:paragraph-properties style:writing-mode="lr-tb"/>
    </style:style>
    <style:style style:name="pr20" style:family="presentation" style:parent-style-name="כותרת_20_בלבד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21" style:family="presentation" style:parent-style-name="כותרת_20_בלבד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  <style:paragraph-properties style:writing-mode="lr-tb"/>
    </style:style>
    <style:style style:name="pr22" style:family="presentation" style:parent-style-name="כותרת_20_בלבד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  <style:paragraph-properties style:writing-mode="lr-tb"/>
    </style:style>
    <style:style style:name="pr23" style:family="presentation" style:parent-style-name="כותרת_20_ותוכן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r24" style:family="presentation" style:parent-style-name="שקופית_20_כותרת_5f_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pr25" style:family="presentation" style:parent-style-name="שקופית_20_כותרת_5f_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pr26" style:family="presentation" style:parent-style-name="שקופית_20_כותרת_5f_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  <style:paragraph-properties style:writing-mode="lr-tb"/>
    </style:style>
    <style:style style:name="pr27" style:family="presentation" style:parent-style-name="שקופית_20_כותרת_5f_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  <style:paragraph-properties style:writing-mode="lr-tb"/>
    </style:style>
    <style:style style:name="pr28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793cm" fo:padding-top="0.134cm" fo:padding-bottom="0.134cm" fo:padding-left="0.269cm" fo:padding-right="0.269cm" fo:wrap-option="no-wrap"/>
      <style:paragraph-properties style:writing-mode="lr-tb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9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1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.507cm"/>
        </style:tab-stops>
      </style:paragraph-properties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3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style:paragraph-properties fo:margin-top="0cm" fo:margin-bottom="0cm" fo:line-height="100%" fo:text-align="start" style:writing-mode="lr-tb"/>
    </style:style>
    <style:style style:name="P1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7" style:family="paragraph">
      <style:paragraph-properties fo:margin-top="0cm" fo:margin-bottom="0cm" fo:line-height="100%" fo:text-align="start" style:writing-mode="rl-tb"/>
    </style:style>
    <style:style style:name="P18" style:family="paragraph">
      <loext:graphic-properties draw:fill="solid" draw:fill-color="#e9e5dc" draw:opacity="50%"/>
      <style:paragraph-properties fo:text-align="start" style:font-independent-line-spacing="true"/>
      <style:text-properties fo:font-size="24pt"/>
    </style:style>
    <style:style style:name="P19" style:family="paragraph">
      <loext:graphic-properties draw:fill="none"/>
      <style:paragraph-properties fo:text-align="start"/>
      <style:text-properties fo:font-size="18pt"/>
    </style:style>
    <style:style style:name="P20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21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2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4" style:family="paragraph">
      <loext:graphic-properties draw:fill-color="#ffffff"/>
    </style:style>
    <style:style style:name="P25" style:family="paragraph">
      <style:paragraph-properties fo:margin-left="0.728cm" fo:margin-right="0cm" fo:margin-top="0.131cm" fo:margin-bottom="0.212cm" fo:text-align="start" fo:text-indent="-0.727cm">
        <style:tab-stops>
          <style:tab-stop style:position="0cm"/>
        </style:tab-stops>
      </style:paragraph-properties>
    </style:style>
    <style:style style:name="P26" style:family="paragraph">
      <style:paragraph-properties fo:margin-left="0cm" fo:margin-right="0cm" fo:margin-top="0.131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loext:graphic-properties draw:fill="solid" draw:fill-color="#c0c0c0"/>
      <style:paragraph-properties fo:text-align="start" style:font-independent-line-spacing="true"/>
      <style:text-properties fo:font-size="24pt"/>
    </style:style>
    <style:style style:name="P28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29" style:family="paragraph">
      <loext:graphic-properties draw:fill="solid" draw:fill-color="#ffffff"/>
      <style:paragraph-properties fo:margin-top="0cm" fo:margin-bottom="0cm" fo:line-height="100%" fo:text-align="start" style:writing-mode="lr-tb" style:font-independent-line-spacing="true"/>
      <style:text-properties fo:font-size="24pt"/>
    </style:style>
    <style:style style:name="P30" style:family="paragraph">
      <loext:graphic-properties draw:fill="none"/>
      <style:paragraph-properties fo:margin-top="0cm" fo:margin-bottom="0cm" fo:line-height="100%" fo:text-align="start" style:writing-mode="rl-tb" style:font-independent-line-spacing="true"/>
      <style:text-properties fo:font-size="24pt"/>
    </style:style>
    <style:style style:name="P3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24pt"/>
    </style:style>
    <style:style style:name="P32" style:family="paragraph">
      <loext:graphic-properties draw:fill="solid" draw:fill-color="#92d050"/>
      <style:paragraph-properties fo:margin-left="0cm" fo:margin-right="0cm" fo:margin-top="0.205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6pt" fo:hyphenate="false"/>
    </style:style>
    <style:style style:name="P33" style:family="paragraph">
      <style:paragraph-properties fo:margin-left="0cm" fo:margin-right="0cm" fo:margin-top="0.131cm" fo:margin-bottom="0.212cm" fo:line-height="100%" fo:text-align="start" fo:text-indent="0cm" style:punctuation-wrap="hanging" style:writing-mode="lr-tb"/>
      <style:text-properties fo:hyphenate="false"/>
    </style:style>
    <style:style style:name="P34" style:family="paragraph">
      <loext:graphic-properties draw:fill="none"/>
      <style:paragraph-properties fo:margin-left="0cm" fo:margin-right="0cm" fo:margin-top="0.131cm" fo:margin-bottom="0.212cm" fo:line-height="100%" fo:text-align="start" fo:text-indent="0cm" style:punctuation-wrap="hanging" style:writing-mode="lr-tb" style:font-independent-line-spacing="true"/>
      <style:text-properties fo:font-size="12pt" style:font-size-asian="12pt" style:font-size-complex="12pt" fo:hyphenate="false"/>
    </style:style>
    <style:style style:name="P35" style:family="paragraph">
      <loext:graphic-properties draw:fill="none" draw:fill-color="#ffffff"/>
    </style:style>
    <style:style style:name="P36" style:family="paragraph">
      <loext:graphic-properties draw:fill="none"/>
      <style:paragraph-properties fo:margin-left="0cm" fo:margin-right="0cm" fo:margin-top="0.131cm" fo:margin-bottom="0.212cm" fo:line-height="100%" fo:text-align="start" fo:text-indent="0cm" style:punctuation-wrap="hanging" style:writing-mode="lr-tb" style:font-independent-line-spacing="true"/>
      <style:text-properties fo:font-size="26pt" fo:hyphenate="false"/>
    </style:style>
    <style:style style:name="P37" style:family="paragraph">
      <style:paragraph-properties fo:margin-left="0cm" fo:margin-right="0cm" fo:text-indent="0cm"/>
    </style:style>
    <style:style style:name="P38" style:family="paragraph">
      <style:paragraph-properties fo:margin-left="0cm" fo:margin-right="0cm" fo:margin-top="0.205cm" fo:margin-bottom="0.212cm" fo:line-height="100%" fo:text-align="start" fo:text-indent="0cm" style:punctuation-wrap="hanging" style:writing-mode="lr-tb"/>
      <style:text-properties fo:hyphenate="false"/>
    </style:style>
    <style:style style:name="P39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40" style:family="paragraph">
      <loext:graphic-properties draw:fill="none" draw:fill-color="#ffffff"/>
      <style:paragraph-properties fo:margin-top="0cm" fo:margin-bottom="0cm" fo:line-height="100%" fo:text-align="end" style:punctuation-wrap="simple" style:writing-mode="rl-tb" style:font-independent-line-spacing="true"/>
      <style:text-properties fo:font-size="13pt" style:font-size-asian="14pt" style:font-size-complex="14pt"/>
    </style:style>
    <style:style style:name="P41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42" style:family="paragraph">
      <style:paragraph-properties fo:margin-left="0cm" fo:margin-right="0cm" fo:margin-top="0.131cm" fo:margin-bottom="0cm" fo:line-height="100%" fo:text-align="start" fo:text-indent="0cm" style:punctuation-wrap="hanging" style:writing-mode="lr-tb"/>
      <style:text-properties fo:hyphenate="false"/>
    </style:style>
    <style:style style:name="P43" style:family="paragraph">
      <loext:graphic-properties draw:fill="none"/>
      <style:paragraph-properties fo:text-align="start" style:font-independent-line-spacing="true"/>
      <style:text-properties fo:font-size="36pt" style:font-size-asian="36pt" style:font-size-complex="36pt"/>
    </style:style>
    <style:style style:name="P44" style:family="paragraph">
      <loext:graphic-properties draw:fill="none"/>
      <style:paragraph-properties fo:text-align="start" style:font-independent-line-spacing="true"/>
      <style:text-properties fo:font-size="40pt" style:font-size-asian="40pt" style:font-size-complex="40pt"/>
    </style:style>
    <style:style style:name="P45" style:family="paragraph">
      <loext:graphic-properties draw:fill="none"/>
      <style:paragraph-properties fo:margin-left="0cm" fo:margin-right="0cm" fo:margin-top="0.205cm" fo:margin-bottom="0cm" fo:line-height="12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46" style:family="paragraph">
      <loext:graphic-properties draw:fill="none"/>
      <style:paragraph-properties fo:text-align="start" style:font-independent-line-spacing="true"/>
      <style:text-properties fo:font-size="32pt" style:font-size-asian="32pt" style:font-size-complex="32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4" style:family="text">
      <style:text-properties fo:font-variant="normal" fo:text-transform="none" fo:color="#696464" style:text-line-through-style="none" style:text-line-through-type="none" style:text-position="0% 100%" style:font-name="Arial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00ff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990000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onsola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font-variant="normal" fo:text-transform="none" fo:color="#800080" style:text-line-through-style="none" style:text-line-through-type="none" style:text-position="0% 100%" style:font-name="Consola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Consolas1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32pt" style:language-asian="en" style:country-asian="US" style:font-style-asian="normal" style:font-weight-asian="normal" style:font-name-complex="Arial2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800080" style:text-outline="false" style:text-line-through-style="none" style:text-line-through-type="none" style:text-position="0% 100%" style:font-name="Consolas1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32pt" style:language-asian="en" style:country-asian="US" style:font-style-asian="normal" style:font-weight-asian="normal" style:font-name-complex="Arial2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c9211e" style:text-line-through-style="none" style:text-line-through-type="none" style:text-position="0% 100%" style:font-name="Liberation San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6" style:family="text">
      <style:text-properties fo:font-variant="normal" fo:text-transform="none" fo:color="#c9211e" style:text-line-through-style="none" style:text-line-through-type="none" style:text-position="0% 100%" style:font-name="Liberation Sans1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Liberation San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8" style:family="text">
      <style:text-properties fo:font-variant="normal" fo:text-transform="none" fo:color="#0000ff" style:text-line-through-style="none" style:text-line-through-type="none" style:text-position="0% 100%" style:font-name="Consola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9" style:family="text">
      <style:text-properties fo:font-variant="normal" fo:text-transform="none" fo:color="#0000ff" style:text-line-through-style="none" style:text-line-through-type="none" style:text-position="0% 100%" style:font-name="Consolas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onsolas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onsolas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24" style:family="text">
      <style:text-properties fo:font-variant="normal" fo:text-transform="none" fo:color="#009933" style:text-line-through-style="none" style:text-line-through-type="none" style:text-position="0% 100%" style:font-name="Liberation San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5" style:family="text">
      <style:text-properties fo:font-variant="normal" fo:text-transform="none" fo:color="#6600cc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6" style:family="text">
      <style:text-properties fo:font-variant="normal" fo:text-transform="none" fo:color="#6600cc" style:text-line-through-style="none" style:text-line-through-type="none" style:text-position="0% 100%" style:font-name="Consolas4" fo:font-size="32pt" fo:letter-spacing="normal" fo:font-style="normal" style:text-underline-style="none" fo:font-weight="normal" style:font-size-asian="32pt" style:font-style-asian="normal" style:font-weight-asian="normal" style:font-name-complex="Consolas4" style:font-size-complex="32pt" style:font-style-complex="normal" style:font-weight-complex="normal"/>
    </style:style>
    <style:style style:name="T27" style:family="text">
      <style:text-properties fo:font-variant="normal" fo:text-transform="none" fo:color="#6600cc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name-complex="Consolas4" style:font-size-complex="32pt" style:font-style-complex="normal" style:font-weight-complex="normal"/>
    </style:style>
    <style:style style:name="T28" style:family="text">
      <style:text-properties fo:font-variant="normal" fo:text-transform="none" fo:color="#cc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name-complex="Consolas4" style:font-size-complex="32pt" style:font-style-complex="normal" style:font-weight-complex="normal"/>
    </style:style>
    <style:style style:name="T29" style:family="text">
      <style:text-properties fo:font-variant="normal" fo:text-transform="none" fo:color="#cc0000" style:text-line-through-style="none" style:text-line-through-type="none" style:text-position="0% 100%" style:font-name="Consolas4" fo:font-size="32pt" fo:letter-spacing="normal" fo:font-style="normal" style:text-underline-style="none" fo:font-weight="normal" style:font-size-asian="32pt" style:font-style-asian="normal" style:font-weight-asian="normal" style:font-name-complex="Consolas4" style:font-size-complex="32pt" style:font-style-complex="normal" style:font-weight-complex="normal"/>
    </style:style>
    <style:style style:name="T30" style:family="text">
      <style:text-properties fo:font-variant="normal" fo:text-transform="none" fo:color="#0000ff" style:text-line-through-style="none" style:text-line-through-type="none" style:text-position="0% 100%" style:font-name="Arial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1" style:family="text">
      <style:text-properties fo:font-variant="normal" fo:text-transform="none" fo:color="#0000ff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2" style:family="text">
      <style:text-properties fo:font-variant="normal" fo:text-transform="none" fo:color="#0000ff" style:text-line-through-style="none" style:text-line-through-type="none" style:text-position="0% 100%" style:font-name="Arial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33" style:family="text">
      <style:text-properties fo:font-variant="normal" fo:text-transform="none" fo:color="#0000ff" style:text-line-through-style="none" style:text-line-through-type="none" style:text-position="0% 100%" style:font-name="Arial" fo:font-size="30pt" fo:letter-spacing="normal" fo:font-style="italic" style:text-underline-style="none" fo:font-weight="normal" style:font-size-asian="30pt" style:font-style-asian="italic" style:font-weight-asian="normal" style:font-size-complex="30pt" style:font-style-complex="italic" style:font-weight-complex="normal"/>
    </style:style>
    <style:style style:name="T34" style:family="text">
      <style:text-properties fo:font-variant="normal" fo:text-transform="none" fo:color="#009933" style:text-line-through-style="none" style:text-line-through-type="none" style:text-position="0% 100%" style:font-name="Arial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5" style:family="text">
      <style:text-properties fo:font-variant="normal" fo:text-transform="none" fo:color="#009933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6" style:family="text">
      <style:text-properties fo:font-variant="normal" fo:text-transform="none" fo:color="#009933" style:text-line-through-style="none" style:text-line-through-type="none" style:text-position="0% 100%" style:font-name="Arial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37" style:family="text">
      <style:text-properties fo:font-variant="normal" fo:text-transform="none" fo:color="#009933" style:text-line-through-style="none" style:text-line-through-type="none" style:text-position="0% 100%" style:font-name="Arial" fo:font-size="30pt" fo:letter-spacing="normal" fo:font-style="italic" style:text-underline-style="none" fo:font-weight="normal" style:font-size-asian="30pt" style:font-style-asian="italic" style:font-weight-asian="normal" style:font-size-complex="30pt" style:font-style-complex="italic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9" style:family="text">
      <style:text-properties fo:font-variant="normal" fo:text-transform="none" fo:color="#0000ff" style:text-line-through-style="none" style:text-line-through-type="none" style:text-position="0% 100%" style:font-name="Consola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Consola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1" style:family="text">
      <style:text-properties fo:font-variant="normal" fo:text-transform="none" fo:color="#990000" style:text-line-through-style="none" style:text-line-through-type="none" style:text-position="0% 100%" style:font-name="Consola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Consolas4" fo:font-size="32pt" fo:letter-spacing="normal" fo:font-style="normal" style:text-underline-style="none" fo:font-weight="normal" style:font-size-asian="32pt" style:font-style-asian="normal" style:font-weight-asian="normal" style:font-name-complex="Consolas4" style:font-size-complex="32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name-complex="Consolas4" style:font-size-complex="32pt" style:font-style-complex="normal" style:font-weight-complex="normal"/>
    </style:style>
    <style:style style:name="T44" style:family="text">
      <style:text-properties fo:font-variant="normal" fo:text-transform="none" fo:color="#0000ff" style:text-line-through-style="none" style:text-line-through-type="none" style:text-position="0% 100%" style:font-name="Consolas1" fo:font-size="28pt" fo:letter-spacing="normal" fo:font-style="italic" style:text-underline-style="none" fo:font-weight="normal" style:font-size-asian="28pt" style:font-style-asian="italic" style:font-weight-asian="normal" style:font-name-complex="Consolas4" style:font-size-complex="28pt" style:font-style-complex="italic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italic" style:text-underline-style="none" fo:font-weight="normal" style:font-size-asian="32pt" style:font-style-asian="italic" style:font-weight-asian="normal" style:font-name-complex="Consolas4" style:font-size-complex="32pt" style:font-style-complex="italic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bold" style:font-size-asian="32pt" style:font-style-asian="normal" style:font-weight-asian="bold" style:font-name-complex="Consolas4" style:font-size-complex="32pt" style:font-style-complex="normal" style:font-weight-complex="bold"/>
    </style:style>
    <style:style style:name="T47" style:family="text">
      <style:text-properties fo:font-variant="normal" fo:text-transform="none" fo:color="#800000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8" style:family="text">
      <style:text-properties fo:font-variant="normal" fo:text-transform="none" fo:color="#0000ff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50" style:family="text">
      <style:text-properties fo:font-variant="normal" fo:text-transform="none" fo:color="#000000" style:text-outline="false" style:text-line-through-style="none" style:text-line-through-type="none" style:text-position="0% 100%" style:font-name="Consolas1" fo:font-size="24pt" fo:letter-spacing="normal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Ari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8000" style:text-outline="false" style:text-line-through-style="none" style:text-line-through-type="none" style:text-position="0% 100%" style:font-name="Consolas1" fo:font-size="24pt" fo:letter-spacing="normal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Ari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008000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53" style:family="text">
      <style:text-properties fo:font-variant="normal" fo:text-transform="none" style:use-window-font-color="true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54" style:family="text">
      <style:text-properties fo:font-variant="normal" fo:text-transform="none" fo:color="#0000ff" style:text-line-through-style="none" style:text-line-through-type="none" style:text-position="0% 100%" style:font-name="Consolas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Consolas4" fo:font-size="26pt" fo:letter-spacing="normal" fo:font-style="normal" style:text-underline-style="none" fo:font-weight="normal" style:font-size-asian="26pt" style:font-style-asian="normal" style:font-weight-asian="normal" style:font-name-complex="Consolas4" style:font-size-complex="26pt" style:font-style-complex="normal" style:font-weight-complex="normal"/>
    </style:style>
    <style:style style:name="T56" style:family="text">
      <style:text-properties fo:font-variant="normal" fo:text-transform="none" fo:color="#0000ff" style:text-line-through-style="none" style:text-line-through-type="none" style:text-position="0% 100%" style:font-name="Consolas1" fo:font-size="26pt" fo:letter-spacing="normal" fo:font-style="normal" style:text-underline-style="none" fo:font-weight="normal" style:font-size-asian="26pt" style:font-style-asian="normal" style:font-weight-asian="normal" style:font-name-complex="Consolas4" style:font-size-complex="26pt" style:font-style-complex="normal" style:font-weight-complex="normal"/>
    </style:style>
    <style:style style:name="T57" style:family="text">
      <style:text-properties fo:font-variant="normal" fo:text-transform="none" fo:color="#990000" style:text-line-through-style="none" style:text-line-through-type="none" style:text-position="0% 100%" style:font-name="Consolas4" fo:font-size="26pt" fo:letter-spacing="normal" fo:font-style="normal" style:text-underline-style="none" fo:font-weight="normal" style:font-size-asian="26pt" style:font-style-asian="normal" style:font-weight-asian="normal" style:font-name-complex="Consolas4" style:font-size-complex="26pt" style:font-style-complex="normal" style:font-weight-complex="normal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normal" fo:font-style="normal" style:text-underline-style="none" fo:font-weight="normal" style:font-size-asian="26pt" style:font-style-asian="normal" style:font-weight-asian="normal" style:font-name-complex="Consolas4" style:font-size-complex="26pt" style:font-style-complex="normal" style:font-weight-complex="normal"/>
    </style:style>
    <style:style style:name="T59" style:family="text">
      <style:text-properties fo:font-variant="normal" fo:text-transform="none" fo:color="#ff0000" style:text-line-through-style="none" style:text-line-through-type="none" style:text-position="0% 100%" style:font-name="Consolas4" fo:font-size="26pt" fo:letter-spacing="normal" fo:font-style="normal" style:text-underline-style="none" fo:font-weight="normal" style:font-size-asian="26pt" style:font-style-asian="normal" style:font-weight-asian="normal" style:font-name-complex="Consolas4" style:font-size-complex="26pt" style:font-style-complex="normal" style:font-weight-complex="normal"/>
    </style:style>
    <style:style style:name="T60" style:family="text">
      <style:text-properties fo:font-variant="normal" fo:text-transform="none" fo:color="#0000ff" style:text-line-through-style="none" style:text-line-through-type="none" style:text-position="0% 100%" style:font-name="Consolas1" fo:font-size="28pt" fo:letter-spacing="normal" fo:font-style="normal" style:text-underline-style="none" fo:font-weight="normal" style:font-size-asian="28pt" style:font-style-asian="normal" style:font-weight-asian="normal" style:font-name-complex="Consolas4" style:font-size-complex="28pt" style:font-style-complex="normal" style:font-weight-complex="normal"/>
    </style:style>
    <style:style style:name="T61" style:family="text">
      <style:text-properties fo:font-variant="normal" fo:text-transform="none" fo:color="#008000" style:text-line-through-style="none" style:text-line-through-type="none" style:text-position="0% 100%" style:font-name="Consolas4" fo:font-size="26pt" fo:letter-spacing="normal" fo:font-style="normal" style:text-underline-style="none" fo:font-weight="normal" style:font-size-asian="26pt" style:font-style-asian="normal" style:font-weight-asian="normal" style:font-name-complex="Consolas4" style:font-size-complex="26pt" style:font-style-complex="normal" style:font-weight-complex="normal"/>
    </style:style>
    <style:style style:name="T62" style:family="text">
      <style:text-properties fo:font-variant="normal" fo:text-transform="none" fo:color="#ff0000" style:text-line-through-style="none" style:text-line-through-type="none" style:text-position="0% 100%" style:font-name="Arial" fo:font-size="26pt" fo:letter-spacing="normal" fo:font-style="normal" style:text-underline-style="none" fo:font-weight="bold" style:font-size-asian="26pt" style:font-style-asian="normal" style:font-weight-asian="bold" style:font-name-complex="Arabic Typesetting" style:font-size-complex="26pt" style:font-style-complex="normal" style:font-weight-complex="bold"/>
    </style:style>
    <style:style style:name="T63" style:family="text">
      <style:text-properties fo:font-variant="normal" fo:text-transform="none" fo:color="#ff0000" style:text-line-through-style="none" style:text-line-through-type="none" style:text-position="0% 100%" style:font-name="Arial" fo:font-size="13pt" fo:letter-spacing="normal" fo:font-style="normal" style:text-underline-style="none" fo:font-weight="bold" style:font-size-asian="13pt" style:font-style-asian="normal" style:font-weight-asian="bold" style:font-name-complex="Arabic Typesetting" style:font-size-complex="13pt" style:font-style-complex="normal" style:font-weight-complex="bold"/>
    </style:style>
    <style:style style:name="T64" style:family="text">
      <style:text-properties fo:font-variant="normal" fo:text-transform="none" fo:color="#ff0000" style:text-line-through-style="none" style:text-line-through-type="none" style:text-position="0% 100%" style:font-name="Arial" fo:letter-spacing="normal" fo:font-style="normal" style:text-underline-style="none" fo:font-weight="bold" style:font-style-asian="normal" style:font-weight-asian="bold" style:font-name-complex="Arabic Typesetting" style:font-style-complex="normal" style:font-weight-complex="bold"/>
    </style:style>
    <style:style style:name="T65" style:family="text">
      <style:text-properties fo:font-variant="normal" fo:text-transform="none" fo:color="#0000cc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66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normal" style:text-underline-style="none" style:font-size-asian="30pt" style:font-style-asian="normal" style:font-size-complex="30pt" style:font-style-complex="normal"/>
    </style:style>
    <style:style style:name="T67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68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69" style:family="text">
      <style:text-properties fo:font-variant="normal" fo:text-transform="none" fo:color="#0000ff" style:text-line-through-style="none" style:text-line-through-type="none" style:text-position="0% 100%" style:font-name="Consolas1" fo:font-size="20pt" fo:letter-spacing="normal" fo:font-style="normal" style:text-underline-style="none" fo:font-weight="normal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70" style:family="text">
      <style:text-properties fo:font-variant="normal" fo:text-transform="none" fo:color="#000000" style:text-line-through-style="none" style:text-line-through-type="none" style:text-position="0% 100%" style:font-name="Consolas1" fo:font-size="20pt" fo:letter-spacing="normal" fo:font-style="normal" style:text-underline-style="none" fo:font-weight="normal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71" style:family="text">
      <style:text-properties fo:font-variant="normal" fo:text-transform="none" fo:color="#000000" style:text-line-through-style="none" style:text-line-through-type="none" style:text-position="0% 100%" style:font-name="Consolas4" fo:font-size="18pt" fo:letter-spacing="normal" fo:font-style="normal" style:text-underline-style="none" fo:font-weight="bold" style:font-size-asian="18pt" style:font-style-asian="normal" style:font-weight-asian="bold" style:font-name-complex="Consolas4" style:font-size-complex="18pt" style:font-style-complex="normal" style:font-weight-complex="bold"/>
    </style:style>
    <style:style style:name="T72" style:family="text">
      <style:text-properties fo:font-variant="normal" fo:text-transform="none" fo:color="#cc0000" style:text-line-through-style="none" style:text-line-through-type="none" style:text-position="0% 100%" style:font-name="Consolas4" fo:font-size="18pt" fo:letter-spacing="normal" fo:font-style="normal" style:text-underline-style="none" fo:font-weight="bold" style:font-size-asian="18pt" style:font-style-asian="normal" style:font-weight-asian="bold" style:font-name-complex="Consolas4" style:font-size-complex="18pt" style:font-style-complex="normal" style:font-weight-complex="bold"/>
    </style:style>
    <style:style style:name="T73" style:family="text">
      <style:text-properties fo:font-variant="normal" fo:text-transform="none" fo:color="#000000" style:text-line-through-style="none" style:text-line-through-type="none" style:text-position="0% 100%" style:font-name="Consolas4" fo:font-size="20pt" fo:letter-spacing="normal" fo:font-style="normal" style:text-underline-style="none" fo:font-weight="bold" style:font-size-asian="20pt" style:font-style-asian="normal" style:font-weight-asian="bold" style:font-name-complex="Consolas4" style:font-size-complex="20pt" style:font-style-complex="normal" style:font-weight-complex="bold"/>
    </style:style>
    <style:style style:name="T74" style:family="text">
      <style:text-properties fo:font-variant="normal" fo:text-transform="none" fo:color="#000000" style:text-line-through-style="none" style:text-line-through-type="none" style:text-position="0% 100%" style:font-name="Consolas4" fo:font-size="24pt" fo:letter-spacing="normal" fo:font-style="normal" style:text-underline-style="none" fo:font-weight="bold" style:font-size-asian="24pt" style:font-style-asian="normal" style:font-weight-asian="bold" style:font-name-complex="Consolas4" style:font-size-complex="24pt" style:font-style-complex="normal" style:font-weight-complex="bold"/>
    </style:style>
    <style:style style:name="T75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6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2pt" fo:letter-spacing="normal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Nachlieli CLM" style:font-size-complex="32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78" style:family="text">
      <style:text-properties fo:font-variant="normal" fo:text-transform="none" fo:color="#663399" style:text-line-through-style="none" style:text-line-through-type="none" style:text-position="0% 100%" style:font-name="Arial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79" style:family="text">
      <style:text-properties fo:font-variant="normal" fo:text-transform="none" fo:color="#0000ff" style:text-outline="false" style:text-line-through-style="none" style:text-line-through-type="none" style:text-position="0% 100%" style:font-name="Consolas1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8pt" style:language-asian="en" style:country-asian="US" style:font-style-asian="normal" style:font-weight-asian="normal" style:font-name-complex="Arial2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000000" style:text-outline="false" style:text-line-through-style="none" style:text-line-through-type="none" style:text-position="0% 100%" style:font-name="Consolas1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8pt" style:language-asian="en" style:country-asian="US" style:font-style-asian="normal" style:font-weight-asian="normal" style:font-name-complex="Arial2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cccccc" style:text-outline="false" style:text-line-through-style="none" style:text-line-through-type="none" style:text-position="0% 100%" style:font-name="Consolas1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8pt" style:language-asian="en" style:country-asian="US" style:font-style-asian="normal" style:font-weight-asian="normal" style:font-name-complex="Arial2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ce181e" style:text-line-through-style="none" style:text-line-through-type="none" style:text-position="0% 100%" style:font-name="Arial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83" style:family="text">
      <style:text-properties fo:font-variant="normal" fo:text-transform="none" fo:color="#0099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4" style:family="text">
      <style:text-properties fo:font-variant="normal" fo:text-transform="none" fo:color="#009900" style:text-line-through-style="none" style:text-line-through-type="none" style:text-position="0% 100%" style:font-name="Consolas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5" style:family="text">
      <style:text-properties fo:font-variant="normal" fo:text-transform="none" fo:color="#008000" style:text-line-through-style="none" style:text-line-through-type="none" style:text-position="0% 100%" style:font-name="Consolas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6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87" style:family="text">
      <style:text-properties fo:font-variant="normal" fo:text-transform="none" fo:color="#008000" style:text-outline="false" style:text-line-through-style="none" style:text-line-through-type="none" style:text-position="0% 100%" style:font-name="Consolas1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8pt" style:language-asian="en" style:country-asian="US" style:font-style-asian="normal" style:font-weight-asian="normal" style:font-name-complex="Arial2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800080" style:text-outline="false" style:text-line-through-style="none" style:text-line-through-type="none" style:text-position="0% 100%" style:font-name="Consolas1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8pt" style:language-asian="en" style:country-asian="US" style:font-style-asian="normal" style:font-weight-asian="normal" style:font-name-complex="Arial2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800080" style:text-line-through-style="none" style:text-line-through-type="none" style:text-position="0% 100%" style:font-name="Consolas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90" style:family="text">
      <style:text-properties fo:font-variant="normal" fo:text-transform="none" fo:color="#008000" style:text-line-through-style="none" style:text-line-through-type="none" style:text-position="0% 100%" style:font-name="Consola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91" style:family="text">
      <style:text-properties fo:font-variant="normal" fo:text-transform="none" fo:color="#ff0000" style:text-line-through-style="none" style:text-line-through-type="none" style:text-position="0% 100%" style:font-name="Consola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92" style:family="text">
      <style:text-properties fo:font-variant="normal" fo:text-transform="none" fo:color="#000000" style:text-line-through-style="none" style:text-line-through-type="none" style:text-position="0% 100%" style:font-name="Arial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9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94" style:family="text">
      <style:text-properties fo:font-variant="normal" fo:text-transform="none" fo:color="#800080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5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6" style:family="text">
      <style:text-properties fo:font-variant="normal" fo:text-transform="none" style:text-line-through-style="none" style:text-line-through-type="none" style:text-position="0% 100%" style:font-name="Times New Roman" fo:font-size="13pt" fo:letter-spacing="normal" fo:font-style="normal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506cm"/>
        <style:text-properties style:font-name="Arial2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">
        <style:list-level-properties text:space-before="0.001cm" text:min-label-width="0.727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">
        <style:list-level-properties text:space-before="0.001cm" text:min-label-width="0.727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">
        <style:list-level-properties text:space-before="0.001cm" text:min-label-width="0.727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0.522cm" text:min-label-width="0.722cm"/>
        <style:text-properties fo:font-family="'Wingdings 2'" style:font-charset="x-symbol" fo:color="#e5b1ab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762cm"/>
        <style:text-properties style:font-name="Arial2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762cm"/>
        <style:text-properties style:font-name="Arial2" fo:color="#d34817" fo:font-size="85%"/>
      </text:list-level-style-bullet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731cm"/>
        <style:text-properties style:font-name="Arial2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Virtual Classes &amp; Polymorphism</text:span></text:p>
          </draw:text-box>
        </draw:frame>
        <draw:frame draw:name="כותרת משנה 3" presentation:style-name="pr2" draw:text-style-name="P4" draw:layer="layout" svg:width="17.779cm" svg:height="4.444cm" svg:x="3.6cm" svg:y="8.978cm">
          <draw:text-box>
            <text:p text:style-name="P3"><text:span text:style-name="T2"/></text:p>
            <text:list text:style-name="L1">
              <text:list-item>
                <text:p text:style-name="P3"><text:span text:style-name="T2">Version 1: Dr. Ofir Pele</text:span></text:p>
              </text:list-item>
              <text:list-item>
                <text:p text:style-name="P3"><text:span text:style-name="T2">Version 2: Dr. Miri Ben-Nissan</text:span></text:p>
              </text:list-item>
              <text:list-item>
                <text:p text:style-name="P3"><text:span text:style-name="T2">Version 3: Dr. Erel Segal-Halevi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" presentation:class="page"/>
          <draw:frame draw:name="Notes Placeholder 2" presentation:style-name="pr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Example (revisited)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E</text:span><text:span text:style-name="T4">xa</text:span><text:span text:style-name="T4">m</text:span><text:span text:style-name="T4">pl</text:span><text:span text:style-name="T4">e </text:span><text:span text:style-name="T4">(r</text:span><text:span text:style-name="T4">ev</text:span><text:span text:style-name="T4">isi</text:span><text:span text:style-name="T4">te</text:span><text:span text:style-name="T4">d)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7" draw:text-style-name="P12" draw:layer="layout" svg:width="24.129cm" svg:height="15.662cm" svg:x="0.635cm" svg:y="2.752cm" presentation:class="outline" presentation:user-transformed="true">
          <draw:text-box>
            <text:list text:style-name="L3">
              <text:list-item>
                <text:p text:style-name="P11"><text:span text:style-name="T6">We want to implement a graphics system</text:span></text:p>
              </text:list-item>
            </text:list>
            <text:p text:style-name="P11"><text:span text:style-name="T6"/></text:p>
            <text:list text:continue-numbering="true" text:style-name="L3">
              <text:list-item>
                <text:p text:style-name="P11"><text:span text:style-name="T6">We plan to have lists of shape. Each shape </text:span><text:span text:style-name="T6">should be able to draw itself, compute its </text:span><text:span text:style-name="T6">size, etc.</text:span></text:p>
              </text:list-item>
            </text:list>
            <text:p text:style-name="P11"><text:span text:style-name="T6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2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3 – hierarchy" draw:style-name="dp1" draw:master-page-name="שני_20_תכנים" presentation:presentation-page-layout-name="AL3T3">
        <office:forms form:automatic-focus="false" form:apply-design-mode="false"/>
        <draw:frame draw:name="Rectangle 2" presentation:style-name="pr10" draw:text-style-name="P2" draw:layer="layout" svg:width="24.129cm" svg:height="1.988cm" svg:x="0.635cm" svg:y="0.763cm" presentation:class="title" presentation:user-transformed="true">
          <draw:text-box>
            <text:p text:style-name="P8"><text:span text:style-name="T4">Cl</text:span><text:span text:style-name="T4">as</text:span><text:span text:style-name="T4">s </text:span><text:span text:style-name="T4">Hi</text:span><text:span text:style-name="T4">er</text:span><text:span text:style-name="T4">ar</text:span><text:span text:style-name="T4">ch</text:span><text:span text:style-name="T4">y</text:span></text:p>
          </draw:text-box>
        </draw:frame>
        <draw:frame draw:name="מציין מיקום של מספר שקופית 5" presentation:style-name="pr11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2" draw:text-style-name="P12" draw:layer="layout" svg:width="23.917cm" svg:height="15.451cm" svg:x="0.635cm" svg:y="2.54cm" presentation:class="outline" presentation:user-transformed="true">
          <draw:text-box>
            <text:p text:style-name="P13"><text:span text:style-name="T7">class</text:span><text:span text:style-name="T8"> Shape { float x,y; <text:s/></text:span><text:span text:style-name="T7">public</text:span><text:span text:style-name="T8">: </text:span><text:span text:style-name="T8"><text:line-break/></text:span><text:span text:style-name="T8"> <text:s/></text:span><text:span text:style-name="T7">void</text:span><text:span text:style-name="T8"> draw() </text:span><text:span text:style-name="T7">const </text:span><text:span text:style-name="T8">{cout&lt;&lt;</text:span><text:span text:style-name="T9">'h'</text:span><text:span text:style-name="T8">;}</text:span><text:span text:style-name="T8"><text:line-break/></text:span><text:span text:style-name="T8"> <text:s/></text:span><text:span text:style-name="T7">double</text:span><text:span text:style-name="T8"> area() </text:span><text:span text:style-name="T7">const</text:span><text:span text:style-name="T8">; </text:span></text:p>
            <text:p text:style-name="P13"><text:span text:style-name="T8"><text:s text:c="2"/></text:span><text:span text:style-name="T7">void</text:span><text:span text:style-name="T8"> drawTwice() </text:span><text:span text:style-name="T7">const </text:span><text:span text:style-name="T8">{draw(); draw();}</text:span><text:span text:style-name="T8"><text:line-break/></text:span><text:span text:style-name="T8">}; </text:span></text:p>
            <text:p text:style-name="P13"><text:span text:style-name="T8"><text:line-break/></text:span><text:span text:style-name="T7">class</text:span><text:span text:style-name="T8"> Square: </text:span><text:span text:style-name="T7">public</text:span><text:span text:style-name="T8"> Shape { float size; </text:span><text:span text:style-name="T7">public</text:span><text:span text:style-name="T8">: </text:span><text:span text:style-name="T8"><text:line-break/></text:span><text:span text:style-name="T8"> <text:s/></text:span><text:span text:style-name="T7">void</text:span><text:span text:style-name="T8"> draw()</text:span><text:span text:style-name="T7"> const </text:span><text:span text:style-name="T8">{cout&lt;&lt;</text:span><text:span text:style-name="T9">'q'</text:span><text:span text:style-name="T8">;}</text:span></text:p>
            <text:p text:style-name="P13"><text:span text:style-name="T7"><text:s text:c="2"/></text:span><text:span text:style-name="T7">double</text:span><text:span text:style-name="T8"> area() </text:span><text:span text:style-name="T7">const</text:span><text:span text:style-name="T8">; </text:span><text:span text:style-name="T8"><text:line-break/></text:span><text:span text:style-name="T8">}; </text:span></text:p>
            <text:p text:style-name="P13"><text:span text:style-name="T8"><text:line-break/></text:span><text:span text:style-name="T7">class</text:span><text:span text:style-name="T8"> Circle: </text:span><text:span text:style-name="T7">public</text:span><text:span text:style-name="T8"> Shape {float radius; </text:span><text:span text:style-name="T7">public</text:span><text:span text:style-name="T8">: </text:span><text:span text:style-name="T8"><text:line-break/></text:span><text:span text:style-name="T8"> <text:s/></text:span><text:span text:style-name="T7">void</text:span><text:span text:style-name="T8"> draw() </text:span><text:span text:style-name="T7">const</text:span><text:span text:style-name="T8"> {cout&lt;&lt;</text:span><text:span text:style-name="T9">'c'</text:span><text:span text:style-name="T8">;}</text:span><text:span text:style-name="T8"><text:line-break/></text:span><text:span text:style-name="T8"> <text:s/></text:span><text:span text:style-name="T7">double</text:span><text:span text:style-name="T8"> area() </text:span><text:span text:style-name="T7">const</text:span><text:span text:style-name="T8">; </text:span><text:span text:style-name="T8"><text:line-break/></text:span><text:span text:style-name="T8">}; </text:span><text:span text:style-name="T8"><text:line-break/></text:span><text:span text:style-name="T8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3" presentation:class="page"/>
          <draw:frame draw:name="Notes Placeholder 2" presentation:style-name="pr1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3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l</text:span><text:span text:style-name="T4">as</text:span><text:span text:style-name="T4">s </text:span><text:span text:style-name="T4">Hi</text:span><text:span text:style-name="T4">er</text:span><text:span text:style-name="T4">ar</text:span><text:span text:style-name="T4">ch</text:span><text:span text:style-name="T4">y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Now if we write</text:span></text:p>
            <text:p text:style-name="P13"><text:span text:style-name="T10">Shape myShapes[</text:span><text:span text:style-name="T11">2</text:span><text:span text:style-name="T10">];</text:span></text:p>
            <text:p text:style-name="P13"><text:span text:style-name="T10">Circle c; </text:span><text:span text:style-name="T10"><text:line-break/></text:span><text:span text:style-name="T10">myShapes[</text:span><text:span text:style-name="T11">0</text:span><text:span text:style-name="T10">] = c; </text:span><text:span text:style-name="T10"><text:line-break/></text:span><text:span text:style-name="T10">myShapes[</text:span><text:span text:style-name="T11">1</text:span><text:span text:style-name="T10">] = Square(); </text:span></text:p>
            <text:p text:style-name="P13"><text:span text:style-name="T10">for (…) myShapes[i].draw();</text:span><text:span text:style-name="T10"><text:line-break/></text:span><text:span text:style-name="T10"/></text:p>
            <text:p text:style-name="P13"><text:span text:style-name="T6">What will happen?</text:span></text:p>
            <text:p text:style-name="P13"><text:span text:style-name="T12"><text:s text:c="2"/>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4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3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l</text:span><text:span text:style-name="T4">as</text:span><text:span text:style-name="T4">s </text:span><text:span text:style-name="T4">Hi</text:span><text:span text:style-name="T4">er</text:span><text:span text:style-name="T4">ar</text:span><text:span text:style-name="T4">ch</text:span><text:span text:style-name="T4">y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Now if we write</text:span></text:p>
            <text:p text:style-name="P13"><text:span text:style-name="T13">Shape </text:span><text:span text:style-name="T13">myShapes[</text:span><text:span text:style-name="T14">2</text:span><text:span text:style-name="T13">]; </text:span><text:span text:style-name="T13"><text:line-break/></text:span><text:span text:style-name="T10">Circle c; </text:span><text:span text:style-name="T10"><text:line-break/></text:span><text:span text:style-name="T10">myShapes[</text:span><text:span text:style-name="T11">0</text:span><text:span text:style-name="T10">] = c;</text:span><text:span text:style-name="T10"><text:line-break/></text:span><text:span text:style-name="T10">myShapes[</text:span><text:span text:style-name="T11">1</text:span><text:span text:style-name="T10">] = </text:span><text:span text:style-name="T10">Square(); </text:span><text:span text:style-name="T10"><text:line-break/></text:span><text:span text:style-name="T6">What will happen?</text:span></text:p>
            <text:p text:style-name="P13"><text:span text:style-name="T15">–</text:span><text:span text:style-name="T15">- The Circle and </text:span><text:span text:style-name="T15">Square will be </text:span><text:span text:style-name="T15">constructed and </text:span><text:span text:style-name="T15">then </text:span><text:span text:style-name="T16">sliced</text:span><text:span text:style-name="T15"> to fit </text:span><text:span text:style-name="T15">inside the Shape </text:span><text:span text:style-name="T15">objects.</text:span></text:p>
            <text:p text:style-name="P13"><text:span text:style-name="T15"/></text:p>
            <text:p text:style-name="P13"><text:span text:style-name="T17">“</text:span><text:span text:style-name="T10">myShapes[</text:span><text:span text:style-name="T11">0</text:span><text:span text:style-name="T10">] = c</text:span><text:span text:style-name="T17">” </text:span><text:span text:style-name="T15">copies from the </text:span><text:span text:style-name="T15">circle, its hidden </text:span><text:span text:style-name="T15">“Shape” field.</text:span></text:p>
            <text:p text:style-name="P13"><text:span text:style-name="T12"><text:s text:c="2"/>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5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3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l</text:span><text:span text:style-name="T4">as</text:span><text:span text:style-name="T4">s </text:span><text:span text:style-name="T4">Hi</text:span><text:span text:style-name="T4">er</text:span><text:span text:style-name="T4">ar</text:span><text:span text:style-name="T4">ch</text:span><text:span text:style-name="T4">y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Now if we write (like in Java):</text:span></text:p>
            <text:p text:style-name="P13"><text:span text:style-name="T6">Circle c;</text:span></text:p>
            <text:p text:style-name="P13"><text:span text:style-name="T6">Square s;</text:span></text:p>
            <text:p text:style-name="P13"><text:span text:style-name="T10">Shape* myShapes[</text:span><text:span text:style-name="T11">2</text:span><text:span text:style-name="T10">]; </text:span></text:p>
            <text:p text:style-name="P13"><text:span text:style-name="T10">myShapes[</text:span><text:span text:style-name="T11">0</text:span><text:span text:style-name="T10">] = &amp;c; </text:span><text:span text:style-name="T10"><text:line-break/></text:span><text:span text:style-name="T10">myShapes[</text:span><text:span text:style-name="T11">1</text:span><text:span text:style-name="T10">] = &amp;s; </text:span><text:span text:style-name="T10"><text:line-break/></text:span><text:span text:style-name="T10"/></text:p>
            <text:p text:style-name="P13"><text:span text:style-name="T6">What will happen when we call</text:span></text:p>
            <text:p text:style-name="P14"><text:span text:style-name="T10">myShapes[</text:span><text:span text:style-name="T11">0</text:span><text:span text:style-name="T10">]-&gt;draw(); ?</text:span></text:p>
            <text:p text:style-name="P14"><text:span text:style-name="T10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6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3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l</text:span><text:span text:style-name="T4">as</text:span><text:span text:style-name="T4">s </text:span><text:span text:style-name="T4">Hi</text:span><text:span text:style-name="T4">er</text:span><text:span text:style-name="T4">ar</text:span><text:span text:style-name="T4">ch</text:span><text:span text:style-name="T4">y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Now if we write (like in Java):</text:span></text:p>
            <text:p text:style-name="P13"><text:span text:style-name="T10">Shape* myShapes[</text:span><text:span text:style-name="T11">2</text:span><text:span text:style-name="T10">]; </text:span><text:span text:style-name="T10"><text:line-break/></text:span><text:span text:style-name="T10">myShapes[</text:span><text:span text:style-name="T11">0</text:span><text:span text:style-name="T10">] = </text:span><text:span text:style-name="T18">new</text:span><text:span text:style-name="T10"> Circle(); </text:span><text:span text:style-name="T10"><text:line-break/></text:span><text:span text:style-name="T10">myShapes[</text:span><text:span text:style-name="T11">1</text:span><text:span text:style-name="T10">] = </text:span><text:span text:style-name="T18">new</text:span><text:span text:style-name="T10"> Square(); </text:span><text:span text:style-name="T10"><text:line-break/></text:span><text:span text:style-name="T10"/></text:p>
            <text:p text:style-name="P13"><text:span text:style-name="T6">What will happen when we call</text:span></text:p>
            <text:p text:style-name="P14"><text:span text:style-name="T10">myShapes[</text:span><text:span text:style-name="T11">0</text:span><text:span text:style-name="T10">]-&gt;draw(); ?</text:span></text:p>
            <text:p text:style-name="P14"><text:span text:style-name="T10"/></text:p>
            <text:p text:style-name="P13"><text:span text:style-name="T6">No slicing, but still, </text:span><text:span text:style-name="T12">h will be printed!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7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Underneath the Hood: Inheritance" draw:style-name="dp1" draw:master-page-name="שני_20_תכנים" presentation:presentation-page-layout-name="AL3T3">
        <office:forms form:automatic-focus="false" form:apply-design-mode="false"/>
        <draw:frame draw:name="Rectangle 2" presentation:style-name="pr10" draw:text-style-name="P2" draw:layer="layout" svg:width="24.129cm" svg:height="1.988cm" svg:x="0.635cm" svg:y="0.763cm" presentation:class="title" presentation:user-transformed="true">
          <draw:text-box>
            <text:p text:style-name="P8"><text:span text:style-name="T4">Under</text:span><text:span text:style-name="T4">neath </text:span><text:span text:style-name="T4">the </text:span><text:span text:style-name="T4">Hood: </text:span><text:span text:style-name="T4">Static </text:span><text:span text:style-name="T4">Resol</text:span><text:span text:style-name="T4">ution</text:span></text:p>
          </draw:text-box>
        </draw:frame>
        <draw:frame draw:name="מציין מיקום של מספר שקופית 5" presentation:style-name="pr11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2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19">class</text:span><text:span text:style-name="T20"> Shape </text:span><text:span text:style-name="T20"><text:line-break/></text:span><text:span text:style-name="T20">{ </text:span><text:span text:style-name="T20"><text:line-break/></text:span><text:span text:style-name="T20">   </text:span><text:span text:style-name="T19">double</text:span><text:span text:style-name="T20"> x; </text:span><text:span text:style-name="T20"><text:line-break/></text:span><text:span text:style-name="T20">   </text:span><text:span text:style-name="T19">int</text:span><text:span text:style-name="T20"> y; </text:span><text:span text:style-name="T20"><text:line-break/></text:span><text:span text:style-name="T20">};</text:span></text:p>
            <text:p text:style-name="P13"><text:span text:style-name="T20"><text:line-break/></text:span><text:span text:style-name="T19">class</text:span><text:span text:style-name="T20"> Circle: </text:span></text:p>
            <text:p text:style-name="P13"><text:span text:style-name="T20"><text:s text:c="2"/></text:span><text:span text:style-name="T19">public</text:span><text:span text:style-name="T20"> Shape </text:span><text:span text:style-name="T20"><text:line-break/></text:span><text:span text:style-name="T20">{ </text:span><text:span text:style-name="T20"><text:line-break/></text:span><text:span text:style-name="T20">   </text:span><text:span text:style-name="T19">double</text:span><text:span text:style-name="T20"> radius; </text:span><text:span text:style-name="T20"><text:line-break/></text:span><text:span text:style-name="T20">};</text:span></text:p>
          </draw:text-box>
        </draw:frame>
        <draw:frame draw:name="Rectangle 4" presentation:style-name="pr12" draw:text-style-name="P12" draw:layer="layout" svg:width="10.794cm" svg:height="15.662cm" svg:x="13.97cm" svg:y="2.752cm" presentation:class="outline" presentation:user-transformed="true">
          <draw:text-box>
            <text:p text:style-name="P14"><text:span text:style-name="T20">Shape</text:span><text:span text:style-name="T21"> s; </text:span><text:span text:style-name="T21"><text:line-break/></text:span><text:span text:style-name="T20">Circle</text:span><text:span text:style-name="T21"> c; </text:span><text:span text:style-name="T21"><text:line-break/></text:span><text:span text:style-name="T21"><text:line-break/></text:span><text:span text:style-name="T21"/></text:p>
            <text:p text:style-name="P14"><text:span text:style-name="T21"><text:line-break/></text:span><text:span text:style-name="T21"/></text:p>
            <text:p text:style-name="P13"><text:span text:style-name="T22"/></text:p>
          </draw:text-box>
        </draw:frame>
        <draw:g draw:name="Group 5">
          <draw:custom-shape draw:name="Rectangle 6" draw:style-name="gr2" draw:text-style-name="P16" draw:layer="layout" svg:width="3.571cm" svg:height="1.384cm" svg:x="15.725cm" svg:y="12.713cm">
            <text:p text:style-name="P15"><text:span text:style-name="T23">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2" draw:text-style-name="P16" draw:layer="layout" svg:width="3.571cm" svg:height="1.384cm" svg:x="15.725cm" svg:y="14.093cm">
            <text:p text:style-name="P15"><text:span text:style-name="T23">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2" draw:text-style-name="P16" draw:layer="layout" svg:width="3.571cm" svg:height="1.384cm" svg:x="15.725cm" svg:y="15.478cm">
            <text:p text:style-name="P15"><text:span text:style-name="T23">radiu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9">
          <draw:custom-shape draw:name="Rectangle 10" draw:style-name="gr2" draw:text-style-name="P16" draw:layer="layout" svg:width="3.571cm" svg:height="1.384cm" svg:x="15.725cm" svg:y="8.14cm">
            <text:p text:style-name="P15"><text:span text:style-name="T23">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2" draw:text-style-name="P16" draw:layer="layout" svg:width="3.571cm" svg:height="1.384cm" svg:x="15.725cm" svg:y="9.521cm">
            <text:p text:style-name="P15"><text:span text:style-name="T23">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12" draw:style-name="gr3" draw:text-style-name="P16" draw:layer="layout" svg:width="1.675cm" svg:height="1.777cm" svg:x="14.478cm" svg:y="7.713cm">
          <text:p text:style-name="P15"><text:span text:style-name="T23">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3" draw:text-style-name="P16" draw:layer="layout" svg:width="1.675cm" svg:height="1.777cm" svg:x="14.482cm" svg:y="12.316cm">
          <text:p text:style-name="P15"><text:span text:style-name="T23">c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4" draw:style-name="gr4" draw:text-style-name="P16" draw:layer="layout" svg:width="1.146cm" svg:height="2.764cm" svg:x="19.376cm" svg:y="12.713cm">
          <text:p/>
          <draw:enhanced-geometry draw:mirror-horizontal="false" draw:mirror-vertical="false" svg:viewBox="0 0 0 0" draw:text-areas="0 ?f15 ?f14 ?f16" draw:type="ooxml-rightBrace" draw:modifiers="20096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range-y-maximum="?f5" draw:handle-position="?f17 ?f7"/>
            <draw:handle draw:handle-range-y-minimum="0" draw:handle-range-y-maximum="100000" draw:handle-position="?f18 ?f8"/>
          </draw:enhanced-geometry>
        </draw:custom-shape>
        <draw:custom-shape draw:name="Text Box 15" draw:style-name="gr3" draw:text-style-name="P16" draw:layer="layout" svg:width="3.695cm" svg:height="1.777cm" svg:x="19.841cm" svg:y="13.22cm">
          <text:p text:style-name="P17"><text:span text:style-name="T23">Shape</text:span><text:span text:style-name="T23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4.216cm" svg:height="10.662cm" svg:x="2.752cm" svg:y="2.134cm" draw:page-number="8" presentation:class="page"/>
          <draw:frame draw:name="Notes Placeholder 2" presentation:style-name="pr1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ointing to an Inherited Class 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</text:span><text:span text:style-name="T4">oi</text:span><text:span text:style-name="T4">nti</text:span><text:span text:style-name="T4">ng </text:span><text:span text:style-name="T4">to </text:span><text:span text:style-name="T4">an </text:span><text:span text:style-name="T4">In</text:span><text:span text:style-name="T4">he</text:span><text:span text:style-name="T4">rit</text:span><text:span text:style-name="T4">ed </text:span><text:span text:style-name="T4">Cl</text:span><text:span text:style-name="T4">as</text:span><text:span text:style-name="T4">s 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14.181cm" svg:height="15.874cm" svg:x="0.847cm" svg:y="2.54cm" presentation:class="outline" presentation:user-transformed="true">
          <draw:text-box>
            <text:p text:style-name="P14"><text:span text:style-name="T10">Circle c; </text:span><text:span text:style-name="T10"><text:line-break/></text:span><text:span text:style-name="T10">Shape* p = &amp;c; </text:span></text:p>
            <text:p text:style-name="P14"><text:span text:style-name="T24">p points to the hidden </text:span></text:p>
            <text:p text:style-name="P14"><text:span text:style-name="T24">“</text:span><text:span text:style-name="T24">Shape” field inside c.</text:span><text:span text:style-name="T10"><text:line-break/></text:span><text:span text:style-name="T25">When using </text:span><text:span text:style-name="T26">*p</text:span><text:span text:style-name="T27">, we treat c</text:span><text:span text:style-name="T26"> </text:span><text:span text:style-name="T27">as though it was a </text:span><text:span text:style-name="T27">Shape object.</text:span></text:p>
            <text:p text:style-name="P13"><text:span text:style-name="T28">The compiler cannot know if </text:span><text:span text:style-name="T29">*p </text:span><text:span text:style-name="T28">is from a </text:span><text:span text:style-name="T28">derived class or not!</text:span></text:p>
          </draw:text-box>
        </draw:frame>
        <draw:g draw:name="קבוצה 13">
          <draw:custom-shape draw:name="Rectangle 12" draw:style-name="gr5" draw:text-style-name="P18" draw:layer="layout" svg:width="3.571cm" svg:height="1.384cm" svg:x="17.595cm" svg:y="15.9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4">
            <draw:custom-shape draw:name="Rectangle 5" draw:style-name="gr2" draw:text-style-name="P16" draw:layer="layout" svg:width="3.571cm" svg:height="1.384cm" svg:x="17.595cm" svg:y="13.137cm">
              <text:p text:style-name="P15"><text:span text:style-name="T23">x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6" draw:style-name="gr2" draw:text-style-name="P16" draw:layer="layout" svg:width="3.571cm" svg:height="1.384cm" svg:x="17.595cm" svg:y="14.517cm">
              <text:p text:style-name="P15"><text:span text:style-name="T23">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7" draw:style-name="gr2" draw:text-style-name="P16" draw:layer="layout" svg:width="3.571cm" svg:height="1.384cm" svg:x="17.595cm" svg:y="15.901cm">
              <text:p text:style-name="P15"><text:span text:style-name="T23">radiu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 Box 8" draw:style-name="gr3" draw:text-style-name="P16" draw:layer="layout" svg:width="1.679cm" svg:height="1.777cm" svg:x="16.071cm" svg:y="12.74cm">
            <text:p text:style-name="P15"><text:span text:style-name="T23">c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6" draw:text-style-name="P16" draw:layer="layout" svg:width="3.571cm" svg:height="1.384cm" svg:x="17.595cm" svg:y="8.04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" draw:style-name="gr3" draw:text-style-name="P16" draw:layer="layout" svg:width="1.722cm" svg:height="1.777cm" svg:x="16.165cm" svg:y="7.752cm">
            <text:p text:style-name="P15"><text:span text:style-name="T23">p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11" draw:style-name="gr7" draw:text-style-name="P19" draw:layer="layout" svg:width="3.783cm" svg:height="0.003cm" draw:transform="rotate (-1.5707963267949) translate (19.385cm 9.313cm)">
            <text:p/>
            <draw:enhanced-geometry draw:mirror-horizontal="false" draw:mirror-vertical="false" svg:viewBox="0 0 0 0" draw:text-areas="0 0 ?f2 ?f3" draw:type="ooxml-bentConnector3" draw:modifiers="76921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presentation:notes draw:style-name="dp2">
          <draw:page-thumbnail draw:name="Slide Image Placeholder 1" draw:style-name="gr1" draw:layer="layout" svg:width="14.216cm" svg:height="10.662cm" svg:x="2.752cm" svg:y="2.134cm" draw:page-number="9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Dynamic Resolutio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</text:span><text:span text:style-name="T4">yn</text:span><text:span text:style-name="T4">a</text:span><text:span text:style-name="T4">mi</text:span><text:span text:style-name="T4">c </text:span><text:span text:style-name="T4">R</text:span><text:span text:style-name="T4">es</text:span><text:span text:style-name="T4">ol</text:span><text:span text:style-name="T4">uti</text:span><text:span text:style-name="T4">on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30">Static/early resolution</text:span><text:span text:style-name="T31"> </text:span></text:p>
            <text:list text:style-name="L4">
              <text:list-item>
                <text:p text:style-name="P13"><text:span text:style-name="T32">Based on the type of the </text:span><text:span text:style-name="T33">variable.</text:span></text:p>
              </text:list-item>
              <text:list-item>
                <text:p text:style-name="P20"><text:span text:style-name="T32">Determined at </text:span><text:span text:style-name="T33">compile</text:span><text:span text:style-name="T32"> time.</text:span></text:p>
                <text:p text:style-name="P13"><text:span text:style-name="T31"/></text:p>
              </text:list-item>
            </text:list>
            <text:p text:style-name="P13"><text:span text:style-name="T34">Dynamic/late resolution</text:span><text:span text:style-name="T35">:</text:span></text:p>
            <text:list text:continue-numbering="true" text:style-name="L4">
              <text:list-item>
                <text:p text:style-name="P13"><text:span text:style-name="T36">Based on the type of the </text:span><text:span text:style-name="T37">object</text:span></text:p>
              </text:list-item>
            </text:list>
            <text:list text:style-name="L1">
              <text:list-item>
                <text:list>
                  <text:list-item>
                    <text:p text:style-name="P20"><text:span text:style-name="T36">Determined at </text:span><text:span text:style-name="T37">run</text:span><text:span text:style-name="T36"> time</text:span></text:p>
                  </text:list-item>
                </text:list>
              </text:list-item>
            </text:list>
            <text:p text:style-name="P13"><text:span text:style-name="T35">[Java Like]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0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dynamic resolution" draw:style-name="dp1" draw:master-page-name="שני_20_תכנים" presentation:presentation-page-layout-name="AL3T3">
        <office:forms form:automatic-focus="false" form:apply-design-mode="false"/>
        <draw:frame draw:name="Rectangle 2" presentation:style-name="pr10" draw:text-style-name="P2" draw:layer="layout" svg:width="24.129cm" svg:height="1.988cm" svg:x="0.635cm" svg:y="0.763cm" presentation:class="title" presentation:user-transformed="true">
          <draw:text-box>
            <text:p text:style-name="P8"><text:span text:style-name="T4">dy</text:span><text:span text:style-name="T4">na</text:span><text:span text:style-name="T4">mi</text:span><text:span text:style-name="T4">c </text:span><text:span text:style-name="T4">re</text:span><text:span text:style-name="T4">so</text:span><text:span text:style-name="T4">lut</text:span><text:span text:style-name="T4">io</text:span><text:span text:style-name="T4">n</text:span></text:p>
          </draw:text-box>
        </draw:frame>
        <draw:frame draw:name="מציין מיקום של מספר שקופית 5" presentation:style-name="pr11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2" draw:text-style-name="P12" draw:layer="layout" svg:width="23.917cm" svg:height="15.451cm" svg:x="0.635cm" svg:y="2.752cm" presentation:class="outline" presentation:user-transformed="true">
          <draw:text-box>
            <text:p text:style-name="P20"><text:span text:style-name="T38">The </text:span><text:span text:style-name="T19">virtual</text:span><text:span text:style-name="T20"> </text:span><text:span text:style-name="T38">keyword states that the method can be </text:span><text:span text:style-name="T38">overridden in a dynamic manner.</text:span></text:p>
            <text:p text:style-name="P13"><text:span text:style-name="T39">class</text:span><text:span text:style-name="T40"> Shape </text:span><text:span text:style-name="T40"><text:line-break/></text:span><text:span text:style-name="T40">{ </text:span><text:span text:style-name="T40"><text:line-break/></text:span><text:span text:style-name="T39">public</text:span><text:span text:style-name="T40">: </text:span><text:span text:style-name="T40"><text:line-break/></text:span><text:span text:style-name="T40"> </text:span><text:span text:style-name="T39">virtual void</text:span><text:span text:style-name="T40"> draw() </text:span><text:span text:style-name="T39">const</text:span><text:span text:style-name="T40"><text:line-break/></text:span><text:span text:style-name="T40"> <text:s text:c="3"/>{cout&lt;&lt;</text:span><text:span text:style-name="T41">'h'</text:span><text:span text:style-name="T40">;}</text:span><text:span text:style-name="T40"><text:line-break/></text:span><text:span text:style-name="T39"> virtual double</text:span><text:span text:style-name="T40"> area() </text:span><text:span text:style-name="T39">const</text:span><text:span text:style-name="T40">; </text:span><text:span text:style-name="T40"><text:line-break/></text:span><text:span text:style-name="T40">}; </text:span></text:p>
            <text:p text:style-name="P13"><text:span text:style-name="T40"><text:line-break/></text:span><text:span text:style-name="T39">class</text:span><text:span text:style-name="T40"> Square: </text:span><text:span text:style-name="T39">public</text:span><text:span text:style-name="T40"> Shape </text:span><text:span text:style-name="T40"><text:line-break/></text:span><text:span text:style-name="T40">{ </text:span><text:span text:style-name="T40"><text:line-break/></text:span><text:span text:style-name="T39">public</text:span><text:span text:style-name="T40">: </text:span><text:span text:style-name="T40"><text:line-break/></text:span><text:span text:style-name="T39"> virtual void</text:span><text:span text:style-name="T40"> draw() </text:span><text:span text:style-name="T39">const</text:span><text:span text:style-name="T40"> </text:span><text:span text:style-name="T40"><text:line-break/></text:span><text:span text:style-name="T40"> <text:s text:c="3"/>{cout&lt;&lt;</text:span><text:span text:style-name="T41">'q'</text:span><text:span text:style-name="T40">;}</text:span></text:p>
            <text:p text:style-name="P13"><text:span text:style-name="T39"><text:s/></text:span><text:span text:style-name="T39">virtual double</text:span><text:span text:style-name="T40"> area() </text:span><text:span text:style-name="T39">const</text:span><text:span text:style-name="T40">; </text:span><text:span text:style-name="T40"><text:line-break/></text:span><text:span text:style-name="T40">}; </text:span></text:p>
            <text:p text:style-name="P13"><text:span text:style-name="T40"><text:line-break/></text:span><text:span text:style-name="T40"/></text:p>
          </draw:text-box>
        </draw:frame>
        <draw:line draw:name="מחבר ישר 6" draw:style-name="gr8" draw:text-style-name="P19" draw:layer="layout" svg:x1="12.065cm" svg:y1="5.334cm" svg:x2="12.066cm" svg:y2="18.415cm">
          <text:p/>
        </draw:line>
        <draw:frame presentation:style-name="pr17" draw:text-style-name="P21" draw:layer="layout" svg:width="12.186cm" svg:height="6.615cm" svg:x="12.96cm" svg:y="9.398cm">
          <draw:text-box>
            <text:p text:style-name="P13"><text:span text:style-name="T39">clas</text:span><text:span text:style-name="T39">s</text:span><text:span text:style-name="T40"> </text:span><text:span text:style-name="T40">Circ</text:span><text:span text:style-name="T40">le: </text:span><text:span text:style-name="T39">publ</text:span><text:span text:style-name="T39">ic</text:span><text:span text:style-name="T40"> </text:span><text:span text:style-name="T40">Shap</text:span><text:span text:style-name="T40">e </text:span><text:span text:style-name="T40"><text:line-break/></text:span><text:span text:style-name="T40">{ </text:span><text:span text:style-name="T40"><text:line-break/></text:span><text:span text:style-name="T39">publ</text:span><text:span text:style-name="T39">ic</text:span><text:span text:style-name="T40">: </text:span><text:span text:style-name="T40"><text:line-break/></text:span><text:span text:style-name="T39"> </text:span><text:span text:style-name="T39">void</text:span><text:span text:style-name="T40"> </text:span><text:span text:style-name="T40">draw</text:span><text:span text:style-name="T40">() </text:span><text:span text:style-name="T39">cons</text:span><text:span text:style-name="T39">t</text:span><text:span text:style-name="T40"> </text:span><text:span text:style-name="T40"><text:line-break/></text:span><text:span text:style-name="T40"> <text:s text:c="3"/></text:span><text:span text:style-name="T40">{cou</text:span><text:span text:style-name="T40">t&lt;&lt;</text:span><text:span text:style-name="T41">'</text:span><text:span text:style-name="T41">c'</text:span><text:span text:style-name="T40">;}</text:span><text:span text:style-name="T40"><text:line-break/></text:span><text:span text:style-name="T39"> </text:span><text:span text:style-name="T39">doub</text:span><text:span text:style-name="T39">le</text:span><text:span text:style-name="T40"> </text:span><text:span text:style-name="T40">area</text:span><text:span text:style-name="T40">() </text:span><text:span text:style-name="T39">cons</text:span><text:span text:style-name="T39">t</text:span><text:span text:style-name="T40">; </text:span><text:span text:style-name="T40"><text:line-break/></text:span><text:span text:style-name="T40">}; </text:span><text:span text:style-name="T40"><text:line-break/></text:span><text:span text:style-name="T40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1" presentation:class="page"/>
          <draw:frame draw:name="Notes Placeholder 2" presentation:style-name="pr1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dynamic resolutio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y</text:span><text:span text:style-name="T4">na</text:span><text:span text:style-name="T4">mi</text:span><text:span text:style-name="T4">c </text:span><text:span text:style-name="T4">re</text:span><text:span text:style-name="T4">so</text:span><text:span text:style-name="T4">lut</text:span><text:span text:style-name="T4">io</text:span><text:span text:style-name="T4">n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7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Returning to the shapes example, using virtual </text:span><text:span text:style-name="T6">methods gives the desired result:</text:span></text:p>
            <text:p text:style-name="P13"><text:span text:style-name="T6"/></text:p>
            <text:p text:style-name="P14"><text:span text:style-name="T10">Shape* s=</text:span><text:span text:style-name="T18">new</text:span><text:span text:style-name="T10"> Circle; </text:span><text:span text:style-name="T10"><text:line-break/></text:span><text:span text:style-name="T10">s-&gt;draw(); </text:span><text:span text:style-name="T10"><text:line-break/></text:span><text:span text:style-name="T10"/></text:p>
            <text:p text:style-name="P13"><text:span text:style-name="T6">Will print 'c'</text:span></text:p>
            <text:p text:style-name="P13"><text:span text:style-name="T6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2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Virtual Method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Vi</text:span><text:span text:style-name="T4">rt</text:span><text:span text:style-name="T4">ua</text:span><text:span text:style-name="T4">l </text:span><text:span text:style-name="T4">M</text:span><text:span text:style-name="T4">et</text:span><text:span text:style-name="T4">ho</text:span><text:span text:style-name="T4">d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/></text:p>
            <text:p text:style-name="P13"><text:span text:style-name="T6">Class </text:span><text:span text:style-name="T42">Base </text:span><text:span text:style-name="T43">defines a </text:span><text:span text:style-name="T44">virtual</text:span><text:span text:style-name="T45"> method </text:span><text:span text:style-name="T42">foo() <text:s/></text:span></text:p>
            <text:p text:style-name="P13"><text:span text:style-name="T43">The resolution of</text:span><text:span text:style-name="T42"> foo() </text:span><text:span text:style-name="T43">is dynamic in </text:span><text:span text:style-name="T46">all </text:span><text:span text:style-name="T43">subclasses of </text:span><text:span text:style-name="T42">Base.</text:span></text:p>
            <text:list text:style-name="L5">
              <text:list-item>
                <text:list>
                  <text:list-item>
                    <text:p text:style-name="P22"><text:span text:style-name="T43">If the subclass </text:span><text:span text:style-name="T42">Derived</text:span><text:span text:style-name="T43"> overrides </text:span><text:span text:style-name="T42">foo(), </text:span><text:span text:style-name="T43">then </text:span><text:span text:style-name="T42">Derived::foo() </text:span><text:span text:style-name="T43">is called</text:span></text:p>
                  </text:list-item>
                  <text:list-item>
                    <text:p text:style-name="P22"><text:span text:style-name="T43">If not, </text:span><text:span text:style-name="T42">Base::foo() </text:span><text:span text:style-name="T43">is called </text:span><text:span text:style-name="T43"><text:line-break/></text:span><text:span text:style-name="T43"/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3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With references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Vi</text:span><text:span text:style-name="T4">rt</text:span><text:span text:style-name="T4">ua</text:span><text:span text:style-name="T4">l </text:span><text:span text:style-name="T4">&amp; </text:span><text:span text:style-name="T4">re</text:span><text:span text:style-name="T4">fe</text:span><text:span text:style-name="T4">re</text:span><text:span text:style-name="T4">nc</text:span><text:span text:style-name="T4">es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Text Box 2" presentation:style-name="pr18" draw:text-style-name="P12" draw:layer="layout" svg:width="14.574cm" svg:height="15.7cm" svg:x="0.876cm" svg:y="2.352cm" presentation:class="outline" presentation:user-transformed="true">
          <draw:text-box>
            <text:p text:style-name="P13"><text:span text:style-name="T7">struct</text:span><text:span text:style-name="T8"> Base </text:span><text:span text:style-name="T8"><text:line-break/></text:span><text:span text:style-name="T8">{ </text:span><text:span text:style-name="T8"><text:line-break/></text:span><text:span text:style-name="T8"> <text:s text:c="2"/></text:span><text:span text:style-name="T7">virtual void</text:span><text:span text:style-name="T8"> f() </text:span><text:span text:style-name="T8"><text:line-break/></text:span><text:span text:style-name="T8">   { </text:span><text:span text:style-name="T8"><text:line-break/></text:span><text:span text:style-name="T8">      cout &lt;&lt; </text:span><text:span text:style-name="T47">"B"</text:span><text:span text:style-name="T8"> &lt;&lt; endl; </text:span><text:span text:style-name="T8"><text:line-break/></text:span><text:span text:style-name="T8">   } </text:span><text:span text:style-name="T8"><text:line-break/></text:span><text:span text:style-name="T8">}; </text:span><text:span text:style-name="T8"><text:line-break/></text:span><text:span text:style-name="T8"/></text:p>
            <text:p text:style-name="P13"><text:span text:style-name="T7">struct</text:span><text:span text:style-name="T8"> Derived: </text:span><text:span text:style-name="T7">public</text:span><text:span text:style-name="T8"> Base </text:span><text:span text:style-name="T8"><text:line-break/></text:span><text:span text:style-name="T8">{ </text:span><text:span text:style-name="T8"><text:line-break/></text:span><text:span text:style-name="T8">   </text:span><text:span text:style-name="T7">void</text:span><text:span text:style-name="T8"> f() </text:span><text:span text:style-name="T8"><text:line-break/></text:span><text:span text:style-name="T8">   { </text:span><text:span text:style-name="T8"><text:line-break/></text:span><text:span text:style-name="T8">      cout &lt;&lt; </text:span><text:span text:style-name="T47">"D"</text:span><text:span text:style-name="T8"> &lt;&lt; endl; </text:span><text:span text:style-name="T8"><text:line-break/></text:span><text:span text:style-name="T8">   } </text:span><text:span text:style-name="T8"><text:line-break/></text:span><text:span text:style-name="T8">}; </text:span></text:p>
          </draw:text-box>
        </draw:frame>
        <draw:custom-shape draw:name="Text Box 2" draw:style-name="gr9" draw:text-style-name="P16" draw:layer="layout" svg:width="10.794cm" svg:height="17.525cm" svg:x="14.098cm" svg:y="1.27cm">
          <text:p text:style-name="P15"><text:span text:style-name="T48">int</text:span><text:span text:style-name="T49"> main() </text:span><text:span text:style-name="T49"><text:line-break/></text:span><text:span text:style-name="T49">{ </text:span></text:p>
          <text:p text:style-name="P15"><text:span text:style-name="T49"><text:s text:c="3"/></text:span><text:span text:style-name="T49">Derived d; </text:span></text:p>
          <text:p text:style-name="P15"><text:span text:style-name="T49"/></text:p>
          <text:p text:style-name="P23"><text:span text:style-name="T50"><text:s text:c="3"/></text:span><text:span text:style-name="T50">Base b = d; <text:s/></text:span><text:span text:style-name="T50"><text:line-break/></text:span><text:span text:style-name="T50">   b.f(); </text:span><text:span text:style-name="T51">//B</text:span><text:span text:style-name="T50"><text:line-break/></text:span><text:span text:style-name="T49">   </text:span></text:p>
          <text:p text:style-name="P23"><text:span text:style-name="T49"><text:s text:c="3"/></text:span><text:span text:style-name="T49">Base&amp; bref= d; </text:span><text:span text:style-name="T49"><text:line-break/></text:span><text:span text:style-name="T49">   bref.f(); </text:span><text:span text:style-name="T52">//D</text:span></text:p>
          <text:p text:style-name="P23"><text:span text:style-name="T49">   </text:span></text:p>
          <text:p text:style-name="P23"><text:span text:style-name="T49"><text:s text:c="3"/></text:span><text:span text:style-name="T49">Base* bp = &amp;d; </text:span><text:span text:style-name="T49"><text:line-break/></text:span><text:span text:style-name="T49"> <text:s text:c="2"/>bp-&gt;f(); </text:span><text:span text:style-name="T52">//D</text:span></text:p>
          <text:p text:style-name="P15"><text:span text:style-name="T52"/></text:p>
          <text:p text:style-name="P15"><text:span text:style-name="T53"><text:s text:c="3"/></text:span><text:span text:style-name="T53">Base b1;</text:span><text:span text:style-name="T52"><text:line-break/></text:span><text:span text:style-name="T49"> <text:s text:c="2"/>// Derived d1 = b1;</text:span></text:p>
          <text:p text:style-name="P15"><text:span text:style-name="T49"><text:s text:c="3"/></text:span><text:span text:style-name="T49">// won’t compile</text:span></text:p>
          <text:p text:style-name="P15"><text:span text:style-name="T49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0" draw:text-style-name="P16" xml:id="id1" draw:id="id1" draw:layer="layout" svg:width="0.512cm" svg:height="2.564cm" svg:x="21.441cm" svg:y="14.6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4.216cm" svg:height="10.662cm" svg:x="2.752cm" svg:y="2.134cm" draw:page-number="14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Base function that calls virtual function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B</text:span><text:span text:style-name="T4">as</text:span><text:span text:style-name="T4">e </text:span><text:span text:style-name="T4">fu</text:span><text:span text:style-name="T4">nc</text:span><text:span text:style-name="T4">tio</text:span><text:span text:style-name="T4">n </text:span><text:span text:style-name="T4">th</text:span><text:span text:style-name="T4">at </text:span><text:span text:style-name="T4">ca</text:span><text:span text:style-name="T4">lls </text:span><text:span text:style-name="T4">vir</text:span><text:span text:style-name="T4">tu</text:span><text:span text:style-name="T4">al </text:span><text:span text:style-name="T4">fu</text:span><text:span text:style-name="T4">nc</text:span><text:span text:style-name="T4">tio</text:span><text:span text:style-name="T4">n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16" draw:text-style-name="P12" draw:layer="layout" svg:width="24.341cm" svg:height="15.874cm" svg:x="0.847cm" svg:y="2.54cm" presentation:class="outline" presentation:user-transformed="true">
          <draw:text-box>
            <text:p text:style-name="P13"><text:span text:style-name="T54">struct</text:span><text:span text:style-name="T55"> Base {</text:span></text:p>
            <text:p text:style-name="P13"><text:span text:style-name="T55"><text:s text:c="2"/></text:span><text:span text:style-name="T56">virtual</text:span><text:span text:style-name="T55"> </text:span><text:span text:style-name="T56">void</text:span><text:span text:style-name="T55"> f() { cout&lt;&lt; </text:span><text:span text:style-name="T57">"Base f()" </text:span><text:span text:style-name="T55">&lt;&lt;endl; }</text:span></text:p>
            <text:p text:style-name="P13"><text:span text:style-name="T55"><text:s text:c="10"/></text:span><text:span text:style-name="T56">void</text:span><text:span text:style-name="T55"> g() { f(); }</text:span></text:p>
            <text:p text:style-name="P13"><text:span text:style-name="T55">};</text:span></text:p>
            <text:p text:style-name="P13"><text:span text:style-name="T55"/></text:p>
            <text:p text:style-name="P13"><text:span text:style-name="T56">struct</text:span><text:span text:style-name="T55"> Derived : </text:span><text:span text:style-name="T56">public</text:span><text:span text:style-name="T55"> Base {</text:span></text:p>
            <text:p text:style-name="P13"><text:span text:style-name="T55"><text:s text:c="2"/></text:span><text:span text:style-name="T56">void </text:span><text:span text:style-name="T55">f() { cout&lt;&lt;</text:span><text:span text:style-name="T57"> “Derived f()"</text:span><text:span text:style-name="T55"> &lt;&lt;endl; }</text:span></text:p>
            <text:p text:style-name="P13"><text:span text:style-name="T55">};</text:span></text:p>
            <text:p text:style-name="P13"><text:span text:style-name="T55"/></text:p>
            <text:p text:style-name="P13"><text:span text:style-name="T56">int</text:span><text:span text:style-name="T55"> main(){</text:span></text:p>
            <text:p text:style-name="P13"><text:span text:style-name="T55"><text:s text:c="2"/></text:span><text:span text:style-name="T55">Derived d;</text:span></text:p>
            <text:p text:style-name="P13"><text:span text:style-name="T55"><text:s text:c="2"/></text:span><text:span text:style-name="T55">d.g() </text:span></text:p>
            <text:p text:style-name="P13"><text:span text:style-name="T55">}</text:span></text:p>
            <text:p text:style-name="P13"><text:span text:style-name="T58">will print “Derived f()”. Why??</text:span></text:p>
          </draw:text-box>
        </draw:frame>
        <presentation:notes draw:style-name="dp3">
          <draw:page-thumbnail draw:style-name="gr1" draw:layer="layout" svg:width="14.212cm" svg:height="10.659cm" svg:x="2.753cm" svg:y="2.16cm" draw:page-number="15" presentation:class="page"/>
          <draw:frame presentation:style-name="pr19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ase function that calls virtual function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B</text:span><text:span text:style-name="T4">as</text:span><text:span text:style-name="T4">e </text:span><text:span text:style-name="T4">fu</text:span><text:span text:style-name="T4">nc</text:span><text:span text:style-name="T4">tio</text:span><text:span text:style-name="T4">n </text:span><text:span text:style-name="T4">th</text:span><text:span text:style-name="T4">at </text:span><text:span text:style-name="T4">ca</text:span><text:span text:style-name="T4">lls </text:span><text:span text:style-name="T4">vir</text:span><text:span text:style-name="T4">tu</text:span><text:span text:style-name="T4">al </text:span><text:span text:style-name="T4">fu</text:span><text:span text:style-name="T4">nc</text:span><text:span text:style-name="T4">tio</text:span><text:span text:style-name="T4">n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16" draw:text-style-name="P12" draw:layer="layout" svg:width="24.341cm" svg:height="15.874cm" svg:x="0.847cm" svg:y="2.54cm" presentation:class="outline" presentation:user-transformed="true">
          <draw:text-box>
            <text:p text:style-name="P13"><text:span text:style-name="T54">struct</text:span><text:span text:style-name="T55"> Base {</text:span></text:p>
            <text:p text:style-name="P13"><text:span text:style-name="T55"><text:s text:c="2"/></text:span><text:span text:style-name="T56">virtual</text:span><text:span text:style-name="T55"> </text:span><text:span text:style-name="T56">void</text:span><text:span text:style-name="T55"> f() { cout&lt;&lt; </text:span><text:span text:style-name="T57">"Base f()" </text:span><text:span text:style-name="T55">&lt;&lt;endl; }</text:span></text:p>
            <text:p text:style-name="P13"><text:span text:style-name="T55"><text:s text:c="10"/></text:span><text:span text:style-name="T56">void</text:span><text:span text:style-name="T55"> g(</text:span><text:span text:style-name="T59">Base* this</text:span><text:span text:style-name="T55">) {</text:span><text:span text:style-name="T59">this-&gt;</text:span><text:span text:style-name="T55">f(); }</text:span></text:p>
            <text:p text:style-name="P13"><text:span text:style-name="T55">};</text:span></text:p>
            <text:p text:style-name="P13"><text:span text:style-name="T55"/></text:p>
            <text:p text:style-name="P13"><text:span text:style-name="T56">struct</text:span><text:span text:style-name="T55"> Derived : </text:span><text:span text:style-name="T56">public</text:span><text:span text:style-name="T55"> Base {</text:span></text:p>
            <text:p text:style-name="P13"><text:span text:style-name="T55"><text:s text:c="2"/></text:span><text:span text:style-name="T56">void </text:span><text:span text:style-name="T55">f() { cout&lt;&lt;</text:span><text:span text:style-name="T57"> “Derived f()"</text:span><text:span text:style-name="T55"> &lt;&lt;endl; }</text:span></text:p>
            <text:p text:style-name="P13"><text:span text:style-name="T55">};</text:span></text:p>
            <text:p text:style-name="P13"><text:span text:style-name="T55"/></text:p>
            <text:p text:style-name="P13"><text:span text:style-name="T56">int</text:span><text:span text:style-name="T55"> main(){</text:span></text:p>
            <text:p text:style-name="P13"><text:span text:style-name="T55"><text:s text:c="2"/></text:span><text:span text:style-name="T55">Derived d;</text:span></text:p>
            <text:p text:style-name="P13"><text:span text:style-name="T55"><text:s text:c="2"/></text:span><text:span text:style-name="T59">Base::</text:span><text:span text:style-name="T55">g(</text:span><text:span text:style-name="T59">&amp;d</text:span><text:span text:style-name="T55">) </text:span></text:p>
            <text:p text:style-name="P13"><text:span text:style-name="T55">}</text:span></text:p>
            <text:p text:style-name="P13"><text:span text:style-name="T58">...</text:span></text:p>
          </draw:text-box>
        </draw:frame>
        <presentation:notes draw:style-name="dp3">
          <draw:page-thumbnail draw:style-name="gr1" draw:layer="layout" svg:width="14.212cm" svg:height="10.659cm" svg:x="2.753cm" svg:y="2.16cm" draw:page-number="16" presentation:class="page"/>
          <draw:frame presentation:style-name="pr19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alling virtual function from a constructor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</text:span><text:span text:style-name="T4">all</text:span><text:span text:style-name="T4">in</text:span><text:span text:style-name="T4">g </text:span><text:span text:style-name="T4">vir</text:span><text:span text:style-name="T4">tu</text:span><text:span text:style-name="T4">al </text:span><text:span text:style-name="T4">fu</text:span><text:span text:style-name="T4">nc</text:span><text:span text:style-name="T4">tio</text:span><text:span text:style-name="T4">n </text:span><text:span text:style-name="T4">fr</text:span><text:span text:style-name="T4">o</text:span><text:span text:style-name="T4">m </text:span><text:span text:style-name="T4">a </text:span><text:span text:style-name="T4">co</text:span><text:span text:style-name="T4">ns</text:span><text:span text:style-name="T4">tr</text:span><text:span text:style-name="T4">uc</text:span><text:span text:style-name="T4">to</text:span><text:span text:style-name="T4">r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16" draw:text-style-name="P12" draw:layer="layout" svg:width="23.706cm" svg:height="15.874cm" svg:x="0.847cm" svg:y="2.64cm" presentation:class="outline" presentation:user-transformed="true">
          <draw:text-box>
            <text:p text:style-name="P13"><text:span text:style-name="T19">struct</text:span><text:span text:style-name="T55"> Base {</text:span></text:p>
            <text:p text:style-name="P13"><text:span text:style-name="T55"><text:s text:c="2"/></text:span><text:span text:style-name="T55">Base() { f(); }</text:span></text:p>
            <text:p text:style-name="P13"><text:span text:style-name="T55"><text:s text:c="2"/></text:span><text:span text:style-name="T60">virtual void </text:span><text:span text:style-name="T55">f(){ cout&lt;&lt;“Base”&lt;&lt;endl;}</text:span></text:p>
            <text:p text:style-name="P13"><text:span text:style-name="T55">};</text:span></text:p>
            <text:p text:style-name="P13"><text:span text:style-name="T60">struct</text:span><text:span text:style-name="T55"> Derived: </text:span><text:span text:style-name="T60">public</text:span><text:span text:style-name="T55"> Base {</text:span></text:p>
            <text:p text:style-name="P13"><text:span text:style-name="T55"><text:s text:c="2"/></text:span><text:span text:style-name="T60">virtual void </text:span><text:span text:style-name="T55">f(){ cout&lt;&lt;“Derived”&lt;&lt;endl;}</text:span></text:p>
            <text:p text:style-name="P13"><text:span text:style-name="T55">};</text:span></text:p>
            <text:p text:style-name="P13"><text:span text:style-name="T60">int</text:span><text:span text:style-name="T55"> main(){</text:span></text:p>
            <text:p text:style-name="P13"><text:span text:style-name="T55"><text:s text:c="2"/></text:span><text:span text:style-name="T55">Derived d; </text:span><text:span text:style-name="T61">// would print “Base”</text:span></text:p>
            <text:p text:style-name="P13"><text:span text:style-name="T61">}</text:span></text:p>
            <text:p text:style-name="P13"><text:span text:style-name="T62">Why? Because when Base() is called, Derived is not </text:span><text:span text:style-name="T62">constructed yet! <text:s text:c="3"/></text:span><text:span text:style-name="T63"><text:a xlink:href="https://stackoverflow.com/q/962132/827927" xlink:type="simple">https://stackoverflow.com/q/962132/827927</text:a></text:span><text:span text:style-name="T63">s</text:span></text:p>
          </draw:text-box>
        </draw:frame>
        <presentation:notes draw:style-name="dp3">
          <draw:page-thumbnail draw:style-name="gr1" draw:layer="layout" svg:width="14.212cm" svg:height="10.659cm" svg:x="2.753cm" svg:y="2.16cm" draw:page-number="17" presentation:class="page"/>
          <draw:frame presentation:style-name="pr19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alling virtual function from a destructor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</text:span><text:span text:style-name="T4">all</text:span><text:span text:style-name="T4">in</text:span><text:span text:style-name="T4">g </text:span><text:span text:style-name="T4">vir</text:span><text:span text:style-name="T4">tu</text:span><text:span text:style-name="T4">al </text:span><text:span text:style-name="T4">fu</text:span><text:span text:style-name="T4">nc</text:span><text:span text:style-name="T4">tio</text:span><text:span text:style-name="T4">n </text:span><text:span text:style-name="T4">fr</text:span><text:span text:style-name="T4">o</text:span><text:span text:style-name="T4">m </text:span><text:span text:style-name="T4">a </text:span><text:span text:style-name="T4">de</text:span><text:span text:style-name="T4">str</text:span><text:span text:style-name="T4">uc</text:span><text:span text:style-name="T4">to</text:span><text:span text:style-name="T4">r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16" draw:text-style-name="P12" draw:layer="layout" svg:width="23.706cm" svg:height="15.874cm" svg:x="0.847cm" svg:y="2.54cm" presentation:class="outline" presentation:user-transformed="true">
          <draw:text-box>
            <text:p text:style-name="P13"><text:span text:style-name="T19">struct</text:span><text:span text:style-name="T55"> Base {</text:span></text:p>
            <text:p text:style-name="P13"><text:span text:style-name="T55"><text:s text:c="2"/></text:span><text:span text:style-name="T55">~Base() { f(); }</text:span></text:p>
            <text:p text:style-name="P13"><text:span text:style-name="T55"><text:s text:c="2"/></text:span><text:span text:style-name="T60">virtual void </text:span><text:span text:style-name="T55">f() { cout&lt;&lt;“Base”&lt;&lt;endl;}</text:span></text:p>
            <text:p text:style-name="P13"><text:span text:style-name="T55">};</text:span></text:p>
            <text:p text:style-name="P13"><text:span text:style-name="T60">struct</text:span><text:span text:style-name="T55"> Derived: </text:span><text:span text:style-name="T60">public</text:span><text:span text:style-name="T55"> Base {</text:span></text:p>
            <text:p text:style-name="P13"><text:span text:style-name="T55"><text:s text:c="2"/></text:span><text:span text:style-name="T60">virtual void </text:span><text:span text:style-name="T55">f() { cout&lt;&lt;“Derived”&lt;&lt;endl;}</text:span></text:p>
            <text:p text:style-name="P13"><text:span text:style-name="T55">};</text:span></text:p>
            <text:p text:style-name="P13"><text:span text:style-name="T60">int</text:span><text:span text:style-name="T55"> main(){</text:span></text:p>
            <text:p text:style-name="P13"><text:span text:style-name="T55"><text:s text:c="2"/></text:span><text:span text:style-name="T55">Derived d; </text:span><text:span text:style-name="T61">// would print “Base”</text:span></text:p>
            <text:p text:style-name="P13"><text:span text:style-name="T61">}</text:span></text:p>
            <text:p text:style-name="P13"><text:span text:style-name="T62">Why? Because when ~Base() is called, Derived is </text:span><text:span text:style-name="T62">already destructed! <text:s text:c="3"/></text:span><text:span text:style-name="T63"><text:a xlink:href="https://stackoverflow.com/q/962132/827927" xlink:type="simple">https://stackoverflow.com/q/962132/827927</text:a></text:span></text:p>
            <text:p text:style-name="P13"><text:span text:style-name="T55"/></text:p>
            <text:p text:style-name="P13"><text:span text:style-name="T64"/></text:p>
          </draw:text-box>
        </draw:frame>
        <presentation:notes draw:style-name="dp3">
          <draw:page-thumbnail draw:style-name="gr1" draw:layer="layout" svg:width="14.212cm" svg:height="10.659cm" svg:x="2.753cm" svg:y="2.16cm" draw:page-number="18" presentation:class="page"/>
          <draw:frame presentation:style-name="pr19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olymorphism rules: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</text:span><text:span text:style-name="T4">ol</text:span><text:span text:style-name="T4">y</text:span><text:span text:style-name="T4">m</text:span><text:span text:style-name="T4">or</text:span><text:span text:style-name="T4">ph</text:span><text:span text:style-name="T4">is</text:span><text:span text:style-name="T4">m </text:span><text:span text:style-name="T4">rul</text:span><text:span text:style-name="T4">es</text:span><text:span text:style-name="T4">: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25"><text:span text:style-name="T6">When calling a method, polymorphism will </text:span><text:span text:style-name="T6">take place if:</text:span></text:p>
            <text:list text:style-name="L6">
              <text:list-item>
                <text:list>
                  <text:list-item>
                    <text:p text:style-name="P26"><text:span text:style-name="T6"><text:s/></text:span><text:span text:style-name="T6">We call a method through pointer or </text:span><text:span text:style-name="T6">reference to a base class that actually points </text:span><text:span text:style-name="T6">to a derived object.</text:span></text:p>
                  </text:list-item>
                  <text:list-item>
                    <text:p text:style-name="P26"><text:span text:style-name="T6"><text:s/></text:span><text:span text:style-name="T6">The method must be virtual in the base.</text:span></text:p>
                  </text:list-item>
                  <text:list-item>
                    <text:p text:style-name="P26"><text:span text:style-name="T6"><text:s/></text:span><text:span text:style-name="T6">We are not in ctor / dtor</text:span></text:p>
                  </text:list-item>
                  <text:list-item>
                    <text:p text:style-name="P26"><text:span text:style-name="T6"><text:s/></text:span><text:span text:style-name="T6">The derived class must override the base </text:span><text:span text:style-name="T6">method with exactly the same signature </text:span><text:span text:style-name="T6"><text:line-break/></text:span><text:span text:style-name="T38">(C++11 put </text:span><text:span text:style-name="T65">override</text:span><text:span text:style-name="T38"> between () and { } to check </text:span><text:span text:style-name="T38">that the method really overrides in compile time)</text:span></text:p>
                  </text:list-item>
                </text:list>
              </text:list-item>
            </text:list>
            <text:p text:style-name="P20"><text:span text:style-name="T6"/></text:p>
            <text:p text:style-name="P20"><text:span text:style-name="T6"/></text:p>
          </draw:text-box>
        </draw:frame>
        <presentation:notes draw:style-name="dp2">
          <draw:page-thumbnail draw:name="מציין מיקום של תמונת שקופית 1" draw:style-name="gr1" draw:layer="layout" svg:width="14.216cm" svg:height="10.662cm" svg:x="2.752cm" svg:y="2.134cm" draw:page-number="19" presentation:class="page"/>
          <draw:frame draw:name="מציין מיקום של הערות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Implementation of Virtual Method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Im</text:span><text:span text:style-name="T4">pl</text:span><text:span text:style-name="T4">e</text:span><text:span text:style-name="T4">m</text:span><text:span text:style-name="T4">en</text:span><text:span text:style-name="T4">tat</text:span><text:span text:style-name="T4">io</text:span><text:span text:style-name="T4">n </text:span><text:span text:style-name="T4">of </text:span><text:span text:style-name="T4">Vi</text:span><text:span text:style-name="T4">rt</text:span><text:span text:style-name="T4">ua</text:span><text:span text:style-name="T4">l </text:span><text:span text:style-name="T4">M</text:span><text:span text:style-name="T4">et</text:span><text:span text:style-name="T4">ho</text:span><text:span text:style-name="T4">d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6"/></text:p>
            <text:list text:style-name="L5">
              <text:list-item>
                <text:list>
                  <text:list-item>
                    <text:p text:style-name="P22"><text:span text:style-name="T67">Each object has a </text:span><text:span text:style-name="T68">single </text:span><text:span text:style-name="T67">pointer to an array of </text:span><text:span text:style-name="T67">function pointers.</text:span></text:p>
                  </text:list-item>
                  <text:list-item>
                    <text:p text:style-name="P22"><text:span text:style-name="T67">This array contains pointers to the appropriate </text:span><text:span text:style-name="T67">functions.</text:span></text:p>
                  </text:list-item>
                </text:list>
              </text:list-item>
            </text:list>
            <text:p text:style-name="P13"><text:span text:style-name="T6"/></text:p>
            <text:p text:style-name="P13"><text:span text:style-name="T12">Cost</text:span><text:span text:style-name="T6">:</text:span></text:p>
            <text:list text:continue-numbering="true" text:style-name="L5">
              <text:list-item>
                <text:list>
                  <text:list-item>
                    <text:p text:style-name="P22"><text:span text:style-name="T67">For each class, we store one table.</text:span></text:p>
                  </text:list-item>
                  <text:list-item>
                    <text:p text:style-name="P22"><text:span text:style-name="T67">Each object contains one field that points to </text:span><text:span text:style-name="T67">the right tabl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20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21" draw:style-name="dp1" draw:master-page-name="כותרת_20_בלבד" presentation:presentation-page-layout-name="AL4T19">
        <office:forms form:automatic-focus="false" form:apply-design-mode="false"/>
        <draw:custom-shape draw:name="Rectangle 3" draw:style-name="gr11" draw:text-style-name="P27" draw:layer="layout" svg:width="3.046cm" svg:height="9.736cm" svg:x="16.14cm" svg:y="6.6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2" draw:text-style-name="P28" draw:layer="layout" svg:width="8.779cm" svg:height="18.038cm" svg:x="0.619cm" svg:y="0.506cm">
          <text:p text:style-name="P15"><text:span text:style-name="T69">class</text:span><text:span text:style-name="T70"> A </text:span><text:span text:style-name="T70"><text:line-break/></text:span><text:span text:style-name="T70">{ </text:span><text:span text:style-name="T69">public</text:span><text:span text:style-name="T70">: </text:span><text:span text:style-name="T70"><text:line-break/></text:span><text:span text:style-name="T70">   </text:span><text:span text:style-name="T69">virtual</text:span><text:span text:style-name="T70"> </text:span><text:span text:style-name="T69">void</text:span><text:span text:style-name="T70"> f1();    </text:span><text:span text:style-name="T69">virtual</text:span><text:span text:style-name="T70"> </text:span><text:span text:style-name="T69">void</text:span><text:span text:style-name="T70"> f2();    </text:span><text:span text:style-name="T69">int</text:span><text:span text:style-name="T70"> _a; </text:span></text:p>
          <text:p text:style-name="P15"><text:span text:style-name="T70">}; </text:span></text:p>
          <text:p text:style-name="P15"><text:span text:style-name="T70"><text:line-break/></text:span><text:span text:style-name="T69">class</text:span><text:span text:style-name="T70"> B: </text:span><text:span text:style-name="T69">public</text:span><text:span text:style-name="T70"> A </text:span><text:span text:style-name="T70"><text:line-break/></text:span><text:span text:style-name="T70">{ </text:span><text:span text:style-name="T69">public</text:span><text:span text:style-name="T70">: </text:span><text:span text:style-name="T70"><text:line-break/></text:span><text:span text:style-name="T70"> <text:s/></text:span><text:span text:style-name="T69"><text:s/>void</text:span><text:span text:style-name="T70"> f1(); </text:span></text:p>
          <text:p text:style-name="P15"><text:span text:style-name="T70"><text:s text:c="3"/></text:span><text:span text:style-name="T69">virtual void</text:span><text:span text:style-name="T70"> f3();</text:span></text:p>
          <text:p text:style-name="P15"><text:span text:style-name="T70"><text:s text:c="3"/></text:span><text:span text:style-name="T69">void</text:span><text:span text:style-name="T70"> f4(); </text:span><text:span text:style-name="T70"><text:line-break/></text:span><text:span text:style-name="T70">   </text:span><text:span text:style-name="T69">int</text:span><text:span text:style-name="T70"> _b; </text:span></text:p>
          <text:p text:style-name="P15"><text:span text:style-name="T70">}; </text:span></text:p>
          <text:p text:style-name="P15"><text:span text:style-name="T70">A* a1= new A;</text:span></text:p>
          <text:p text:style-name="P15"><text:span text:style-name="T70">A* a2= new A;</text:span><text:span text:style-name="T70"><text:line-break/></text:span><text:span text:style-name="T70">A* a3= new B;</text:span></text:p>
          <text:p text:style-name="P15"><text:span text:style-name="T70">//B* b1 = new A;</text:span></text:p>
          <text:p text:style-name="P15"><text:span text:style-name="T70">a1→f1();</text:span></text:p>
          <text:p text:style-name="P15"><text:span text:style-name="T70">a3→f1(); // same code</text:span></text:p>
          <text:p text:style-name="P15"><text:span text:style-name="T7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3" draw:text-style-name="P28" draw:layer="layout" svg:width="4.444cm" svg:height="3.299cm" svg:x="20.457cm" svg:y="3.81cm">
          <text:p text:style-name="P15"><text:span text:style-name="T71">void A::f1</text:span></text:p>
          <text:p text:style-name="P17"><text:span text:style-name="T71">{ </text:span></text:p>
          <text:p text:style-name="P17"><text:span text:style-name="T71"><text:s/></text:span><text:span text:style-name="T72">//...</text:span></text:p>
          <text:p text:style-name="P17"><text:span text:style-name="T71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28" draw:layer="layout" svg:width="4.444cm" svg:height="3.299cm" svg:x="20.457cm" svg:y="7.567cm">
          <text:p text:style-name="P15"><text:span text:style-name="T71">void A::f2</text:span></text:p>
          <text:p text:style-name="P17"><text:span text:style-name="T71">{ </text:span></text:p>
          <text:p text:style-name="P17"><text:span text:style-name="T71"><text:s/></text:span><text:span text:style-name="T72">//...</text:span></text:p>
          <text:p text:style-name="P17"><text:span text:style-name="T71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3" draw:text-style-name="P28" draw:layer="layout" svg:width="4.444cm" svg:height="3.299cm" svg:x="20.457cm" svg:y="11.324cm">
          <text:p text:style-name="P15"><text:span text:style-name="T71">void B::f1</text:span></text:p>
          <text:p text:style-name="P17"><text:span text:style-name="T71">{ </text:span></text:p>
          <text:p text:style-name="P17"><text:span text:style-name="T71"><text:s/></text:span><text:span text:style-name="T72">//...</text:span></text:p>
          <text:p text:style-name="P17"><text:span text:style-name="T71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4" draw:text-style-name="P16" draw:layer="layout" svg:width="2.836cm" svg:height="1.098cm" svg:x="16.249cm" svg:y="6.853cm">
          <text:p text:style-name="P17"><text:span text:style-name="T73">v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4" draw:text-style-name="P16" draw:layer="layout" svg:width="0.969cm" svg:height="1.267cm" svg:x="16.46cm" svg:y="8.123cm">
          <text:p text:style-name="P17"><text:span text:style-name="T7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14" draw:text-style-name="P16" draw:layer="layout" svg:width="0.969cm" svg:height="1.267cm" svg:x="16.398cm" svg:y="11.95cm">
          <text:p text:style-name="P17"><text:span text:style-name="T74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">
          <draw:g draw:name="Group 12">
            <draw:custom-shape draw:name="Rectangle 13" draw:style-name="gr15" draw:text-style-name="P16" draw:layer="layout" svg:width="3.386cm" svg:height="1.009cm" svg:x="11.492cm" svg:y="7.505cm">
              <text:p text:style-name="P15"><text:span text:style-name="T73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" draw:style-name="gr15" draw:text-style-name="P16" draw:layer="layout" svg:width="3.386cm" svg:height="1.009cm" svg:x="11.492cm" svg:y="8.515cm">
              <text:p text:style-name="P17"><text:span text:style-name="T73">_</text:span><text:span text:style-name="T73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15" draw:style-name="gr3" draw:text-style-name="P16" draw:layer="layout" svg:width="2.576cm" svg:height="1.61cm" svg:x="9.326cm" svg:y="7.21cm">
            <text:p text:style-name="P15"><text:span text:style-name="T73">*a1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6">
          <draw:g draw:name="Group 17">
            <draw:custom-shape draw:name="Rectangle 18" draw:style-name="gr15" draw:text-style-name="P16" draw:layer="layout" svg:width="3.386cm" svg:height="1.009cm" svg:x="11.492cm" svg:y="13.057cm">
              <text:p text:style-name="P15"><text:span text:style-name="T73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9" draw:style-name="gr15" draw:text-style-name="P16" draw:layer="layout" svg:width="3.386cm" svg:height="1.009cm" svg:x="11.492cm" svg:y="14.067cm">
              <text:p text:style-name="P17"><text:span text:style-name="T73">_</text:span><text:span text:style-name="T73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0" draw:style-name="gr15" draw:text-style-name="P16" draw:layer="layout" svg:width="3.386cm" svg:height="1.009cm" svg:x="11.492cm" svg:y="15.077cm">
              <text:p text:style-name="P17"><text:span text:style-name="T73">_</text:span><text:span text:style-name="T73">b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21" draw:style-name="gr3" draw:text-style-name="P16" draw:layer="layout" svg:width="2.576cm" svg:height="1.61cm" svg:x="9.33cm" svg:y="12.762cm">
            <text:p text:style-name="P15"><text:span text:style-name="T73">*a3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g draw:name="Group 23">
            <draw:custom-shape draw:name="Rectangle 24" draw:style-name="gr15" draw:text-style-name="P16" draw:layer="layout" svg:width="3.386cm" svg:height="1.009cm" svg:x="11.492cm" svg:y="10.279cm">
              <text:p text:style-name="P15"><text:span text:style-name="T73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5" draw:style-name="gr15" draw:text-style-name="P16" draw:layer="layout" svg:width="3.386cm" svg:height="1.009cm" svg:x="11.492cm" svg:y="11.289cm">
              <text:p text:style-name="P17"><text:span text:style-name="T73">_</text:span><text:span text:style-name="T73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26" draw:style-name="gr3" draw:text-style-name="P16" draw:layer="layout" svg:width="2.576cm" svg:height="1.61cm" svg:x="9.326cm" svg:y="9.984cm">
            <text:p text:style-name="P15"><text:span text:style-name="T73">*a2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27" draw:style-name="gr13" draw:text-style-name="P28" draw:layer="layout" svg:width="4.444cm" svg:height="3.299cm" svg:x="20.457cm" svg:y="15.081cm">
          <text:p text:style-name="P15"><text:span text:style-name="T71">void B::f3</text:span></text:p>
          <text:p text:style-name="P17"><text:span text:style-name="T71">{ </text:span></text:p>
          <text:p text:style-name="P17"><text:span text:style-name="T71"><text:s/></text:span><text:span text:style-name="T72">//...</text:span></text:p>
          <text:p text:style-name="P17"><text:span text:style-name="T71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8">
          <draw:custom-shape draw:name="Rectangle 29" draw:style-name="gr15" draw:text-style-name="P16" draw:layer="layout" svg:width="2.116cm" svg:height="1.009cm" svg:x="16.642cm" svg:y="13.07cm">
            <text:p text:style-name="P17"><text:span text:style-name="T73">f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15" draw:text-style-name="P16" draw:layer="layout" svg:width="2.116cm" svg:height="1.009cm" svg:x="16.642cm" svg:y="14.08cm">
            <text:p text:style-name="P17"><text:span text:style-name="T73">f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15" draw:text-style-name="P16" draw:layer="layout" svg:width="2.116cm" svg:height="1.009cm" svg:x="16.642cm" svg:y="15.09cm">
            <text:p text:style-name="P17"><text:span text:style-name="T73">f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2">
          <draw:custom-shape draw:name="Rectangle 33" draw:style-name="gr15" draw:text-style-name="P16" draw:layer="layout" svg:width="2.116cm" svg:height="1.009cm" svg:x="16.642cm" svg:y="9.393cm">
            <text:p text:style-name="P17"><text:span text:style-name="T73">f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4" draw:style-name="gr15" draw:text-style-name="P16" draw:layer="layout" svg:width="2.116cm" svg:height="1.009cm" svg:x="16.642cm" svg:y="10.403cm">
            <text:p text:style-name="P17"><text:span text:style-name="T73">f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AutoShape 35" draw:style-name="gr16" draw:text-style-name="P19" draw:layer="layout" svg:width="1.684cm" svg:height="1.886cm" svg:x="14.918cm" svg:y="8.0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36" draw:style-name="gr16" draw:text-style-name="P19" draw:layer="layout" svg:width="1.684cm" svg:height="0.885cm" svg:x="14.918cm" svg:y="9.8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37" draw:style-name="gr16" draw:text-style-name="P19" draw:layer="layout" svg:width="1.684cm" svg:height="0.012cm" svg:x="14.918cm" svg:y="13.5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38" draw:style-name="gr17" draw:text-style-name="P19" draw:layer="layout" svg:width="1.697cm" svg:height="4.419cm" svg:x="18.759cm" svg:y="5.41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39" draw:style-name="gr17" draw:text-style-name="P19" draw:layer="layout" svg:width="1.697cm" svg:height="1.672cm" svg:x="18.759cm" svg:y="9.23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0" draw:style-name="gr17" draw:text-style-name="P19" draw:layer="layout" svg:width="1.697cm" svg:height="0.583cm" svg:x="18.759cm" svg:y="12.93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1" draw:style-name="gr17" draw:text-style-name="P19" draw:layer="layout" svg:width="1.697cm" svg:height="5.35cm" svg:x="18.759cm" svg:y="9.234cm">
          <text:p/>
          <draw:enhanced-geometry draw:mirror-horizontal="false" draw:mirror-vertical="tru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range-x-minimum="-2147483647" draw:handle-range-x-maximum="2147483647" draw:handle-position="?f0 ?f4"/>
          </draw:enhanced-geometry>
        </draw:custom-shape>
        <draw:custom-shape draw:name="AutoShape 42" draw:style-name="gr17" draw:text-style-name="P19" draw:layer="layout" svg:width="1.697cm" svg:height="1.152cm" svg:x="18.759cm" svg:y="15.595cm">
          <text:p/>
          <draw:enhanced-geometry draw:mirror-horizontal="false" draw:mirror-vertical="false" svg:viewBox="0 0 21600 21600" draw:type="mso-spt32" draw:enhanced-path="M 0 0 L 21600 21600 N"/>
        </draw:custom-shape>
        <draw:frame draw:name="מציין מיקום של מספר שקופית 4" presentation:style-name="pr20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AutoShape 35" draw:style-name="gr18" draw:text-style-name="P19" draw:layer="layout" svg:width="9.947cm" svg:height="0.007cm" svg:x="9.489cm" svg:y="15.182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2">
          <draw:page-thumbnail draw:name="Slide Image Placeholder 1" draw:style-name="gr1" draw:layer="layout" svg:width="14.216cm" svg:height="10.662cm" svg:x="2.752cm" svg:y="2.134cm" draw:page-number="21" presentation:class="page"/>
          <draw:frame draw:name="Notes Placeholder 2" presentation:style-name="pr21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22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22" draw:style-name="dp1" draw:master-page-name="כותרת_20_בלבד" presentation:presentation-page-layout-name="AL4T19">
        <office:forms form:automatic-focus="false" form:apply-design-mode="false"/>
        <draw:custom-shape draw:name="Rectangle 3" draw:style-name="gr19" draw:text-style-name="P27" draw:layer="layout" svg:width="3.046cm" svg:height="9.736cm" svg:x="16.14cm" svg:y="6.6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2" draw:text-style-name="P29" draw:layer="layout" svg:width="8.779cm" svg:height="17.191cm" svg:x="0.71cm" svg:y="0.984cm">
          <text:p text:style-name="P15"><text:span text:style-name="T69">class</text:span><text:span text:style-name="T70"> A </text:span><text:span text:style-name="T70"><text:line-break/></text:span><text:span text:style-name="T70">{ </text:span><text:span text:style-name="T69">public</text:span><text:span text:style-name="T70">: </text:span><text:span text:style-name="T70"><text:line-break/></text:span><text:span text:style-name="T70">   </text:span><text:span text:style-name="T69">virtual</text:span><text:span text:style-name="T70"> </text:span><text:span text:style-name="T69">void</text:span><text:span text:style-name="T70"> f1();    </text:span><text:span text:style-name="T69">virtual</text:span><text:span text:style-name="T70"> </text:span><text:span text:style-name="T69">void</text:span><text:span text:style-name="T70"> f2();    </text:span><text:span text:style-name="T69">int</text:span><text:span text:style-name="T70"> _a; </text:span><text:span text:style-name="T70"><text:line-break/></text:span><text:span text:style-name="T70">}; </text:span></text:p>
          <text:p text:style-name="P15"><text:span text:style-name="T70"><text:line-break/></text:span><text:span text:style-name="T69">class</text:span><text:span text:style-name="T70"> B: </text:span><text:span text:style-name="T69">public</text:span><text:span text:style-name="T70"> A </text:span><text:span text:style-name="T70"><text:line-break/></text:span><text:span text:style-name="T70">{ </text:span><text:span text:style-name="T69">public</text:span><text:span text:style-name="T70">: </text:span><text:span text:style-name="T70"><text:line-break/></text:span><text:span text:style-name="T70">   </text:span><text:span text:style-name="T69">virtual</text:span><text:span text:style-name="T70"> </text:span><text:span text:style-name="T69">void</text:span><text:span text:style-name="T70"> f1();    </text:span><text:span text:style-name="T69">virtual</text:span><text:span text:style-name="T70"> </text:span><text:span text:style-name="T69">void</text:span><text:span text:style-name="T70"> f3();    </text:span><text:span text:style-name="T69">void</text:span><text:span text:style-name="T70"> f4(); </text:span><text:span text:style-name="T70"><text:line-break/></text:span><text:span text:style-name="T70">   </text:span><text:span text:style-name="T69">int</text:span><text:span text:style-name="T70"> _b; </text:span><text:span text:style-name="T70"><text:line-break/></text:span><text:span text:style-name="T70">}; </text:span><text:span text:style-name="T70"><text:line-break/></text:span><text:span text:style-name="T70"><text:line-break/></text:span><text:span text:style-name="T70">A* a1= new A;</text:span></text:p>
          <text:p text:style-name="P15"><text:span text:style-name="T70">A* a2= new A; </text:span><text:span text:style-name="T70"><text:line-break/></text:span><text:span text:style-name="T70">A* a3= new B; <text:s/></text:span></text:p>
          <text:p text:style-name="P15"><text:span text:style-name="T70">a3→f3(); // comp.err.</text:span></text:p>
          <text:p text:style-name="P23"><text:span text:style-name="T70">((B*)a1)-&gt;f3(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3" draw:text-style-name="P29" draw:layer="layout" svg:width="4.444cm" svg:height="3.299cm" svg:x="20.457cm" svg:y="3.81cm">
          <text:p text:style-name="P15"><text:span text:style-name="T71">void A::f1</text:span></text:p>
          <text:p text:style-name="P17"><text:span text:style-name="T71">{ </text:span></text:p>
          <text:p text:style-name="P17"><text:span text:style-name="T71"><text:s/></text:span><text:span text:style-name="T72">//...</text:span></text:p>
          <text:p text:style-name="P17"><text:span text:style-name="T71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29" draw:layer="layout" svg:width="4.444cm" svg:height="3.299cm" svg:x="20.457cm" svg:y="7.567cm">
          <text:p text:style-name="P15"><text:span text:style-name="T71">void A::f2</text:span></text:p>
          <text:p text:style-name="P17"><text:span text:style-name="T71">{ </text:span></text:p>
          <text:p text:style-name="P17"><text:span text:style-name="T71"><text:s/></text:span><text:span text:style-name="T72">//...</text:span></text:p>
          <text:p text:style-name="P17"><text:span text:style-name="T71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3" draw:text-style-name="P29" draw:layer="layout" svg:width="4.444cm" svg:height="3.299cm" svg:x="20.457cm" svg:y="11.324cm">
          <text:p text:style-name="P15"><text:span text:style-name="T71">void B::f1</text:span></text:p>
          <text:p text:style-name="P17"><text:span text:style-name="T71">{ </text:span></text:p>
          <text:p text:style-name="P17"><text:span text:style-name="T71"><text:s/></text:span><text:span text:style-name="T72">//...</text:span></text:p>
          <text:p text:style-name="P17"><text:span text:style-name="T71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4" draw:text-style-name="P30" draw:layer="layout" svg:width="2.45cm" svg:height="1.098cm" svg:x="16.441cm" svg:y="6.853cm">
          <text:p text:style-name="P17"><text:span text:style-name="T73">VTB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4" draw:text-style-name="P30" draw:layer="layout" svg:width="0.969cm" svg:height="1.267cm" svg:x="16.46cm" svg:y="8.123cm">
          <text:p text:style-name="P17"><text:span text:style-name="T7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14" draw:text-style-name="P30" draw:layer="layout" svg:width="0.969cm" svg:height="1.267cm" svg:x="16.398cm" svg:y="11.95cm">
          <text:p text:style-name="P17"><text:span text:style-name="T74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">
          <draw:g draw:name="Group 12">
            <draw:custom-shape draw:name="Rectangle 13" draw:style-name="gr20" draw:text-style-name="P31" draw:layer="layout" svg:width="3.386cm" svg:height="1.009cm" svg:x="11.492cm" svg:y="7.505cm">
              <text:p text:style-name="P15"><text:span text:style-name="T73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" draw:style-name="gr20" draw:text-style-name="P30" draw:layer="layout" svg:width="3.386cm" svg:height="1.009cm" svg:x="11.492cm" svg:y="8.515cm">
              <text:p text:style-name="P17"><text:span text:style-name="T73">_</text:span><text:span text:style-name="T73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15" draw:style-name="gr3" draw:text-style-name="P31" draw:layer="layout" svg:width="2.576cm" svg:height="1.61cm" svg:x="9.326cm" svg:y="7.21cm">
            <text:p text:style-name="P15"><text:span text:style-name="T73">*a1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6">
          <draw:g draw:name="Group 17">
            <draw:custom-shape draw:name="Rectangle 18" draw:style-name="gr20" draw:text-style-name="P31" draw:layer="layout" svg:width="3.386cm" svg:height="1.009cm" svg:x="11.492cm" svg:y="13.057cm">
              <text:p text:style-name="P15"><text:span text:style-name="T73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9" draw:style-name="gr20" draw:text-style-name="P30" draw:layer="layout" svg:width="3.386cm" svg:height="1.009cm" svg:x="11.492cm" svg:y="14.067cm">
              <text:p text:style-name="P17"><text:span text:style-name="T73">_</text:span><text:span text:style-name="T73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0" draw:style-name="gr20" draw:text-style-name="P30" draw:layer="layout" svg:width="3.386cm" svg:height="1.009cm" svg:x="11.492cm" svg:y="15.077cm">
              <text:p text:style-name="P17"><text:span text:style-name="T73">_</text:span><text:span text:style-name="T73">b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21" draw:style-name="gr3" draw:text-style-name="P31" draw:layer="layout" svg:width="2.576cm" svg:height="1.61cm" svg:x="9.33cm" svg:y="12.762cm">
            <text:p text:style-name="P15"><text:span text:style-name="T73">*a3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g draw:name="Group 23">
            <draw:custom-shape draw:name="Rectangle 24" draw:style-name="gr20" draw:text-style-name="P31" draw:layer="layout" svg:width="3.386cm" svg:height="1.009cm" svg:x="11.492cm" svg:y="10.279cm">
              <text:p text:style-name="P15"><text:span text:style-name="T73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5" draw:style-name="gr20" draw:text-style-name="P30" draw:layer="layout" svg:width="3.386cm" svg:height="1.009cm" svg:x="11.492cm" svg:y="11.289cm">
              <text:p text:style-name="P17"><text:span text:style-name="T73">_</text:span><text:span text:style-name="T73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26" draw:style-name="gr3" draw:text-style-name="P31" draw:layer="layout" svg:width="2.576cm" svg:height="1.61cm" svg:x="9.326cm" svg:y="9.984cm">
            <text:p text:style-name="P15"><text:span text:style-name="T73">*a2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27" draw:style-name="gr13" draw:text-style-name="P29" draw:layer="layout" svg:width="4.444cm" svg:height="3.299cm" svg:x="20.457cm" svg:y="15.081cm">
          <text:p text:style-name="P15"><text:span text:style-name="T71">void B::f3</text:span></text:p>
          <text:p text:style-name="P17"><text:span text:style-name="T71">{ </text:span></text:p>
          <text:p text:style-name="P17"><text:span text:style-name="T71"><text:s/></text:span><text:span text:style-name="T72">//...</text:span></text:p>
          <text:p text:style-name="P17"><text:span text:style-name="T71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8">
          <draw:custom-shape draw:name="Rectangle 29" draw:style-name="gr21" draw:text-style-name="P30" draw:layer="layout" svg:width="2.116cm" svg:height="1.009cm" svg:x="16.642cm" svg:y="13.07cm">
            <text:p text:style-name="P17"><text:span text:style-name="T73">f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21" draw:text-style-name="P30" draw:layer="layout" svg:width="2.116cm" svg:height="1.009cm" svg:x="16.642cm" svg:y="14.08cm">
            <text:p text:style-name="P17"><text:span text:style-name="T73">f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21" draw:text-style-name="P30" draw:layer="layout" svg:width="2.116cm" svg:height="1.009cm" svg:x="16.642cm" svg:y="15.09cm">
            <text:p text:style-name="P17"><text:span text:style-name="T73">f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2">
          <draw:custom-shape draw:name="Rectangle 33" draw:style-name="gr21" draw:text-style-name="P30" draw:layer="layout" svg:width="2.116cm" svg:height="1.009cm" svg:x="16.642cm" svg:y="9.393cm">
            <text:p text:style-name="P17"><text:span text:style-name="T73">f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4" draw:style-name="gr21" draw:text-style-name="P30" draw:layer="layout" svg:width="2.116cm" svg:height="1.009cm" svg:x="16.642cm" svg:y="10.403cm">
            <text:p text:style-name="P17"><text:span text:style-name="T73">f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AutoShape 35" draw:style-name="gr22" draw:text-style-name="P19" draw:layer="layout" svg:width="1.684cm" svg:height="1.886cm" svg:x="14.918cm" svg:y="8.0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36" draw:style-name="gr23" draw:text-style-name="P19" draw:layer="layout" svg:width="1.684cm" svg:height="0.885cm" svg:x="14.918cm" svg:y="9.8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37" draw:style-name="gr24" draw:text-style-name="P19" draw:layer="layout" svg:width="1.684cm" svg:height="0.012cm" svg:x="14.918cm" svg:y="13.5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38" draw:style-name="gr25" draw:text-style-name="P19" draw:layer="layout" svg:width="1.697cm" svg:height="4.419cm" svg:x="18.759cm" svg:y="5.41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39" draw:style-name="gr26" draw:text-style-name="P19" draw:layer="layout" svg:width="1.697cm" svg:height="1.672cm" svg:x="18.759cm" svg:y="9.23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0" draw:style-name="gr27" draw:text-style-name="P19" draw:layer="layout" svg:width="1.697cm" svg:height="0.583cm" svg:x="18.759cm" svg:y="12.93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1" draw:style-name="gr28" draw:text-style-name="P19" draw:layer="layout" svg:width="1.697cm" svg:height="5.35cm" svg:x="18.759cm" svg:y="9.234cm">
          <text:p/>
          <draw:enhanced-geometry draw:mirror-horizontal="false" draw:mirror-vertical="tru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range-x-minimum="-2147483647" draw:handle-range-x-maximum="2147483647" draw:handle-position="?f0 ?f4"/>
          </draw:enhanced-geometry>
        </draw:custom-shape>
        <draw:custom-shape draw:name="AutoShape 42" draw:style-name="gr29" draw:text-style-name="P19" draw:layer="layout" svg:width="1.697cm" svg:height="1.152cm" svg:x="18.759cm" svg:y="15.595cm">
          <text:p/>
          <draw:enhanced-geometry draw:mirror-horizontal="false" draw:mirror-vertical="false" svg:viewBox="0 0 21600 21600" draw:type="mso-spt32" draw:enhanced-path="M 0 0 L 21600 21600 N"/>
        </draw:custom-shape>
        <draw:frame draw:name="מציין מיקום של מספר שקופית 4" presentation:style-name="pr20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AutoShape 35" draw:style-name="gr18" draw:text-style-name="P19" draw:layer="layout" svg:width="9.947cm" svg:height="0.007cm" svg:x="9.489cm" svg:y="15.18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3" draw:style-name="gr30" draw:text-style-name="P32" draw:layer="layout" svg:width="17.797cm" svg:height="2.599cm" svg:x="0.591cm" svg:y="0.449cm">
          <text:p text:style-name="P13"><text:span text:style-name="T6">Through *a3 everything below the red dashed line will be hidde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4.216cm" svg:height="10.662cm" svg:x="2.752cm" svg:y="2.134cm" draw:page-number="22" presentation:class="page"/>
          <draw:frame draw:name="Notes Placeholder 2" presentation:style-name="pr21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22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Calling virtual function from a ctor/dtor explained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2" draw:layer="layout" svg:width="23.706cm" svg:height="3.469cm" svg:x="0.847cm" svg:y="0.763cm" presentation:class="title" presentation:user-transformed="true">
          <draw:text-box>
            <text:p text:style-name="P8"><text:span text:style-name="T4">Virtu</text:span><text:span text:style-name="T4">al </text:span><text:span text:style-name="T4">Fun</text:span><text:span text:style-name="T4">ctio</text:span><text:span text:style-name="T4">ns - </text:span><text:span text:style-name="T4">dem</text:span><text:span text:style-name="T4">o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Rectangle 3" draw:style-name="gr31" draw:text-style-name="P34" draw:layer="layout" svg:width="9.468cm" svg:height="15.874cm" svg:x="14.986cm" svg:y="4.262cm">
          <text:p text:style-name="P33"><text:span text:style-name="T75">class Base { <text:s/>public: <text:s/>int x, y;</text:span></text:p>
          <text:p text:style-name="P33"><text:span text:style-name="T75"><text:s text:c="4"/></text:span><text:span text:style-name="T75">int f() { return 111; }</text:span></text:p>
          <text:p text:style-name="P33"><text:span text:style-name="T75"><text:s text:c="4"/></text:span><text:span text:style-name="T75">virtual int g() { return 222; }</text:span></text:p>
          <text:p text:style-name="P33"><text:span text:style-name="T75"><text:s text:c="4"/></text:span><text:span text:style-name="T75">virtual int h() { return 333;}</text:span></text:p>
          <text:p text:style-name="P33"><text:span text:style-name="T75">};</text:span></text:p>
          <text:p text:style-name="P33"><text:span text:style-name="T75">class Derived: public Base { public:</text:span></text:p>
          <text:p text:style-name="P33"><text:span text:style-name="T75"><text:s text:c="4"/></text:span><text:span text:style-name="T75">int g() { return 444; }</text:span></text:p>
          <text:p text:style-name="P33"><text:span text:style-name="T75">};</text:span></text:p>
          <text:p text:style-name="P33"><text:span text:style-name="T75">int main() {</text:span></text:p>
          <text:p text:style-name="P33"><text:span text:style-name="T75"><text:s text:c="4"/></text:span><text:span text:style-name="T75">Base* p = new Derived;</text:span></text:p>
          <text:p text:style-name="P33"><text:span text:style-name="T75"><text:s text:c="4"/></text:span><text:span text:style-name="T75">p-&gt;f();</text:span></text:p>
          <text:p text:style-name="P33"><text:span text:style-name="T75"><text:s text:c="4"/></text:span><text:span text:style-name="T75">p-&gt;g();</text:span></text:p>
          <text:p text:style-name="P33"><text:span text:style-name="T75"><text:s text:c="4"/></text:span><text:span text:style-name="T75">p-&gt;h();</text:span></text:p>
          <text:p text:style-name="P33"><text:span text:style-name="T75"><text:s text:c="4"/></text:span><text:span text:style-name="T75">delete p;</text:span></text:p>
          <text:p text:style-name="P33"><text:span text:style-name="T75"><text:s text:c="4"/></text:span><text:span text:style-name="T75">return 0;</text:span></text:p>
          <text:p text:style-name="P33"><text:span text:style-name="T75">}</text:span></text:p>
          <text:p text:style-name="P33"><text:span text:style-name="T7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2" draw:text-style-name="P35" draw:layer="layout" svg:width="11.684cm" svg:height="3.095cm" svg:x="1.016cm" svg:y="5.842cm">
          <draw:text-box>
            <text:p>View the following code in</text:p>
            <text:p><text:a xlink:href="https://godbolt.org/" xlink:type="simple">https://godbolt.org/</text:a></text:p>
          </draw:text-box>
        </draw:frame>
        <presentation:notes draw:style-name="dp3">
          <draw:page-thumbnail draw:style-name="gr1" draw:layer="layout" svg:width="14.212cm" svg:height="10.659cm" svg:x="2.753cm" svg:y="2.16cm" draw:page-number="23" presentation:class="page"/>
          <draw:frame presentation:style-name="pr19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4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2" draw:layer="layout" svg:width="23.706cm" svg:height="3.469cm" svg:x="0.847cm" svg:y="0.763cm" presentation:class="title" presentation:user-transformed="true">
          <draw:text-box>
            <text:p text:style-name="P8"><text:span text:style-name="T4">Vi</text:span><text:span text:style-name="T4">rt</text:span><text:span text:style-name="T4">ua</text:span><text:span text:style-name="T4">l </text:span><text:span text:style-name="T4">fu</text:span><text:span text:style-name="T4">nc</text:span><text:span text:style-name="T4">tio</text:span><text:span text:style-name="T4">ns </text:span><text:span text:style-name="T4">in </text:span><text:span text:style-name="T4">ct</text:span><text:span text:style-name="T4">or</text:span><text:span text:style-name="T4">/dt</text:span><text:span text:style-name="T4">or </text:span><text:span text:style-name="T4">- </text:span><text:span text:style-name="T4">ex</text:span><text:span text:style-name="T4">pl</text:span><text:span text:style-name="T4">ai</text:span><text:span text:style-name="T4">ne</text:span><text:span text:style-name="T4">d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Rectangle 3" draw:style-name="gr33" draw:text-style-name="P36" draw:layer="layout" svg:width="23.706cm" svg:height="15.874cm" svg:x="0.748cm" svg:y="4.262cm">
          <text:list text:style-name="L7">
            <text:list-item>
              <text:list>
                <text:list-item>
                  <text:p text:style-name="P33"><text:span text:style-name="T76">In the code of Base::</text:span><text:span text:style-name="T6">Base, the vptr is set to Base::vtable, so the calls are to the Base functions.</text:span></text:p>
                </text:list-item>
                <text:list-item>
                  <text:p text:style-name="P33"><text:span text:style-name="T6">Only </text:span><text:span text:style-name="T77">after </text:span><text:span text:style-name="T6">Base::Base is finished, Derived::Derived is called and sets the vptr to Derived::vtable.</text:span></text:p>
                </text:list-item>
                <text:list-item>
                  <text:p text:style-name="P33"><text:span text:style-name="T6">The vptr is set in the destructors, too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4.212cm" svg:height="10.659cm" svg:x="2.753cm" svg:y="2.16cm" draw:page-number="24" presentation:class="page"/>
          <draw:frame presentation:style-name="pr19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irtual - Recap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Vi</text:span><text:span text:style-name="T4">rt</text:span><text:span text:style-name="T4">ua</text:span><text:span text:style-name="T4">l – </text:span><text:span text:style-name="T4">co</text:span><text:span text:style-name="T4">st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23" draw:text-style-name="P36" draw:layer="layout" svg:width="24.129cm" svg:height="15.662cm" svg:x="0.635cm" svg:y="2.752cm" presentation:class="outline" presentation:user-transformed="true">
          <draw:text-box>
            <text:list text:style-name="L6">
              <text:list-item>
                <text:list>
                  <text:list-item>
                    <text:p text:style-name="P33"><text:span text:style-name="T12">Time</text:span><text:span text:style-name="T6">: Calling a virtual method is more </text:span><text:span text:style-name="T6">expensive than standard calls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33"><text:span text:style-name="T6">Two pointers are “chased” to get to the </text:span><text:span text:style-name="T6">address of the function.</text:span></text:p>
                      </text:list-item>
                      <text:list-item>
                        <text:p text:style-name="P33"><text:span text:style-name="T6">Compiler optimizer cannot inline the call.</text:span></text:p>
                      </text:list-item>
                    </text:list>
                  </text:list-item>
                  <text:list-item>
                    <text:p text:style-name="P37"><text:span text:style-name="T12">Memory</text:span><text:span text:style-name="T6">: objects with virtual methods have </text:span><text:span text:style-name="T6">an additional field (~8 bytes).</text:span></text:p>
                  </text:list-item>
                  <text:list-item>
                    <text:p text:style-name="P37"><text:span text:style-name="T12">Conclusion</text:span><text:span text:style-name="T6">: Declare a function “virtual” only </text:span><text:span text:style-name="T6">if you need polymorphism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מציין מיקום של תמונת שקופית 1" draw:style-name="gr1" draw:layer="layout" svg:width="14.216cm" svg:height="10.662cm" svg:x="2.752cm" svg:y="2.134cm" draw:page-number="25" presentation:class="page"/>
          <draw:frame draw:name="מציין מיקום של הערות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Destructors &amp; Inheritance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</text:span><text:span text:style-name="T4">es</text:span><text:span text:style-name="T4">tr</text:span><text:span text:style-name="T4">uc</text:span><text:span text:style-name="T4">to</text:span><text:span text:style-name="T4">rs </text:span><text:span text:style-name="T4">&amp; </text:span><text:span text:style-name="T4">In</text:span><text:span text:style-name="T4">he</text:span><text:span text:style-name="T4">rit</text:span><text:span text:style-name="T4">an</text:span><text:span text:style-name="T4">ce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xml:id="id2" text:id="id2" text:style-name="P14"><text:span text:style-name="T19">class</text:span><text:span text:style-name="T20"> Base </text:span><text:span text:style-name="T20"><text:line-break/></text:span><text:span text:style-name="T20">{ </text:span><text:span text:style-name="T19">public</text:span><text:span text:style-name="T20">: </text:span><text:span text:style-name="T20"><text:line-break/></text:span><text:span text:style-name="T20">   ~Base() { delete p1; } </text:span><text:span text:style-name="T20"><text:line-break/></text:span><text:span text:style-name="T20">}; </text:span><text:span text:style-name="T20"><text:line-break/></text:span><text:span text:style-name="T19">class</text:span><text:span text:style-name="T20"> Derived : </text:span><text:span text:style-name="T19">public</text:span><text:span text:style-name="T20"> Base </text:span><text:span text:style-name="T20"><text:line-break/></text:span><text:span text:style-name="T20">{ </text:span><text:span text:style-name="T19">public</text:span><text:span text:style-name="T20">: </text:span><text:span text:style-name="T20"><text:line-break/></text:span><text:span text:style-name="T20">   ~Derived() { delete p2; } </text:span><text:span text:style-name="T20"><text:line-break/></text:span><text:span text:style-name="T20">}; </text:span><text:span text:style-name="T20"><text:line-break/></text:span><text:span text:style-name="T20">Base *p = </text:span><text:span text:style-name="T19">new</text:span><text:span text:style-name="T20"> Derived; </text:span><text:span text:style-name="T20"><text:line-break/></text:span><text:span text:style-name="T19">delete</text:span><text:span text:style-name="T20"> p; </text:span><text:span text:style-name="T20"><text:line-break/></text:span><text:span text:style-name="T78">Question: what is the problem here?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4.216cm" svg:height="10.662cm" svg:x="2.752cm" svg:y="2.134cm" draw:page-number="26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27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</text:span><text:span text:style-name="T4">es</text:span><text:span text:style-name="T4">tr</text:span><text:span text:style-name="T4">uc</text:span><text:span text:style-name="T4">to</text:span><text:span text:style-name="T4">rs </text:span><text:span text:style-name="T4">&amp; </text:span><text:span text:style-name="T4">In</text:span><text:span text:style-name="T4">he</text:span><text:span text:style-name="T4">rit</text:span><text:span text:style-name="T4">an</text:span><text:span text:style-name="T4">ce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xml:id="id3" text:id="id3" text:style-name="P14"><text:span text:style-name="T79">class</text:span><text:span text:style-name="T80"> Base </text:span><text:span text:style-name="T80"><text:line-break/></text:span><text:span text:style-name="T80">{ </text:span><text:span text:style-name="T79">public</text:span><text:span text:style-name="T80">: </text:span><text:span text:style-name="T80"><text:line-break/></text:span><text:span text:style-name="T80">   ~Base() { delete p1; } </text:span><text:span text:style-name="T80"><text:line-break/></text:span><text:span text:style-name="T80">}; </text:span><text:span text:style-name="T80"><text:line-break/></text:span><text:span text:style-name="T79">class</text:span><text:span text:style-name="T80"> Derived : </text:span><text:span text:style-name="T79">public</text:span><text:span text:style-name="T80"> Base </text:span><text:span text:style-name="T80"><text:line-break/></text:span><text:span text:style-name="T80">{ </text:span><text:span text:style-name="T79">public</text:span><text:span text:style-name="T80">: </text:span><text:span text:style-name="T80"><text:line-break/></text:span><text:span text:style-name="T80">   ~Derived() { delete p2; </text:span><text:span text:style-name="T81">[~Base();]</text:span><text:span text:style-name="T80"> } </text:span><text:span text:style-name="T80"><text:line-break/></text:span><text:span text:style-name="T80">}; </text:span><text:span text:style-name="T80"><text:line-break/></text:span><text:span text:style-name="T80">Base *p = </text:span><text:span text:style-name="T79">new</text:span><text:span text:style-name="T80"> Derived; </text:span><text:span text:style-name="T80"><text:line-break/></text:span><text:span text:style-name="T79">delete</text:span><text:span text:style-name="T80"> p; </text:span><text:span text:style-name="T80"><text:line-break/></text:span><text:span text:style-name="T82">Answer: memory leak! Base::~Base is called.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4.216cm" svg:height="10.662cm" svg:x="2.752cm" svg:y="2.134cm" draw:page-number="27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Virtual Destructor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Vi</text:span><text:span text:style-name="T4">rt</text:span><text:span text:style-name="T4">ua</text:span><text:span text:style-name="T4">l </text:span><text:span text:style-name="T4">D</text:span><text:span text:style-name="T4">es</text:span><text:span text:style-name="T4">tr</text:span><text:span text:style-name="T4">uc</text:span><text:span text:style-name="T4">to</text:span><text:span text:style-name="T4">r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38"><text:span text:style-name="T6"/></text:p>
            <text:list text:style-name="L3">
              <text:list-item>
                <text:p text:style-name="P38"><text:span text:style-name="T6">Destructor is like any other method</text:span></text:p>
              </text:list-item>
              <text:list-item>
                <text:p text:style-name="P38"><text:span text:style-name="T6">The example uses static resolution, and </text:span><text:span text:style-name="T6">hence the wrong destructor is called</text:span></text:p>
              </text:list-item>
              <text:list-item>
                <text:p text:style-name="P38"><text:span text:style-name="T6">To fix that, we need to declare virtual </text:span><text:span text:style-name="T6">destructor </text:span><text:span text:style-name="T12">at the base class!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28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29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</text:span><text:span text:style-name="T4">es</text:span><text:span text:style-name="T4">tr</text:span><text:span text:style-name="T4">uc</text:span><text:span text:style-name="T4">to</text:span><text:span text:style-name="T4">rs </text:span><text:span text:style-name="T4">&amp; </text:span><text:span text:style-name="T4">In</text:span><text:span text:style-name="T4">he</text:span><text:span text:style-name="T4">rit</text:span><text:span text:style-name="T4">an</text:span><text:span text:style-name="T4">ce</text:span></text:p>
          </draw:text-box>
        </draw:frame>
        <draw:frame draw:name="מציין מיקום של מספר שקופית 4" presentation:style-name="pr6" draw:text-style-name="P39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xml:id="id4" text:id="id4" text:style-name="P14"><text:span text:style-name="T79">class</text:span><text:span text:style-name="T80"> Base </text:span><text:span text:style-name="T80"><text:line-break/></text:span><text:span text:style-name="T80">{ </text:span><text:span text:style-name="T79">public</text:span><text:span text:style-name="T80">: </text:span><text:span text:style-name="T80"><text:line-break/></text:span><text:span text:style-name="T80">   </text:span><text:span text:style-name="T79">virtual </text:span><text:span text:style-name="T80">~Base() { delete p1; } </text:span><text:span text:style-name="T80"><text:line-break/></text:span><text:span text:style-name="T80">}; </text:span><text:span text:style-name="T80"><text:line-break/></text:span><text:span text:style-name="T79">class</text:span><text:span text:style-name="T80"> Derived : </text:span><text:span text:style-name="T79">public</text:span><text:span text:style-name="T80"> Base </text:span><text:span text:style-name="T80"><text:line-break/></text:span><text:span text:style-name="T80">{ </text:span><text:span text:style-name="T79">public</text:span><text:span text:style-name="T80">: </text:span><text:span text:style-name="T80"><text:line-break/></text:span><text:span text:style-name="T80">   ~Derived() { delete p2; </text:span><text:span text:style-name="T81">[~Base();]</text:span><text:span text:style-name="T80"> } </text:span><text:span text:style-name="T80"><text:line-break/></text:span><text:span text:style-name="T20">}; </text:span><text:span text:style-name="T20"><text:line-break/></text:span><text:span text:style-name="T20">Base *p = </text:span><text:span text:style-name="T19">new</text:span><text:span text:style-name="T20"> Derived; </text:span><text:span text:style-name="T20"><text:line-break/></text:span><text:span text:style-name="T19">delete</text:span><text:span text:style-name="T20"> p; </text:span><text:span text:style-name="T20"><text:line-break/></text:span><text:span text:style-name="T38">Which destructor is called? </text:span><text:span text:style-name="T83">Derived</text:span><text:span text:style-name="T84">::~</text:span><text:span text:style-name="T83">Derived</text:span><text:span text:style-name="T84">()!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4.216cm" svg:height="10.662cm" svg:x="2.752cm" svg:y="2.134cm" draw:page-number="29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40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30" draw:style-name="dp1" draw:master-page-name="שקופית_20_כותרת_5f_" presentation:presentation-page-layout-name="AL1T0">
        <office:forms form:automatic-focus="false" form:apply-design-mode="false"/>
        <draw:frame draw:name="Rectangle 2" presentation:style-name="pr24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P</text:span><text:span text:style-name="T1">ur</text:span><text:span text:style-name="T1">e-</text:span><text:span text:style-name="T1">vir</text:span><text:span text:style-name="T1">tu</text:span><text:span text:style-name="T1">al </text:span><text:span text:style-name="T1">(a</text:span><text:span text:style-name="T1">bs</text:span><text:span text:style-name="T1">tr</text:span><text:span text:style-name="T1">ac</text:span><text:span text:style-name="T1">t) </text:span><text:span text:style-name="T1"><text:line-break/></text:span><text:span text:style-name="T1">m</text:span><text:span text:style-name="T1">et</text:span><text:span text:style-name="T1">ho</text:span><text:span text:style-name="T1">ds </text:span><text:span text:style-name="T1">&amp; </text:span><text:span text:style-name="T1">cl</text:span><text:span text:style-name="T1">as</text:span><text:span text:style-name="T1">se</text:span><text:span text:style-name="T1">s</text:span></text:p>
          </draw:text-box>
        </draw:frame>
        <draw:frame draw:name="כותרת משנה 3" presentation:style-name="pr25" draw:text-style-name="P4" draw:layer="layout" svg:width="17.779cm" svg:height="4.444cm" svg:x="3.6cm" svg:y="8.978cm">
          <draw:text-box>
            <text:p text:style-name="P3"><text:span text:style-name="T2"/></text:p>
            <text:list text:style-name="L1">
              <text:list-item>
                <text:p text:style-name="P3"><text:span text:style-name="T2">V</text:span><text:span text:style-name="T2">er</text:span><text:span text:style-name="T2">si</text:span><text:span text:style-name="T2">on </text:span><text:span text:style-name="T2">1: </text:span><text:span text:style-name="T2">Dr</text:span><text:span text:style-name="T2">. </text:span><text:span text:style-name="T2">Of</text:span><text:span text:style-name="T2">ir </text:span><text:span text:style-name="T2">P</text:span><text:span text:style-name="T2">el</text:span><text:span text:style-name="T2">e</text:span></text:p>
              </text:list-item>
              <text:list-item>
                <text:p text:style-name="P3"><text:span text:style-name="T2">V</text:span><text:span text:style-name="T2">er</text:span><text:span text:style-name="T2">si</text:span><text:span text:style-name="T2">on </text:span><text:span text:style-name="T2">2: </text:span><text:span text:style-name="T2">Dr</text:span><text:span text:style-name="T2">. </text:span><text:span text:style-name="T2">Mi</text:span><text:span text:style-name="T2">ri </text:span><text:span text:style-name="T2">B</text:span><text:span text:style-name="T2">en</text:span><text:span text:style-name="T2">-</text:span><text:span text:style-name="T2">Ni</text:span><text:span text:style-name="T2">ss</text:span><text:span text:style-name="T2">an</text:span></text:p>
              </text:list-item>
              <text:list-item>
                <text:p text:style-name="P3"><text:span text:style-name="T2">V</text:span><text:span text:style-name="T2">er</text:span><text:span text:style-name="T2">si</text:span><text:span text:style-name="T2">on </text:span><text:span text:style-name="T2">3: </text:span><text:span text:style-name="T2">Dr</text:span><text:span text:style-name="T2">. </text:span><text:span text:style-name="T2">Er</text:span><text:span text:style-name="T2">el </text:span><text:span text:style-name="T2">S</text:span><text:span text:style-name="T2">eg</text:span><text:span text:style-name="T2">al</text:span><text:span text:style-name="T2">-</text:span><text:span text:style-name="T2">H</text:span><text:span text:style-name="T2">al</text:span><text:span text:style-name="T2">ev</text:span><text:span text:style-name="T2">i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216cm" svg:height="10.662cm" svg:x="2.752cm" svg:y="2.134cm" draw:page-number="30" presentation:class="page"/>
          <draw:frame draw:name="Notes Placeholder 2" presentation:style-name="pr26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27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Example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A</text:span><text:span text:style-name="T4">bs</text:span><text:span text:style-name="T4">tr</text:span><text:span text:style-name="T4">ac</text:span><text:span text:style-name="T4">t </text:span><text:span text:style-name="T4">cl</text:span><text:span text:style-name="T4">as</text:span><text:span text:style-name="T4">se</text:span><text:span text:style-name="T4">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38">Revisiting our example, we write:</text:span></text:p>
            <text:p text:style-name="P13"><text:span text:style-name="T38"/></text:p>
            <text:p text:style-name="P14"><text:span text:style-name="T19">class</text:span><text:span text:style-name="T20"> Shape </text:span><text:span text:style-name="T20"><text:line-break/></text:span><text:span text:style-name="T20">{ </text:span><text:span text:style-name="T20"><text:line-break/></text:span><text:span text:style-name="T19">public</text:span><text:span text:style-name="T20">: </text:span><text:span text:style-name="T20"><text:line-break/></text:span><text:span text:style-name="T20">   </text:span><text:span text:style-name="T19">virtual</text:span><text:span text:style-name="T20"> ~Shape(); </text:span><text:span text:style-name="T85"><text:line-break/></text:span><text:span text:style-name="T85"> <text:s text:c="2"/></text:span><text:span text:style-name="T19">virtual</text:span><text:span text:style-name="T20"> </text:span><text:span text:style-name="T19">void</text:span><text:span text:style-name="T20"> draw() </text:span><text:span text:style-name="T19">const</text:span><text:span text:style-name="T20">; </text:span><text:span text:style-name="T85"><text:line-break/></text:span><text:span text:style-name="T85"> <text:s text:c="2"/></text:span><text:span text:style-name="T19">virtual</text:span><text:span text:style-name="T20"> </text:span><text:span text:style-name="T19">double</text:span><text:span text:style-name="T20"> area()</text:span><text:span text:style-name="T19"> const</text:span><text:span text:style-name="T20">; </text:span><text:span text:style-name="T85"><text:s/></text:span><text:span text:style-name="T85"><text:line-break/></text:span><text:span text:style-name="T20">}; </text:span><text:span text:style-name="T20"><text:line-break/></text:span><text:span text:style-name="T20"/></text:p>
            <text:p text:style-name="P14"><text:span text:style-name="T38">How do we implement Shape::draw() ?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31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Inheritance &amp; Interface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In</text:span><text:span text:style-name="T4">he</text:span><text:span text:style-name="T4">rit</text:span><text:span text:style-name="T4">an</text:span><text:span text:style-name="T4">ce </text:span><text:span text:style-name="T4">&amp; </text:span><text:span text:style-name="T4">Int</text:span><text:span text:style-name="T4">er</text:span><text:span text:style-name="T4">fa</text:span><text:span text:style-name="T4">ce</text:span><text:span text:style-name="T4">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43" draw:layer="layout" svg:width="24.129cm" svg:height="15.662cm" svg:x="0.635cm" svg:y="2.752cm" presentation:class="outline" presentation:user-transformed="true">
          <draw:text-box>
            <text:list text:style-name="L9">
              <text:list-item>
                <text:p text:style-name="P41"><text:span text:style-name="T86">In this example, we never want to deal </text:span><text:span text:style-name="T86">with objects of type Shape</text:span></text:p>
              </text:list-item>
            </text:list>
            <text:list text:style-name="L10">
              <text:list-item>
                <text:list>
                  <text:list-item>
                    <text:p text:style-name="P42"><text:span text:style-name="T86">Shape serves the role of an interface</text:span></text:p>
                  </text:list-item>
                </text:list>
              </text:list-item>
              <text:list-item>
                <text:p text:style-name="P41"><text:span text:style-name="T86">All shapes need to be specific shapes <text:s/></text:span><text:span text:style-name="T86">instances of derived classes of Shape.</text:span></text:p>
              </text:list-item>
              <text:list-item>
                <text:p text:style-name="P41"><text:span text:style-name="T86">How do we enforce this?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32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ure Virtual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</text:span><text:span text:style-name="T4">ur</text:span><text:span text:style-name="T4">e </text:span><text:span text:style-name="T4">Vi</text:span><text:span text:style-name="T4">rt</text:span><text:span text:style-name="T4">ua</text:span><text:span text:style-name="T4">l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118cm" presentation:class="outline" presentation:user-transformed="true">
          <draw:text-box>
            <text:p text:style-name="P13"><text:span text:style-name="T38">We can specify that Shape::draw() must be </text:span><text:span text:style-name="T38">implemented in derived class</text:span></text:p>
            <text:p text:style-name="P14"><text:span text:style-name="T79">class</text:span><text:span text:style-name="T80"> Shape { </text:span><text:span text:style-name="T80"><text:line-break/></text:span><text:span text:style-name="T79">public</text:span><text:span text:style-name="T80">: </text:span><text:span text:style-name="T87">// pure virtuals:</text:span><text:span text:style-name="T87"><text:line-break/></text:span><text:span text:style-name="T87"> <text:s text:c="2"/></text:span><text:span text:style-name="T87"><text:tab/></text:span><text:span text:style-name="T79">virtual</text:span><text:span text:style-name="T80"> </text:span><text:span text:style-name="T79">void</text:span><text:span text:style-name="T80"> draw() </text:span><text:span text:style-name="T79">const </text:span><text:span text:style-name="T80">= </text:span><text:span text:style-name="T88">0</text:span><text:span text:style-name="T80">; </text:span><text:span text:style-name="T87"><text:line-break/></text:span><text:span text:style-name="T87"> <text:s text:c="2"/></text:span><text:span text:style-name="T87"><text:tab/></text:span><text:span text:style-name="T79">virtual</text:span><text:span text:style-name="T80"> </text:span><text:span text:style-name="T79">double</text:span><text:span text:style-name="T80"> area() </text:span><text:span text:style-name="T79">const </text:span><text:span text:style-name="T80">= </text:span><text:span text:style-name="T88">0</text:span><text:span text:style-name="T80">; </text:span><text:span text:style-name="T87"><text:line-break/></text:span><text:span text:style-name="T85"> <text:s text:c="2"/></text:span><text:span text:style-name="T85"><text:tab/></text:span><text:span text:style-name="T19">virtual</text:span><text:span text:style-name="T20"> </text:span><text:span text:style-name="T19">void</text:span><text:span text:style-name="T20"> move() </text:span><text:span text:style-name="T20">= </text:span><text:span text:style-name="T89">0</text:span><text:span text:style-name="T20">; </text:span><text:span text:style-name="T85"><text:line-break/></text:span><text:span text:style-name="T85"> <text:s text:c="2"/></text:span><text:span text:style-name="T85"><text:tab/></text:span><text:span text:style-name="T19">virtual</text:span><text:span text:style-name="T20"> setName(string s) { name = s;} </text:span></text:p>
            <text:p text:style-name="P14"><text:span text:style-name="T20"><text:s text:c="3"/></text:span><text:span text:style-name="T20"><text:tab/></text:span><text:span text:style-name="T85">// dtor must have a body</text:span><text:span text:style-name="T85"><text:line-break/></text:span><text:span text:style-name="T85"> <text:s text:c="4"/>// (- it is called by derived dtor):</text:span><text:span text:style-name="T85"><text:line-break/></text:span><text:span text:style-name="T20"> <text:s text:c="2"/></text:span><text:span text:style-name="T20"><text:tab/></text:span><text:span text:style-name="T19">virtual</text:span><text:span text:style-name="T20"> ~Shape() {}</text:span></text:p>
            <text:p text:style-name="P14"><text:span text:style-name="T20"><text:s/></text:span><text:span text:style-name="T20">}; 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33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34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</text:span><text:span text:style-name="T4">ur</text:span><text:span text:style-name="T4">e </text:span><text:span text:style-name="T4">Vi</text:span><text:span text:style-name="T4">rt</text:span><text:span text:style-name="T4">ua</text:span><text:span text:style-name="T4">l</text:span></text:p>
          </draw:text-box>
        </draw:frame>
        <draw:frame draw:name="מציין מיקום של מספר שקופית 4" presentation:style-name="pr6" draw:text-style-name="P39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38"/></text:p>
            <text:p text:style-name="P13"><text:span text:style-name="T38"/></text:p>
            <text:p text:style-name="P14"><text:span text:style-name="T79">class</text:span><text:span text:style-name="T80"> Circle: public Shape { </text:span><text:span text:style-name="T80"><text:line-break/></text:span><text:span text:style-name="T79">public</text:span><text:span text:style-name="T80">: </text:span><text:span text:style-name="T87"><text:line-break/></text:span><text:span text:style-name="T87"> <text:s text:c="2"/></text:span><text:span text:style-name="T87"><text:tab/></text:span><text:span text:style-name="T79">void</text:span><text:span text:style-name="T80"> draw() </text:span><text:span text:style-name="T79">const { … }</text:span><text:span text:style-name="T87"><text:line-break/></text:span><text:span text:style-name="T87"> <text:s text:c="2"/></text:span><text:span text:style-name="T87"><text:tab/></text:span><text:span text:style-name="T79">double</text:span><text:span text:style-name="T80"> area() </text:span><text:span text:style-name="T79">const { … }</text:span><text:span text:style-name="T87"><text:line-break/></text:span><text:span text:style-name="T87"> </text:span><text:span text:style-name="T85"><text:s text:c="2"/></text:span><text:span text:style-name="T85"><text:tab/></text:span><text:span text:style-name="T19">void</text:span><text:span text:style-name="T20"> move() </text:span><text:span text:style-name="T19">{ … }</text:span><text:span text:style-name="T85"><text:line-break/></text:span><text:span text:style-name="T20"> }; </text:span></text:p>
          </draw:text-box>
        </draw:frame>
        <presentation:notes draw:style-name="dp4">
          <draw:page-thumbnail draw:name="Slide Image Placeholder 1" draw:style-name="gr1" draw:layer="layout" svg:width="14.216cm" svg:height="10.662cm" svg:x="2.752cm" svg:y="2.134cm" draw:page-number="34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40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ure Virtual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</text:span><text:span text:style-name="T4">ur</text:span><text:span text:style-name="T4">e </text:span><text:span text:style-name="T4">Vi</text:span><text:span text:style-name="T4">rt</text:span><text:span text:style-name="T4">ua</text:span><text:span text:style-name="T4">l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We cannot create objects of a Pure Virtual </text:span><text:span text:style-name="T6">class – that is an object that contains at least </text:span><text:span text:style-name="T6">one Pure Virtual method:</text:span></text:p>
            <text:p text:style-name="P13"><text:span text:style-name="T6"/></text:p>
            <text:p text:style-name="P14"><text:span text:style-name="T10">Shape* p; </text:span><text:span text:style-name="T90">// legal </text:span><text:span text:style-name="T90"><text:line-break/></text:span><text:span text:style-name="T10">Shape s; </text:span><text:span text:style-name="T91">// illegal</text:span><text:span text:style-name="T90"> </text:span></text:p>
            <text:p text:style-name="P14"><text:span text:style-name="T10">p = </text:span><text:span text:style-name="T18">new</text:span><text:span text:style-name="T10"> Shape; </text:span><text:span text:style-name="T91">// illegal</text:span><text:span text:style-name="T90"> </text:span><text:span text:style-name="T90"><text:line-break/></text:span><text:span text:style-name="T10">Circle c; </text:span><text:span text:style-name="T90">// legal</text:span><text:span text:style-name="T90"><text:line-break/></text:span><text:span text:style-name="T10">p = &amp;c; </text:span><text:span text:style-name="T90">// legal </text:span></text:p>
            <text:p text:style-name="P14"><text:span text:style-name="T10">p = new Circle; </text:span><text:span text:style-name="T90">// legal </text:span><text:span text:style-name="T90"><text:line-break/></text:span><text:span text:style-name="T90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35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Interfaces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5" draw:text-style-name="P44" draw:layer="layout" svg:width="23.706cm" svg:height="1.776cm" svg:x="0.847cm" svg:y="0.763cm" presentation:class="title" presentation:user-transformed="true">
          <draw:text-box>
            <text:p text:style-name="P8"><text:span text:style-name="T4">Int</text:span><text:span text:style-name="T4">er</text:span><text:span text:style-name="T4">fa</text:span><text:span text:style-name="T4">ce</text:span><text:span text:style-name="T4">s</text:span></text:p>
          </draw:text-box>
        </draw:frame>
        <draw:frame draw:name="מציין מיקום של מספר שקופית 2" presentation:style-name="pr6" draw:text-style-name="P39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3" presentation:style-name="pr15" draw:text-style-name="P44" draw:layer="layout" svg:width="23.706cm" svg:height="15.874cm" svg:x="0.847cm" svg:y="2.963cm" presentation:class="outline" presentation:user-transformed="true">
          <draw:text-box>
            <text:list text:style-name="L11">
              <text:list-item>
                <text:p text:style-name="P41"><text:span text:style-name="T92"><text:s/></text:span><text:span text:style-name="T92">To create an equivalent to java </text:span><text:span text:style-name="T92">interface – declare a base class with </text:span><text:span text:style-name="T92">all methods pure virtual and no </text:span><text:span text:style-name="T92">fields.</text:span></text:p>
              </text:list-item>
            </text:list>
            <text:p text:style-name="P13"><text:span text:style-name="T92"/></text:p>
            <text:list text:continue-numbering="true" text:style-name="L11">
              <text:list-item>
                <text:p text:style-name="P13"><text:span text:style-name="T92"><text:s/></text:span><text:span text:style-name="T92">Inheritance can be used to hide </text:span><text:span text:style-name="T92">implementation. But, you will need a </text:span><text:span text:style-name="T92">factory and a pimpl pattern.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216cm" svg:height="10.662cm" svg:x="2.752cm" svg:y="2.134cm" draw:page-number="36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40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C++ pimpl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</text:span><text:span text:style-name="T4">+</text:span><text:span text:style-name="T4">+ </text:span><text:span text:style-name="T4">pi</text:span><text:span text:style-name="T4">m</text:span><text:span text:style-name="T4">pl</text:span></text:p>
          </draw:text-box>
        </draw:frame>
        <draw:frame draw:name="מציין מיקום של מספר שקופית 4" presentation:style-name="pr6" draw:text-style-name="P39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11.852cm" svg:height="15.874cm" svg:x="0.847cm" svg:y="2.54cm" presentation:class="outline" presentation:user-transformed="true">
          <draw:text-box>
            <text:p text:style-name="P14"><text:span text:style-name="T93">In List.hpp file:</text:span></text:p>
            <text:p text:style-name="P14"><text:span text:style-name="T7">class</text:span><text:span text:style-name="T8"> List { </text:span><text:span text:style-name="T8"><text:line-break/></text:span><text:span text:style-name="T7">public</text:span><text:span text:style-name="T8">:</text:span><text:span text:style-name="T8"><text:line-break/></text:span><text:span text:style-name="T8">   </text:span><text:span text:style-name="T7">virtual</text:span><text:span text:style-name="T8"> </text:span><text:span text:style-name="T7">void</text:span><text:span text:style-name="T8"> Add()=</text:span><text:span text:style-name="T94">0</text:span><text:span text:style-name="T8">;    </text:span><text:span text:style-name="T7">virtual</text:span><text:span text:style-name="T8"> ~List(){};</text:span><text:span text:style-name="T8"><text:line-break/></text:span><text:span text:style-name="T8">   </text:span><text:span text:style-name="T7">static</text:span><text:span text:style-name="T8"> List* make(); </text:span><text:span text:style-name="T8"><text:line-break/></text:span><text:span text:style-name="T8">}; </text:span></text:p>
            <text:p text:style-name="P14"><text:span text:style-name="T8"><text:line-break/></text:span><text:span text:style-name="T93">In main.cpp:</text:span><text:span text:style-name="T93"><text:line-break/></text:span><text:span text:style-name="T95">#include "List.hpp"</text:span></text:p>
            <text:p text:style-name="P14"><text:span text:style-name="T8">List* L = List::make(); </text:span></text:p>
            <text:p text:style-name="P14"><text:span text:style-name="T8">L→Add();</text:span><text:span text:style-name="T8"><text:line-break/></text:span><text:span text:style-name="T8"/></text:p>
          </draw:text-box>
        </draw:frame>
        <draw:custom-shape draw:name="Rectangle 3" draw:style-name="gr34" draw:text-style-name="P45" draw:layer="layout" svg:width="12.064cm" svg:height="15.874cm" svg:x="12.954cm" svg:y="1.652cm">
          <text:p text:style-name="P14"><text:span text:style-name="T93">In List.cpp file:</text:span></text:p>
          <text:p text:style-name="P14"><text:span text:style-name="T69">class</text:span><text:span text:style-name="T70"> ListImpl: </text:span><text:span text:style-name="T69">public </text:span><text:span text:style-name="T70">List </text:span><text:span text:style-name="T49">{</text:span></text:p>
          <text:p text:style-name="P14"><text:span text:style-name="T49"><text:s text:c="3"/></text:span><text:span text:style-name="T48">int*</text:span><text:span text:style-name="T49"> theInts;</text:span></text:p>
          <text:p text:style-name="P14"><text:span text:style-name="T49"><text:s text:c="3"/></text:span><text:span text:style-name="T48">int</text:span><text:span text:style-name="T49"> numInts;</text:span><text:span text:style-name="T49"><text:line-break/></text:span><text:span text:style-name="T48">public</text:span><text:span text:style-name="T49">:</text:span></text:p>
          <text:p text:style-name="P14"><text:span text:style-name="T49"><text:s text:c="3"/></text:span><text:span text:style-name="T49">ListImpl(): theInts </text:span><text:span text:style-name="T49"><text:line-break/></text:span><text:span text:style-name="T49"> <text:s text:c="4"/>(new int[…]) {...}</text:span><text:span text:style-name="T49"><text:line-break/></text:span><text:span text:style-name="T49"> <text:s text:c="2"/></text:span><text:span text:style-name="T48">void</text:span><text:span text:style-name="T49"> Add() { … }</text:span><text:span text:style-name="T49"><text:line-break/></text:span><text:span text:style-name="T49">}; </text:span></text:p>
          <text:p text:style-name="P14"><text:span text:style-name="T49">List* List::make() { </text:span><text:span text:style-name="T49"><text:line-break/></text:span><text:span text:style-name="T49">   </text:span><text:span text:style-name="T48">return</text:span><text:span text:style-name="T49"> </text:span><text:span text:style-name="T48">new</text:span><text:span text:style-name="T49"> ListImpl; </text:span><text:span text:style-name="T49"><text:line-break/></text:span><text:span text:style-name="T49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מחבר ישר 7" draw:style-name="gr8" draw:text-style-name="P19" draw:layer="layout" svg:x1="12.7cm" svg:y1="2.751cm" svg:x2="12.701cm" svg:y2="18.415cm">
          <text:p/>
        </draw:line>
        <presentation:notes draw:style-name="dp4">
          <draw:page-thumbnail draw:name="מציין מיקום של תמונת שקופית 1" draw:style-name="gr1" draw:layer="layout" svg:width="14.216cm" svg:height="10.662cm" svg:x="2.752cm" svg:y="2.134cm" draw:page-number="37" presentation:class="page"/>
          <draw:frame draw:name="מציין מיקום של הערות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9" draw:text-style-name="P40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Virtual Methods - Tip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Vi</text:span><text:span text:style-name="T4">rt</text:span><text:span text:style-name="T4">ua</text:span><text:span text:style-name="T4">l </text:span><text:span text:style-name="T4">M</text:span><text:span text:style-name="T4">et</text:span><text:span text:style-name="T4">ho</text:span><text:span text:style-name="T4">ds </text:span><text:span text:style-name="T4">- </text:span><text:span text:style-name="T4">Ti</text:span><text:span text:style-name="T4">ps</text:span></text:p>
          </draw:text-box>
        </draw:frame>
        <draw:frame draw:name="מציין מיקום של מספר שקופית 4" presentation:style-name="pr6" draw:text-style-name="P39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46" draw:layer="layout" svg:width="23.706cm" svg:height="15.874cm" svg:x="0.847cm" svg:y="3.598cm" presentation:class="outline" presentation:user-transformed="true">
          <draw:text-box>
            <text:list text:style-name="L12">
              <text:list-item>
                <text:p text:style-name="P41"><text:span text:style-name="T12">If you have virtual methods in a class, </text:span><text:span text:style-name="T12">always declare its destructor virtual</text:span></text:p>
              </text:list-item>
              <text:list-item>
                <text:p text:style-name="P41"><text:span text:style-name="T12">Never call virtual methods during </text:span><text:span text:style-name="T12">construction and destruction</text:span></text:p>
              </text:list-item>
              <text:list-item>
                <text:p text:style-name="P41"><text:span text:style-name="T12">Use pure virtual classes without any </text:span><text:span text:style-name="T12">fields to define interfaces</text:span></text:p>
                <text:p text:style-name="P41"><text:span text:style-name="T12"/></text:p>
              </text:list-item>
            </text:list>
          </draw:text-box>
        </draw:frame>
        <presentation:notes draw:style-name="dp4">
          <draw:frame draw:name="Rectangle 7" presentation:style-name="pr9" draw:text-style-name="P40" draw:layer="layout" svg:width="8.545cm" svg:height="1.419cm" svg:x="11.174cm" svg:y="27.01cm" presentation:class="page-number" presentation:user-transformed="true">
            <draw:text-box>
              <text:p text:style-name="P6"><text:span text:style-name="T96"><text:page-number>&lt;number&gt;</text:page-number></text:span></text:p>
            </draw:text-box>
          </draw:frame>
          <draw:page-thumbnail draw:name="Rectangle 2" draw:style-name="gr1" draw:layer="layout" svg:width="19.265cm" svg:height="14.45cm" svg:x="0.22cm" svg:y="1.658cm" draw:page-number="38" presentation:class="page"/>
          <draw:frame draw:name="Rectangle 3" presentation:style-name="pr28" draw:text-style-name="P5" draw:layer="layout" svg:width="14.463cm" svg:height="12.792cm" svg:x="2.628cm" svg:y="13.50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+mn-ea1" svg:font-family="+mn-ea"/>
    <style:font-face style:name="Arial" svg:font-family="Arial"/>
    <style:font-face style:name="Consolas1" svg:font-family="Consolas"/>
    <style:font-face style:name="Arial5" svg:font-family="Arial" style:font-family-generic="modern"/>
    <style:font-face style:name="Consolas2" svg:font-family="Consolas" style:font-family-generic="modern"/>
    <style:font-face style:name="Arial3" svg:font-family="Arial" style:font-family-generic="swiss"/>
    <style:font-face style:name="Liberation Sans2" svg:font-family="'Liberation Sans'" style:font-family-generic="swiss"/>
    <style:font-face style:name="Consolas4" svg:font-family="Consolas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onsolas3" svg:font-family="Consolas" style:font-pitch="variable"/>
    <style:font-face style:name="DejaVu Sans1" svg:font-family="'DejaVu Sans'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Arial8" svg:font-family="Arial" style:font-family-generic="modern" style:font-pitch="variable"/>
    <style:font-face style:name="Consolas" svg:font-family="Consolas" style:font-family-generic="modern" style:font-pitch="variable"/>
    <style:font-face style:name="Liberation Sans4" svg:font-family="'Liberation Sans'" style:font-family-generic="modern" style:font-pitch="variable"/>
    <style:font-face style:name="Nachlieli CLM1" svg:font-family="'Nachlieli CLM'" style:font-family-generic="modern" style:font-pitch="variable"/>
    <style:font-face style:name="Arial4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3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abic Typesetting" svg:font-family="'Arabic Typesetting'" style:font-family-generic="script" style:font-pitch="variable"/>
    <style:font-face style:name="Arial7" svg:font-family="Arial" style:font-family-generic="script" style:font-pitch="variable"/>
    <style:font-face style:name="Arial2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Nachlieli CLM2" svg:font-family="'Nachlieli CLM'" style:font-family-generic="swiss" style:font-pitch="variable"/>
    <style:font-face style:name="Arial6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draw:marker draw:name="msArrowOvalEnd_20_5" draw:display-name="msArrowOvalEnd 5" svg:viewBox="0 0 300 300" svg:d="M150 0l75 21 54 54 21 75-21 75-54 54-75 21-75-21-54-54-21-75 21-75 54-54z"/>
    <draw:stroke-dash draw:name="Dashed_20__28_var_29__20_4" draw:display-name="Dashed (var) 4" draw:style="rect" draw:dots2="1" draw:dots2-length="0.424cm" draw:distance="0.31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2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2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2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2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background" style:display-name="שני תכנים-background" style:family="presentation">
      <style:graphic-properties draw:stroke="none" draw:fill="gradient"/>
      <style:text-properties style:letter-kerning="true"/>
    </style:style>
    <style:style style:name="שני_20_תכנים-backgroundobjects" style:display-name="שני תכנים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ני_20_תכנים-notes" style:display-name="שני תכנים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ני_20_תכנים-outline1" style:display-name="שני תכנים-outline1" style:family="presentation">
      <style:graphic-properties draw:stroke="none" draw:fill="none" draw:auto-grow-height="false" draw:fit-to-size="shrink-to-fit" style:shrink-to-fit="true">
        <text:list-style style:name="שני_20_תכנים-outline1" style:display-name="שני תכנים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2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outline2" style:display-name="שני תכנים-outline2" style:family="presentation" style:parent-style-name="שני_20_תכנים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3" style:display-name="שני תכנים-outline3" style:family="presentation" style:parent-style-name="שני_20_תכנים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4" style:display-name="שני תכנים-outline4" style:family="presentation" style:parent-style-name="שני_20_תכנים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5" style:display-name="שני תכנים-outline5" style:family="presentation" style:parent-style-name="שני_20_תכנים-outline4">
      <style:paragraph-properties fo:margin-top="0.1cm" fo:margin-bottom="0cm"/>
      <style:text-properties fo:font-size="20pt" style:font-size-asian="20pt" style:font-size-complex="20pt"/>
    </style:style>
    <style:style style:name="שני_20_תכנים-outline6" style:display-name="שני תכנים-outline6" style:family="presentation" style:parent-style-name="שני_20_תכנים-outline5">
      <style:paragraph-properties fo:margin-top="0.1cm" fo:margin-bottom="0cm"/>
      <style:text-properties fo:font-size="20pt" style:font-size-asian="20pt" style:font-size-complex="20pt"/>
    </style:style>
    <style:style style:name="שני_20_תכנים-outline7" style:display-name="שני תכנים-outline7" style:family="presentation" style:parent-style-name="שני_20_תכנים-outline6">
      <style:paragraph-properties fo:margin-top="0.1cm" fo:margin-bottom="0cm"/>
      <style:text-properties fo:font-size="20pt" style:font-size-asian="20pt" style:font-size-complex="20pt"/>
    </style:style>
    <style:style style:name="שני_20_תכנים-outline8" style:display-name="שני תכנים-outline8" style:family="presentation" style:parent-style-name="שני_20_תכנים-outline7">
      <style:paragraph-properties fo:margin-top="0.1cm" fo:margin-bottom="0cm"/>
      <style:text-properties fo:font-size="20pt" style:font-size-asian="20pt" style:font-size-complex="20pt"/>
    </style:style>
    <style:style style:name="שני_20_תכנים-outline9" style:display-name="שני תכנים-outline9" style:family="presentation" style:parent-style-name="שני_20_תכנים-outline8">
      <style:paragraph-properties fo:margin-top="0.1cm" fo:margin-bottom="0cm"/>
      <style:text-properties fo:font-size="20pt" style:font-size-asian="20pt" style:font-size-complex="20pt"/>
    </style:style>
    <style:style style:name="שני_20_תכנים-subtitle" style:display-name="שני תכנים-subtitle" style:family="presentation">
      <style:graphic-properties draw:stroke="none" draw:fill="none" draw:textarea-vertical-align="middle">
        <text:list-style style:name="שני_20_תכנים-subtitle" style:display-name="שני תכנים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ני_20_תכנים-title" style:display-name="שני תכנים-title" style:family="presentation">
      <style:graphic-properties draw:stroke="none" draw:fill="none" draw:textarea-vertical-align="middle">
        <text:list-style style:name="שני_20_תכנים-title" style:display-name="שני תכנים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2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background" style:display-name="כותרת בלבד-background" style:family="presentation">
      <style:graphic-properties draw:stroke="none" draw:fill="gradient"/>
      <style:text-properties style:letter-kerning="true"/>
    </style:style>
    <style:style style:name="כותרת_20_בלבד-backgroundobjects" style:display-name="כותרת בלבד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בלבד-notes" style:display-name="כותרת בלבד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בלבד-outline1" style:display-name="כותרת בלבד-outline1" style:family="presentation">
      <style:graphic-properties draw:stroke="none" draw:fill="none" draw:auto-grow-height="false" draw:fit-to-size="shrink-to-fit" style:shrink-to-fit="true">
        <text:list-style style:name="כותרת_20_בלבד-outline1" style:display-name="כותרת בלבד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2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outline2" style:display-name="כותרת בלבד-outline2" style:family="presentation" style:parent-style-name="כותרת_20_בלבד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3" style:display-name="כותרת בלבד-outline3" style:family="presentation" style:parent-style-name="כותרת_20_בלבד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4" style:display-name="כותרת בלבד-outline4" style:family="presentation" style:parent-style-name="כותרת_20_בלבד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5" style:display-name="כותרת בלבד-outline5" style:family="presentation" style:parent-style-name="כותרת_20_בלבד-outline4">
      <style:paragraph-properties fo:margin-top="0.1cm" fo:margin-bottom="0cm"/>
      <style:text-properties fo:font-size="20pt" style:font-size-asian="20pt" style:font-size-complex="20pt"/>
    </style:style>
    <style:style style:name="כותרת_20_בלבד-outline6" style:display-name="כותרת בלבד-outline6" style:family="presentation" style:parent-style-name="כותרת_20_בלבד-outline5">
      <style:paragraph-properties fo:margin-top="0.1cm" fo:margin-bottom="0cm"/>
      <style:text-properties fo:font-size="20pt" style:font-size-asian="20pt" style:font-size-complex="20pt"/>
    </style:style>
    <style:style style:name="כותרת_20_בלבד-outline7" style:display-name="כותרת בלבד-outline7" style:family="presentation" style:parent-style-name="כותרת_20_בלבד-outline6">
      <style:paragraph-properties fo:margin-top="0.1cm" fo:margin-bottom="0cm"/>
      <style:text-properties fo:font-size="20pt" style:font-size-asian="20pt" style:font-size-complex="20pt"/>
    </style:style>
    <style:style style:name="כותרת_20_בלבד-outline8" style:display-name="כותרת בלבד-outline8" style:family="presentation" style:parent-style-name="כותרת_20_בלבד-outline7">
      <style:paragraph-properties fo:margin-top="0.1cm" fo:margin-bottom="0cm"/>
      <style:text-properties fo:font-size="20pt" style:font-size-asian="20pt" style:font-size-complex="20pt"/>
    </style:style>
    <style:style style:name="כותרת_20_בלבד-outline9" style:display-name="כותרת בלבד-outline9" style:family="presentation" style:parent-style-name="כותרת_20_בלבד-outline8">
      <style:paragraph-properties fo:margin-top="0.1cm" fo:margin-bottom="0cm"/>
      <style:text-properties fo:font-size="20pt" style:font-size-asian="20pt" style:font-size-complex="20pt"/>
    </style:style>
    <style:style style:name="כותרת_20_בלבד-subtitle" style:display-name="כותרת בלבד-subtitle" style:family="presentation">
      <style:graphic-properties draw:stroke="none" draw:fill="none" draw:textarea-vertical-align="middle">
        <text:list-style style:name="כותרת_20_בלבד-subtitle" style:display-name="כותרת בלבד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בלבד-title" style:display-name="כותרת בלבד-title" style:family="presentation">
      <style:graphic-properties draw:stroke="none" draw:fill="none" draw:textarea-vertical-align="middle">
        <text:list-style style:name="כותרת_20_בלבד-title" style:display-name="כותרת בלבד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2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background" style:display-name="שקופית כותרת_-background" style:family="presentation">
      <style:graphic-properties draw:stroke="none" draw:fill="gradient"/>
      <style:text-properties style:letter-kerning="true"/>
    </style:style>
    <style:style style:name="שקופית_20_כותרת_5f_-backgroundobjects" style:display-name="שקופית כותרת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_5f_-notes" style:display-name="שקופית כותרת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_5f_-outline1" style:display-name="שקופית כותרת_-outline1" style:family="presentation">
      <style:graphic-properties draw:stroke="none" draw:fill="none" draw:auto-grow-height="false" draw:fit-to-size="shrink-to-fit" style:shrink-to-fit="true">
        <text:list-style style:name="שקופית_20_כותרת_5f_-outline1" style:display-name="שקופית כותרת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2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outline2" style:display-name="שקופית כותרת_-outline2" style:family="presentation" style:parent-style-name="שקופית_20_כותרת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3" style:display-name="שקופית כותרת_-outline3" style:family="presentation" style:parent-style-name="שקופית_20_כותרת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4" style:display-name="שקופית כותרת_-outline4" style:family="presentation" style:parent-style-name="שקופית_20_כותרת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5" style:display-name="שקופית כותרת_-outline5" style:family="presentation" style:parent-style-name="שקופית_20_כותרת_5f_-outline4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6" style:display-name="שקופית כותרת_-outline6" style:family="presentation" style:parent-style-name="שקופית_20_כותרת_5f_-outline5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7" style:display-name="שקופית כותרת_-outline7" style:family="presentation" style:parent-style-name="שקופית_20_כותרת_5f_-outline6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8" style:display-name="שקופית כותרת_-outline8" style:family="presentation" style:parent-style-name="שקופית_20_כותרת_5f_-outline7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9" style:display-name="שקופית כותרת_-outline9" style:family="presentation" style:parent-style-name="שקופית_20_כותרת_5f_-outline8">
      <style:paragraph-properties fo:margin-top="0.1cm" fo:margin-bottom="0cm"/>
      <style:text-properties fo:font-size="20pt" style:font-size-asian="20pt" style:font-size-complex="20pt"/>
    </style:style>
    <style:style style:name="שקופית_20_כותרת_5f_-subtitle" style:display-name="שקופית כותרת_-subtitle" style:family="presentation">
      <style:graphic-properties draw:stroke="none" draw:fill="none" draw:textarea-vertical-align="middle">
        <text:list-style style:name="שקופית_20_כותרת_5f_-subtitle" style:display-name="שקופית כותרת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_5f_-title" style:display-name="שקופית כותרת_-title" style:family="presentation">
      <style:graphic-properties draw:stroke="none" draw:fill="none" draw:textarea-vertical-align="middle">
        <text:list-style style:name="שקופית_20_כותרת_5f_-title" style:display-name="שקופית כותרת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2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9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1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2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2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3.993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3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.085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4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.057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r11" style:family="presentation" style:parent-style-name="שני_20_תכנים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Mpr12" style:family="presentation" style:parent-style-name="שני_20_תכנים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שני_20_תכנים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4" style:family="presentation" style:parent-style-name="שני_20_תכנים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15" style:family="presentation" style:parent-style-name="שני_20_תכנים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r16" style:family="presentation" style:parent-style-name="כותרת_20_בלבד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Mpr17" style:family="presentation" style:parent-style-name="כותרת_20_בלבד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8" style:family="presentation" style:parent-style-name="כותרת_20_בלבד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כותרת_20_בלבד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20" style:family="presentation" style:parent-style-name="כותרת_20_בלבד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r21" style:family="presentation" style:parent-style-name="שקופית_20_כותרת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2" style:family="presentation" style:parent-style-name="שקופית_20_כותרת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שקופית_20_כותרת_5f_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Mpr24" style:family="presentation" style:parent-style-name="שקופית_20_כותרת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5" style:family="presentation" style:parent-style-name="שקופית_20_כותרת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center" style:writing-mode="rl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10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2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3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4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8" style:family="paragraph">
      <style:paragraph-properties fo:text-align="start"/>
    </style:style>
    <style:style style:name="MP19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0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22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loext:graphic-properties draw:fill="none"/>
      <style:paragraph-properties fo:margin-top="0cm" fo:margin-bottom="0cm" fo:line-height="100%" fo:text-align="center" style:writing-mode="rl-tb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de6f61" style:text-line-through-style="none" style:text-line-through-type="none" style:text-position="0% 100%" style:font-name="Arial2" fo:font-size="18pt" fo:letter-spacing="normal" fo:font-style="normal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696464" style:text-line-through-style="none" style:text-line-through-type="none" style:text-position="0% 100%" style:font-name="Arial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o">
        <style:list-level-properties text:space-before="3.176cm" text:min-label-width="0.634cm"/>
        <style:text-properties fo:font-family="StarSymbol" fo:color="#a28e6a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range-x-minimum="0" draw:handle-range-x-maximum="50000" draw:handle-position="?f2 0"/>
        </draw:enhanced-geometry>
      </draw:custom-shape>
      <draw:custom-shape draw:name="TextBox 6" draw:style-name="Mgr5" draw:text-style-name="MP7" draw:layer="backgroundobjects" drawooo:display="printer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range-x-minimum="0" draw:handle-range-x-maximum="50000" draw:handle-position="?f2 0"/>
        </draw:enhanced-geometry>
      </draw:custom-shape>
      <draw:frame draw:name="מציין מיקום של תאריך 27" presentation:style-name="Mpr1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21-04-07">7/4/21</text:date></text:span></text:p>
        </draw:text-box>
      </draw:frame>
      <draw:frame draw:name="מציין מיקום של כותרת תחתונה 16" presentation:style-name="Mpr1" draw:text-style-name="MP9" draw:layer="backgroundobjects" svg:width="12.911cm" svg:height="1.269cm" svg:x="0.635cm" svg:y="17.145cm" presentation:class="footer" presentation:user-transformed="true">
        <draw:text-box>
          <text:p text:style-name="MP8"><text:span text:style-name="MT3">.</text:span></text:p>
        </draw:text-box>
      </draw:frame>
      <draw:frame draw:name="מציין מיקום של מספר שקופית 28" presentation:style-name="Mpr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custom-shape draw:name="מלבן 6" draw:style-name="Mgr6" draw:text-style-name="MP12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7" draw:text-style-name="MP13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8" draw:text-style-name="MP14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6" draw:layer="backgroundobjects" svg:width="22.859cm" svg:height="4.082cm" svg:x="1.27cm" svg:y="4.183cm" presentation:class="title" presentation:user-transformed="true">
        <draw:text-box>
          <text:p text:style-name="MP15"><text:span text:style-name="MT5">ל</text:span><text:span text:style-name="MT5">ח</text:span><text:span text:style-name="MT5">ץ </text:span><text:span text:style-name="MT5">כד</text:span><text:span text:style-name="MT5">י </text:span><text:span text:style-name="MT5">לע</text:span><text:span text:style-name="MT5">רו</text:span><text:span text:style-name="MT5">ך </text:span><text:span text:style-name="MT5">סג</text:span><text:span text:style-name="MT5">נון </text:span><text:span text:style-name="MT5">כו</text:span><text:span text:style-name="MT5">ת</text:span><text:span text:style-name="MT5">ר</text:span><text:span text:style-name="MT5">ת </text:span><text:span text:style-name="MT5">ש</text:span><text:span text:style-name="MT5">ל </text:span><text:span text:style-name="MT5">ת</text:span><text:span text:style-name="MT5">בנ</text:span><text:span text:style-name="MT5">ית </text:span><text:span text:style-name="MT5">ב</text:span><text:span text:style-name="MT5">סי</text:span><text:span text:style-name="MT5">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range-x-minimum="0" draw:handle-range-x-maximum="50000" draw:handle-position="?f2 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6" draw:text-style-name="MP16" draw:layer="backgroundobjects" svg:width="23.706cm" svg:height="1.776cm" svg:x="0.847cm" svg:y="0.763cm" presentation:class="title" presentation:user-transformed="true">
        <draw:text-box>
          <text:p text:style-name="MP17"><text:span text:style-name="MT6">ל</text:span><text:span text:style-name="MT6">ח</text:span><text:span text:style-name="MT6">ץ </text:span><text:span text:style-name="MT6">כד</text:span><text:span text:style-name="MT6">י </text:span><text:span text:style-name="MT6">לע</text:span><text:span text:style-name="MT6">רו</text:span><text:span text:style-name="MT6">ך </text:span><text:span text:style-name="MT6">סג</text:span><text:span text:style-name="MT6">נון </text:span><text:span text:style-name="MT6">כו</text:span><text:span text:style-name="MT6">ת</text:span><text:span text:style-name="MT6">ר</text:span><text:span text:style-name="MT6">ת </text:span><text:span text:style-name="MT6">ש</text:span><text:span text:style-name="MT6">ל </text:span><text:span text:style-name="MT6">ת</text:span><text:span text:style-name="MT6">בנ</text:span><text:span text:style-name="MT6">ית </text:span><text:span text:style-name="MT6">ב</text:span><text:span text:style-name="MT6">סי</text:span><text:span text:style-name="MT6">ס</text:span></text:p>
        </draw:text-box>
      </draw:frame>
      <draw:frame draw:name="מציין מיקום של מספר שקופית 5" presentation:style-name="Mpr7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מציין מיקום תוכן 7" presentation:style-name="Mpr8" draw:text-style-name="MP21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</text:span><text:span text:style-name="MT7">לחץ כדי לערוך </text:span><text:span text:style-name="MT7">סגנונות טקסט של תבנית בסיס</text:span></text:p>
                                      <text:list>
                                        <text:list-item>
                                          <text:p text:style-name="MP19"><text:span text:style-name="MT8">רמה שנייה</text:span></text:p>
                                          <text:list>
                                            <text:list-item>
                                              <text:p text:style-name="MP19"><text:span text:style-name="MT9">רמה שלישית</text:span></text:p>
                                              <text:list>
                                                <text:list-item>
                                                  <text:p text:style-name="MP20"><text:span text:style-name="MT9">רמה רביעית</text:span></text:p>
                                                </text:list-item>
                                                <text:list-item>
                                                  <text:p text:style-name="MP20"><text:span text:style-name="MT9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212cm" svg:height="10.659cm" svg:x="2.753cm" svg:y="2.16cm" presentation:class="page"/>
        <draw:frame presentation:style-name="כותרת_20_ותוכן-notes" draw:layer="backgroundobjects" svg:width="15.775cm" svg:height="12.792cm" svg:x="1.972cm" svg:y="13.503cm" presentation:class="notes" presentation:placeholder="true">
          <draw:text-box/>
        </draw:frame>
        <draw:frame presentation:style-name="Mpr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ני_20_תכנים" style:display-name="שני תכנים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range-x-minimum="0" draw:handle-range-x-maximum="50000" draw:handle-position="?f2 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11" draw:text-style-name="MP16" draw:layer="backgroundobjects" svg:width="24.129cm" svg:height="1.988cm" svg:x="0.635cm" svg:y="0.763cm" presentation:class="title" presentation:user-transformed="true">
        <draw:text-box>
          <text:p text:style-name="MP17"><text:span text:style-name="MT6">ל</text:span><text:span text:style-name="MT6">ח</text:span><text:span text:style-name="MT6">ץ </text:span><text:span text:style-name="MT6">כד</text:span><text:span text:style-name="MT6">י </text:span><text:span text:style-name="MT6">לע</text:span><text:span text:style-name="MT6">רו</text:span><text:span text:style-name="MT6">ך </text:span><text:span text:style-name="MT6">סג</text:span><text:span text:style-name="MT6">נון </text:span><text:span text:style-name="MT6">כו</text:span><text:span text:style-name="MT6">ת</text:span><text:span text:style-name="MT6">ר</text:span><text:span text:style-name="MT6">ת </text:span><text:span text:style-name="MT6">ש</text:span><text:span text:style-name="MT6">ל </text:span><text:span text:style-name="MT6">ת</text:span><text:span text:style-name="MT6">בנ</text:span><text:span text:style-name="MT6">ית </text:span><text:span text:style-name="MT6">ב</text:span><text:span text:style-name="MT6">סי</text:span><text:span text:style-name="MT6">ס</text:span></text:p>
        </draw:text-box>
      </draw:frame>
      <draw:frame draw:name="מציין מיקום של מספר שקופית 6" presentation:style-name="Mpr1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מציין מיקום תוכן 8" presentation:style-name="Mpr13" draw:text-style-name="MP21" draw:layer="backgroundobjects" svg:width="11.641cm" svg:height="15.451cm" svg:x="0.635cm" svg:y="2.752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</text:span><text:span text:style-name="MT7">לחץ כדי לערוך </text:span><text:span text:style-name="MT7">סגנונות טקסט של תבנית בסיס</text:span></text:p>
                                      <text:list>
                                        <text:list-item>
                                          <text:p text:style-name="MP19"><text:span text:style-name="MT8">רמה שנייה</text:span></text:p>
                                          <text:list>
                                            <text:list-item>
                                              <text:p text:style-name="MP19"><text:span text:style-name="MT9">רמה שלישית</text:span></text:p>
                                              <text:list>
                                                <text:list-item>
                                                  <text:p text:style-name="MP20"><text:span text:style-name="MT9">רמה רביעית</text:span></text:p>
                                                </text:list-item>
                                                <text:list-item>
                                                  <text:p text:style-name="MP20"><text:span text:style-name="MT9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תוכן 10" presentation:style-name="Mpr13" draw:text-style-name="MP21" draw:layer="backgroundobjects" svg:width="12.487cm" svg:height="15.451cm" svg:x="12.277cm" svg:y="2.752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2"><text:span text:style-name="MT7">Seventh Outline Level</text:span><text:span text:style-name="MT7">לחץ כדי לערוך סגנונות טקסט של </text:span><text:span text:style-name="MT7">תבנית בסיס</text:span></text:p>
          <text:list text:style-name="ML4">
            <text:list-item>
              <text:list>
                <text:list-item>
                  <text:p text:style-name="MP20"><text:span text:style-name="MT8">רמה שנייה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0"><text:span text:style-name="MT9">רמה שלישית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9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9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שני_20_תכנים-title" draw:layer="backgroundobjects" svg:width="14.212cm" svg:height="10.659cm" svg:x="2.753cm" svg:y="2.16cm" presentation:class="page"/>
        <draw:frame presentation:style-name="שני_20_תכנים-notes" draw:layer="backgroundobjects" svg:width="15.775cm" svg:height="12.792cm" svg:x="1.972cm" svg:y="13.503cm" presentation:class="notes" presentation:placeholder="true">
          <draw:text-box/>
        </draw:frame>
        <draw:frame presentation:style-name="Mpr14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בלבד" style:display-name="כותרת בלבד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range-x-minimum="0" draw:handle-range-x-maximum="50000" draw:handle-position="?f2 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16" draw:text-style-name="MP16" draw:layer="backgroundobjects" svg:width="24.129cm" svg:height="1.988cm" svg:x="0.635cm" svg:y="0.763cm" presentation:class="title" presentation:user-transformed="true">
        <draw:text-box>
          <text:p text:style-name="MP17"><text:span text:style-name="MT6">ל</text:span><text:span text:style-name="MT6">ח</text:span><text:span text:style-name="MT6">ץ </text:span><text:span text:style-name="MT6">כד</text:span><text:span text:style-name="MT6">י </text:span><text:span text:style-name="MT6">לע</text:span><text:span text:style-name="MT6">רו</text:span><text:span text:style-name="MT6">ך </text:span><text:span text:style-name="MT6">סג</text:span><text:span text:style-name="MT6">נון </text:span><text:span text:style-name="MT6">כו</text:span><text:span text:style-name="MT6">ת</text:span><text:span text:style-name="MT6">ר</text:span><text:span text:style-name="MT6">ת </text:span><text:span text:style-name="MT6">ש</text:span><text:span text:style-name="MT6">ל </text:span><text:span text:style-name="MT6">ת</text:span><text:span text:style-name="MT6">בנ</text:span><text:span text:style-name="MT6">ית </text:span><text:span text:style-name="MT6">ב</text:span><text:span text:style-name="MT6">סי</text:span><text:span text:style-name="MT6">ס</text:span></text:p>
        </draw:text-box>
      </draw:frame>
      <draw:frame draw:name="מציין מיקום של תאריך 2" presentation:style-name="Mpr17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21-04-07">7/4/21</text:date></text:span></text:p>
        </draw:text-box>
      </draw:frame>
      <draw:frame draw:name="מציין מיקום של כותרת תחתונה 3" presentation:style-name="Mpr17" draw:text-style-name="MP9" draw:layer="backgroundobjects" svg:width="12.911cm" svg:height="1.269cm" svg:x="0.635cm" svg:y="17.145cm" presentation:class="footer" presentation:user-transformed="true">
        <draw:text-box>
          <text:p/>
        </draw:text-box>
      </draw:frame>
      <draw:frame draw:name="מציין מיקום של מספר שקופית 4" presentation:style-name="Mpr18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presentation:style-name="כותרת_20_בלבד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כותרת_20_בלבד-title" draw:layer="backgroundobjects" svg:width="14.212cm" svg:height="10.659cm" svg:x="2.753cm" svg:y="2.16cm" presentation:class="page"/>
        <draw:frame presentation:style-name="כותרת_20_בלבד-notes" draw:layer="backgroundobjects" svg:width="15.775cm" svg:height="12.792cm" svg:x="1.972cm" svg:y="13.503cm" presentation:class="notes" presentation:placeholder="true">
          <draw:text-box/>
        </draw:frame>
        <draw:frame presentation:style-name="Mpr1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קופית_20_כותרת_5f_" style:display-name="שקופית כותרת_" style:page-layout-name="PM1" draw:style-name="Mdp1">
      <draw:custom-shape draw:name="מלבן 8" draw:style-name="Mgr9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10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range-x-minimum="0" draw:handle-range-x-maximum="50000" draw:handle-position="?f2 0"/>
        </draw:enhanced-geometry>
      </draw:custom-shape>
      <draw:custom-shape draw:name="TextBox 6" draw:style-name="Mgr5" draw:text-style-name="MP23" draw:layer="backgroundobjects" drawooo:display="printer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1" draw:style-name="Mgr9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11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range-x-minimum="0" draw:handle-range-x-maximum="50000" draw:handle-position="?f2 0"/>
        </draw:enhanced-geometry>
      </draw:custom-shape>
      <draw:frame draw:name="מציין מיקום של תאריך 27" presentation:style-name="Mpr21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21-04-07">7/4/21</text:date></text:span></text:p>
        </draw:text-box>
      </draw:frame>
      <draw:frame draw:name="מציין מיקום של כותרת תחתונה 16" presentation:style-name="Mpr21" draw:text-style-name="MP9" draw:layer="backgroundobjects" svg:width="12.911cm" svg:height="1.269cm" svg:x="0.635cm" svg:y="17.145cm" presentation:class="footer" presentation:user-transformed="true">
        <draw:text-box>
          <text:p text:style-name="MP8"><text:span text:style-name="MT3">.</text:span></text:p>
        </draw:text-box>
      </draw:frame>
      <draw:frame draw:name="מציין מיקום של מספר שקופית 28" presentation:style-name="Mpr2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custom-shape draw:name="מלבן 6" draw:style-name="Mgr12" draw:text-style-name="MP12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13" draw:text-style-name="MP13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14" draw:text-style-name="MP14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23" draw:text-style-name="MP16" draw:layer="backgroundobjects" svg:width="22.859cm" svg:height="4.082cm" svg:x="1.27cm" svg:y="4.183cm" presentation:class="title" presentation:user-transformed="true">
        <draw:text-box>
          <text:p text:style-name="MP15"><text:span text:style-name="MT5">ל</text:span><text:span text:style-name="MT5">ח</text:span><text:span text:style-name="MT5">ץ </text:span><text:span text:style-name="MT5">כד</text:span><text:span text:style-name="MT5">י </text:span><text:span text:style-name="MT5">לע</text:span><text:span text:style-name="MT5">רו</text:span><text:span text:style-name="MT5">ך </text:span><text:span text:style-name="MT5">סג</text:span><text:span text:style-name="MT5">נון </text:span><text:span text:style-name="MT5">כו</text:span><text:span text:style-name="MT5">ת</text:span><text:span text:style-name="MT5">ר</text:span><text:span text:style-name="MT5">ת </text:span><text:span text:style-name="MT5">ש</text:span><text:span text:style-name="MT5">ל </text:span><text:span text:style-name="MT5">ת</text:span><text:span text:style-name="MT5">בנ</text:span><text:span text:style-name="MT5">ית </text:span><text:span text:style-name="MT5">ב</text:span><text:span text:style-name="MT5">סי</text:span><text:span text:style-name="MT5">ס</text:span></text:p>
        </draw:text-box>
      </draw:frame>
      <draw:frame presentation:style-name="שקופית_20_כותרת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_5f_-title" draw:layer="backgroundobjects" svg:width="14.848cm" svg:height="11.136cm" svg:x="3.075cm" svg:y="2.257cm" presentation:class="page"/>
        <draw:frame presentation:style-name="שקופית_20_כותרת_5f_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History</dc:title>
    <meta:initial-creator>zomet</meta:initial-creator>
    <meta:editing-cycles>1391</meta:editing-cycles>
    <meta:print-date>1999-11-04T13:06:28</meta:print-date>
    <meta:creation-date>1999-10-10T10:49:40</meta:creation-date>
    <dc:date>2021-04-07T12:39:35.235053538</dc:date>
    <meta:editing-duration>P29DT11H11M17S</meta:editing-duration>
    <meta:generator>LibreOffice/6.4.6.2$Linux_X86_64 LibreOffice_project/40$Build-2</meta:generator>
    <dc:creator>Erel Segal-Halevi</dc:creator>
    <meta:document-statistic meta:object-count="415"/>
    <meta:user-defined meta:name="AppVersion">16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73</meta:user-defined>
    <meta:user-defined meta:name="Other" meta:value-type="string"/>
    <meta:user-defined meta:name="OutputDir" meta:value-type="string">c:\temp</meta:user-defined>
    <meta:user-defined meta:name="PresentationFormat" meta:value-type="string">‫הצגה על המסך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127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